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04.91pt"/>
    </style:style>
    <style:style style:name="ro1" style:family="table-row">
      <style:table-row-properties style:row-height="1134pt" fo:break-before="auto" style:use-optimal-row-height="false"/>
    </style:style>
    <style:style style:name="ro2" style:family="table-row">
      <style:table-row-properties style:row-height="112.51pt" fo:break-before="auto" style:use-optimal-row-height="false"/>
    </style:style>
    <style:style style:name="ro3" style:family="table-row">
      <style:table-row-properties style:row-height="15.76pt" fo:break-before="auto" style:use-optimal-row-height="true"/>
    </style:style>
    <style:style style:name="ro4" style:family="table-row">
      <style:table-row-properties style:row-height="15.76pt" fo:break-before="auto" style:use-optimal-row-height="false"/>
    </style:style>
    <style:style style:name="ta1" style:family="table" style:master-page-name="PageStyle_5f_VOGUE_20__20_booth_20_rental_20_Culver_20_City">
      <style:table-properties table:display="true" style:writing-mode="lr-tb"/>
    </style:style>
    <style:style style:name="ce1" style:family="table-cell" style:parent-style-name="Default">
      <style:table-cell-properties fo:border="none" style:rotation-align="non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1856.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OGUE  booth rental Culver City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table:style-name="ce1" table:formula="of:=HYPERLINK(&quot;https://sites.google.com/view/photoboothrentallongbeach/home&quot;; image(&quot;https://lh3.googleusercontent.com/d/1Ub_baxN1yIKa7z6PHbWKiQ5Hv3QmkYdb&quot;))" office:value-type="string" office:string-value="" calcext:value-type="error" table:number-columns-spanned="26" table:number-rows-spanned="1">
            <office:annotation draw:style-name="gr1" draw:text-style-name="P2" svg:width="315.35pt" svg:height="2840.31pt" svg:x="81.38pt" svg:y="5652.34pt" draw:caption-point-x="1776.98pt" draw:caption-point-y="-5652.06pt">
              <dc:date>2024-07-25T00:00:00</dc:date>
              <text:p text:style-name="P1">link https://sites.google.com/view/culvercityphotoboothrentals/culver-city-photo-booths</text:p>
              <text:p text:style-name="P1"><text:tab/>-Erin Edwards</text:p>
              <text:p text:style-name="P1">----</text:p>
              <text:p text:style-name="P1">document pub https://docs.google.com/document/d/12Vd4kvkDuGIAH9-3Ve61LgYGUU8n2Zg1OrV-AlfkkfQ/pub</text:p>
              <text:p text:style-name="P1"/>
              <text:p text:style-name="P1"><text:s/>document view https://docs.google.com/document/d/12Vd4kvkDuGIAH9-3Ve61LgYGUU8n2Zg1OrV-AlfkkfQ/view</text:p>
              <text:p text:style-name="P1"/>
              <text:p text:style-name="P1"><text:s/>link https://sites.google.com/view/vogue-booth-rental-los-angeles/home</text:p>
              <text:p text:style-name="P1"/>
              <text:p text:style-name="P1"><text:s/>link https://sites.google.com/view/brea-photo-booth-rental/home</text:p>
              <text:p text:style-name="P1"/>
              <text:p text:style-name="P1"><text:s/>link https://sites.google.com/view/culvercityphotoboothrentals/home</text:p>
              <text:p text:style-name="P1"/>
              <text:p text:style-name="P1"><text:s/>link https://sites.google.com/view/culvercityphotoboothrentals</text:p>
              <text:p text:style-name="P1"/>
              <text:p text:style-name="P1"><text:s/>link https://sites.google.com/view/culvercityphotoboothrentals/culver-city-photo-booths</text:p>
              <text:p text:style-name="P1"/>
              <text:p text:style-name="P1"><text:s/>document https://docs.google.com/document/d/1OurIIGxKSc-au0uo3Y6FF_-8AgCUh3H_67BuktrIpC8/edit?usp=sharing</text:p>
              <text:p text:style-name="P1"/>
              <text:p text:style-name="P1"><text:s/>document pub https://docs.google.com/document/d/1OurIIGxKSc-au0uo3Y6FF_-8AgCUh3H_67BuktrIpC8/pub</text:p>
              <text:p text:style-name="P1"/>
              <text:p text:style-name="P1"><text:s/>document view https://docs.google.com/document/d/1OurIIGxKSc-au0uo3Y6FF_-8AgCUh3H_67BuktrIpC8/view</text:p>
              <text:p text:style-name="P1"/>
              <text:p text:style-name="P1"><text:s/>document https://docs.google.com/document/d/1w_rV3W5eg-EMlIZSEjUCvbKQNzN-MHuzLuhl8OhTP5w/edit?usp=sharing</text:p>
              <text:p text:style-name="P1"/>
              <text:p text:style-name="P1"><text:s/>document pub https://docs.google.com/document/d/1w_rV3W5eg-EMlIZSEjUCvbKQNzN-MHuzLuhl8OhTP5w/pub</text:p>
              <text:p text:style-name="P1"/>
              <text:p text:style-name="P1"><text:s/>document view https://docs.google.com/document/d/1w_rV3W5eg-EMlIZSEjUCvbKQNzN-MHuzLuhl8OhTP5w/view</text:p>
              <text:p text:style-name="P1"/>
              <text:p text:style-name="P1"><text:s/>link https://sites.google.com/view/vogue-booth-rental-los-angeles/home</text:p>
              <text:p text:style-name="P1"/>
              <text:p text:style-name="P1"><text:s/>link https://sites.google.com/view/brea-photo-booth-rental/home</text:p>
              <text:p text:style-name="P1"/>
              <text:p text:style-name="P1"><text:s/>link https://sites.google.com/view/culvercityphotoboothrentals/home</text:p>
              <text:p text:style-name="P1"/>
              <text:p text:style-name="P1"><text:s/>link https://sites.google.com/view/culvercityphotoboothrentals</text:p>
              <text:p text:style-name="P1"><text:tab/>-Erin Edwards</text:p>
              <text:p text:style-name="P1">----</text:p>
              <text:p text:style-name="P1">document https://docs.google.com/document/d/1IMw3wmqP-6oEkKv12ApssVXIm3gSnFM2MTOKjoMZUag/edit?usp=sharing</text:p>
              <text:p text:style-name="P1"/>
              <text:p text:style-name="P1"><text:s/>document pub https://docs.google.com/document/d/1IMw3wmqP-6oEkKv12ApssVXIm3gSnFM2MTOKjoMZUag/pub</text:p>
              <text:p text:style-name="P1"/>
              <text:p text:style-name="P1"><text:s/>document view https://docs.google.com/document/d/1IMw3wmqP-6oEkKv12ApssVXIm3gSnFM2MTOKjoMZUag/view</text:p>
              <text:p text:style-name="P1"/>
              <text:p text:style-name="P1"><text:s/>document https://docs.google.com/document/d/1U_VCZdmAIJS2Hx-nDcQGF_1NlumwduyW6SXj30Tubd0/edit?usp=sharing</text:p>
              <text:p text:style-name="P1"/>
              <text:p text:style-name="P1"><text:s/>document pub https://docs.google.com/document/d/1U_VCZdmAIJS2Hx-nDcQGF_1NlumwduyW6SXj30Tubd0/pub</text:p>
              <text:p text:style-name="P1"/>
              <text:p text:style-name="P1"><text:s/>document view https://docs.google.com/document/d/1U_VCZdmAIJS2Hx-nDcQGF_1NlumwduyW6SXj30Tubd0/view</text:p>
              <text:p text:style-name="P1"/>
              <text:p text:style-name="P1"><text:s/>document https://docs.google.com/document/d/1Kla1TkLYvzP7G9RIJQRL8hm2sORpzWTDlnFTKL4BVik/edit?usp=sharing</text:p>
              <text:p text:style-name="P1"/>
              <text:p text:style-name="P1"><text:s/>document pub https://docs.google.com/document/d/1Kla1TkLYvzP7G9RIJQRL8hm2sORpzWTDlnFTKL4BVik/pub</text:p>
              <text:p text:style-name="P1"/>
              <text:p text:style-name="P1"><text:s/>document view https://docs.google.com/document/d/1Kla1TkLYvzP7G9RIJQRL8hm2sORpzWTDlnFTKL4BVik/view</text:p>
              <text:p text:style-name="P1"/>
              <text:p text:style-name="P1"><text:s/>link https://sites.google.com/view/vogue-booth-rental-los-angeles/home</text:p>
              <text:p text:style-name="P1"/>
              <text:p text:style-name="P1"><text:s/>link https://sites.google.com/view/brea-photo-booth-rental/home</text:p>
              <text:p text:style-name="P1"/>
              <text:p text:style-name="P1"><text:s/>link https://sites.google.com/view/culvercityphotoboothrentals/home</text:p>
              <text:p text:style-name="P1"/>
              <text:p text:style-name="P1"><text:s/>link https://sites.google.com/view/culvercityphotoboothrentals</text:p>
              <text:p text:style-name="P1"/>
              <text:p text:style-name="P1"><text:s/>link https://sites.google.com/view/culvercityphotoboothrentals/culver-city-photo-booths</text:p>
              <text:p text:style-name="P1"/>
              <text:p text:style-name="P1"><text:s/>document https://docs.google.com/document/d/1MBd11Y6mTL6_MtK9lqi2wtmxVwV7kMvJuyZvLa3-QT8/edit?usp=sharing</text:p>
              <text:p text:style-name="P1"/>
              <text:p text:style-name="P1"><text:s/>document pub https://docs.google.com/document/d/1MBd11Y6mTL6_MtK9lqi2wtmxVwV7kMvJuyZvLa3-QT8/pub</text:p>
              <text:p text:style-name="P1"/>
              <text:p text:style-name="P1"><text:s/>document view https://docs.google.com/document/d/1MBd11Y6mTL6_MtK9lqi2wtmxVwV7kMvJuyZvLa3-QT8/view</text:p>
              <text:p text:style-name="P1"/>
              <text:p text:style-name="P1"><text:s/>document https://docs.google.com/document/d/1yM-0ICXnirsRmFHrpJgypy7xvHgB_CePnu1qcCR4XVw/edit?usp=sharing</text:p>
              <text:p text:style-name="P1"/>
              <text:p text:style-name="P1"><text:s/>document pub https://docs.google.com/document/d/1yM-0ICXnirsRmFHrpJgypy7xvHgB_CePnu1qcCR4XVw/pub</text:p>
              <text:p text:style-name="P1"/>
              <text:p text:style-name="P1"><text:s/>document view https://docs.google.com/document/d/1yM-0ICXnirsRmFHrpJgypy7xvHgB_CePnu1qcCR4XVw/view</text:p>
              <text:p text:style-name="P1"/>
              <text:p text:style-name="P1"><text:s/>document https://docs.google.com/document/d/12Vd4kvkDuGIAH9-3Ve61LgYGUU8n2Zg1OrV-AlfkkfQ/edit?usp=sharing</text:p>
              <text:p text:style-name="P1"><text:tab/>-Erin Edwards</text:p>
              <text:p text:style-name="P1">----</text:p>
              <text:p text:style-name="P1">document https://docs.google.com/document/d/1xta4Yron3I_jllEDNGKgKYQ26EL1B5W8FK-iNCiRzE8/edit?usp=sharing</text:p>
              <text:p text:style-name="P1"/>
              <text:p text:style-name="P1"><text:s/>document pub https://docs.google.com/document/d/1xta4Yron3I_jllEDNGKgKYQ26EL1B5W8FK-iNCiRzE8/pub</text:p>
              <text:p text:style-name="P1"/>
              <text:p text:style-name="P1"><text:s/>document view https://docs.google.com/document/d/1xta4Yron3I_jllEDNGKgKYQ26EL1B5W8FK-iNCiRzE8/view</text:p>
              <text:p text:style-name="P1"/>
              <text:p text:style-name="P1"><text:s/>link https://sites.google.com/view/vogue-booth-rental-los-angeles/home</text:p>
              <text:p text:style-name="P1"/>
              <text:p text:style-name="P1"><text:s/>link https://sites.google.com/view/brea-photo-booth-rental/home</text:p>
              <text:p text:style-name="P1"/>
              <text:p text:style-name="P1"><text:s/>link https://sites.google.com/view/culvercityphotoboothrentals/home</text:p>
              <text:p text:style-name="P1"/>
              <text:p text:style-name="P1"><text:s/>link https://sites.google.com/view/culvercityphotoboothrentals</text:p>
              <text:p text:style-name="P1"/>
              <text:p text:style-name="P1"><text:s/>link https://sites.google.com/view/culvercityphotoboothrentals/culver-city-photo-booths</text:p>
              <text:p text:style-name="P1"/>
              <text:p text:style-name="P1"><text:s/>document https://docs.google.com/document/d/1CGx_RcvReuQv2bwu6VLEC5lrlg3mmx84dUMmGCPfJ7U/edit?usp=sharing</text:p>
              <text:p text:style-name="P1"/>
              <text:p text:style-name="P1"><text:s/>document pub https://docs.google.com/document/d/1CGx_RcvReuQv2bwu6VLEC5lrlg3mmx84dUMmGCPfJ7U/pub</text:p>
              <text:p text:style-name="P1"/>
              <text:p text:style-name="P1"><text:s/>document view https://docs.google.com/document/d/1CGx_RcvReuQv2bwu6VLEC5lrlg3mmx84dUMmGCPfJ7U/view</text:p>
              <text:p text:style-name="P1"/>
              <text:p text:style-name="P1"><text:s/>document https://docs.google.com/document/d/1hqX7lSzgEMkDjSe8aZjlRB-YA-n3ANYGUCgSf-Si8Cs/edit?usp=sharing</text:p>
              <text:p text:style-name="P1"/>
              <text:p text:style-name="P1"><text:s/>document pub https://docs.google.com/document/d/1hqX7lSzgEMkDjSe8aZjlRB-YA-n3ANYGUCgSf-Si8Cs/pub</text:p>
              <text:p text:style-name="P1"/>
              <text:p text:style-name="P1"><text:s/>document view https://docs.google.com/document/d/1hqX7lSzgEMkDjSe8aZjlRB-YA-n3ANYGUCgSf-Si8Cs/view</text:p>
              <text:p text:style-name="P1"/>
              <text:p text:style-name="P1"><text:s/>document https://docs.google.com/document/d/1kMH6fxLAWxV4QNx5xo3DZHagPFhh9cr7m5Z8a5C5VU8/edit?usp=sharing</text:p>
              <text:p text:style-name="P1"/>
              <text:p text:style-name="P1"><text:s/>document pub https://docs.google.com/document/d/1kMH6fxLAWxV4QNx5xo3DZHagPFhh9cr7m5Z8a5C5VU8/pub</text:p>
              <text:p text:style-name="P1"/>
              <text:p text:style-name="P1"><text:s/>document view https://docs.google.com/document/d/1kMH6fxLAWxV4QNx5xo3DZHagPFhh9cr7m5Z8a5C5VU8/view</text:p>
              <text:p text:style-name="P1"/>
              <text:p text:style-name="P1"><text:s/>link https://sites.google.com/view/vogue-booth-rental-los-angeles/home</text:p>
              <text:p text:style-name="P1"/>
              <text:p text:style-name="P1"><text:s/>link https://sites.google.com/view/brea-photo-booth-rental/home</text:p>
              <text:p text:style-name="P1"/>
              <text:p text:style-name="P1"><text:s/>link https://sites.google.com/view/culvercityphotoboothrentals/home</text:p>
              <text:p text:style-name="P1"/>
              <text:p text:style-name="P1"><text:s/>link https://sites.google.com/view/culvercityphotoboothrentals</text:p>
              <text:p text:style-name="P1"/>
              <text:p text:style-name="P1"><text:s/>link https://sites.google.com/view/culvercityphotoboothrentals/culver-city-photo-booths</text:p>
              <text:p text:style-name="P1"><text:tab/>-Erin Edwards</text:p>
              <text:p text:style-name="P1">----</text:p>
              <text:p text:style-name="P1">link https://sites.google.com/view/culvercityphotoboothrentals/culver-city-photo-booths</text:p>
              <text:p text:style-name="P1"/>
              <text:p text:style-name="P1"><text:s/>document https://docs.google.com/document/d/1rPf_9Lzbwe7_0grCPpX7h_Zv8nOjT7qjlzArdALgUMM/edit?usp=sharing</text:p>
              <text:p text:style-name="P1"/>
              <text:p text:style-name="P1"><text:s/>document pub https://docs.google.com/document/d/1rPf_9Lzbwe7_0grCPpX7h_Zv8nOjT7qjlzArdALgUMM/pub</text:p>
              <text:p text:style-name="P1"/>
              <text:p text:style-name="P1"><text:s/>document view https://docs.google.com/document/d/1rPf_9Lzbwe7_0grCPpX7h_Zv8nOjT7qjlzArdALgUMM/view</text:p>
              <text:p text:style-name="P1"/>
              <text:p text:style-name="P1"><text:s/>document https://docs.google.com/document/d/1IMyj16fTib7PDRNRMT4FqUQOWAlHCzlTwmYZRA0_73A/edit?usp=sharing</text:p>
              <text:p text:style-name="P1"/>
              <text:p text:style-name="P1"><text:s/>document pub https://docs.google.com/document/d/1IMyj16fTib7PDRNRMT4FqUQOWAlHCzlTwmYZRA0_73A/pub</text:p>
              <text:p text:style-name="P1"/>
              <text:p text:style-name="P1"><text:s/>document view https://docs.google.com/document/d/1IMyj16fTib7PDRNRMT4FqUQOWAlHCzlTwmYZRA0_73A/view</text:p>
              <text:p text:style-name="P1"/>
              <text:p text:style-name="P1"><text:s/>document https://docs.google.com/document/d/1ksdNulBp5q3wO581AstuaE1i9RAXCoeqQjrun27K7mY/edit?usp=sharing</text:p>
              <text:p text:style-name="P1"/>
              <text:p text:style-name="P1"><text:s/>document pub https://docs.google.com/document/d/1ksdNulBp5q3wO581AstuaE1i9RAXCoeqQjrun27K7mY/pub</text:p>
              <text:p text:style-name="P1"/>
              <text:p text:style-name="P1"><text:s/>document view https://docs.google.com/document/d/1ksdNulBp5q3wO581AstuaE1i9RAXCoeqQjrun27K7mY/view</text:p>
              <text:p text:style-name="P1"/>
              <text:p text:style-name="P1"><text:s/>link https://sites.google.com/view/vogue-booth-rental-los-angeles/home</text:p>
              <text:p text:style-name="P1"/>
              <text:p text:style-name="P1"><text:s/>link https://sites.google.com/view/brea-photo-booth-rental/home</text:p>
              <text:p text:style-name="P1"/>
              <text:p text:style-name="P1"><text:s/>link https://sites.google.com/view/culvercityphotoboothrentals/home</text:p>
              <text:p text:style-name="P1"/>
              <text:p text:style-name="P1"><text:s/>link https://sites.google.com/view/culvercityphotoboothrentals</text:p>
              <text:p text:style-name="P1"/>
              <text:p text:style-name="P1"><text:s/>link https://sites.google.com/view/culvercityphotoboothrentals/culver-city-photo-booths</text:p>
              <text:p text:style-name="P1"/>
              <text:p text:style-name="P1"><text:s/>document https://docs.google.com/document/d/1EXxLJaCUNIS3SoOu6xeHIxhNnq0-eP-MNtqq3ii3Ygc/edit?usp=sharing</text:p>
              <text:p text:style-name="P1"/>
              <text:p text:style-name="P1"><text:s/>document pub https://docs.google.com/document/d/1EXxLJaCUNIS3SoOu6xeHIxhNnq0-eP-MNtqq3ii3Ygc/pub</text:p>
              <text:p text:style-name="P1"/>
              <text:p text:style-name="P1"><text:s/>document view https://docs.google.com/document/d/1EXxLJaCUNIS3SoOu6xeHIxhNnq0-eP-MNtqq3ii3Ygc/view</text:p>
              <text:p text:style-name="P1"/>
              <text:p text:style-name="P1"><text:s/>document https://docs.google.com/document/d/1XN9CEj_HBjmaHFJSXYUiN3LKk1QKCrSnxkMPF4DA0Bg/edit?usp=sharing</text:p>
              <text:p text:style-name="P1"/>
              <text:p text:style-name="P1"><text:s/>document pub https://docs.google.com/document/d/1XN9CEj_HBjmaHFJSXYUiN3LKk1QKCrSnxkMPF4DA0Bg/pub</text:p>
              <text:p text:style-name="P1"/>
              <text:p text:style-name="P1"><text:s/>document view https://docs.google.com/document/d/1XN9CEj_HBjmaHFJSXYUiN3LKk1QKCrSnxkMPF4DA0Bg/view</text:p>
              <text:p text:style-name="P1"><text:tab/>-Erin Edwards</text:p>
              <text:p text:style-name="P1">----</text:p>
              <text:p text:style-name="P1">sheet https://docs.google.com/spreadsheets/d/1fdNqaXLrejqq-PLy5IWZnb3vtdJIpfgKAOoJZaTu8rU/edit#gid=0</text:p>
              <text:p text:style-name="P1"/>
              <text:p text:style-name="P1"><text:s/>sheet https://docs.google.com/spreadsheets/d/1fdNqaXLrejqq-PLy5IWZnb3vtdJIpfgKAOoJZaTu8rU/edit#gid=365664775</text:p>
              <text:p text:style-name="P1"/>
              <text:p text:style-name="P1"><text:s/>sheet https://docs.google.com/spreadsheets/d/1fdNqaXLrejqq-PLy5IWZnb3vtdJIpfgKAOoJZaTu8rU/edit#gid=1449586234</text:p>
              <text:p text:style-name="P1"/>
              <text:p text:style-name="P1"><text:s/>sheet https://docs.google.com/spreadsheets/d/1fdNqaXLrejqq-PLy5IWZnb3vtdJIpfgKAOoJZaTu8rU/edit#gid=365172716</text:p>
              <text:p text:style-name="P1"/>
              <text:p text:style-name="P1"><text:s/>sheet https://docs.google.com/spreadsheets/d/1fdNqaXLrejqq-PLy5IWZnb3vtdJIpfgKAOoJZaTu8rU/edit#gid=1846943574</text:p>
              <text:p text:style-name="P1"/>
              <text:p text:style-name="P1"><text:s/>folder HTML https://drive.google.com/drive/folders/1YT7Rz5LYSkleikCurGVljPzIKipMFDDj?usp=sharing</text:p>
              <text:p text:style-name="P1"/>
              <text:p text:style-name="P1"><text:s/>HTML https://drive.google.com/file/d/16pTsAbAnz99X6a6UXxeS2RnQ3BJmjphB/view?usp=sharing</text:p>
              <text:p text:style-name="P1"/>
              <text:p text:style-name="P1"><text:s/>folder Microsoft Files https://drive.google.com/drive/folders/1-xzqyJEfsenlzt6Q-qbqBtIOOaI2US_3?usp=sharing</text:p>
              <text:p text:style-name="P1"/>
              <text:p text:style-name="P1"><text:s/>document https://docs.google.com/document/d/1w2Zwwy_Lt24sb2CZONvmxORGguk8FT8qaf-N-DdohmY/edit?usp=sharing</text:p>
              <text:p text:style-name="P1"/>
              <text:p text:style-name="P1"><text:s/>document pub https://docs.google.com/document/d/1w2Zwwy_Lt24sb2CZONvmxORGguk8FT8qaf-N-DdohmY/pub</text:p>
              <text:p text:style-name="P1"/>
              <text:p text:style-name="P1"><text:s/>document view https://docs.google.com/document/d/1w2Zwwy_Lt24sb2CZONvmxORGguk8FT8qaf-N-DdohmY/view</text:p>
              <text:p text:style-name="P1"/>
              <text:p text:style-name="P1"><text:s/>document https://docs.google.com/document/d/1jJnlL7sbAu5_E9Jf9bCu7OlaAbACyH0X9TsaQc1gPgA/edit?usp=sharing</text:p>
              <text:p text:style-name="P1"/>
              <text:p text:style-name="P1"><text:s/>document pub https://docs.google.com/document/d/1jJnlL7sbAu5_E9Jf9bCu7OlaAbACyH0X9TsaQc1gPgA/pub</text:p>
              <text:p text:style-name="P1"/>
              <text:p text:style-name="P1"><text:s/>document view https://docs.google.com/document/d/1jJnlL7sbAu5_E9Jf9bCu7OlaAbACyH0X9TsaQc1gPgA/view</text:p>
              <text:p text:style-name="P1"/>
              <text:p text:style-name="P1"><text:s/>document https://docs.google.com/document/d/1vilLkUPS8f0XX-MIwk7zH1CihOkR4xry7JrX26SghVU/edit?usp=sharing</text:p>
              <text:p text:style-name="P1"/>
              <text:p text:style-name="P1"><text:s/>document pub https://docs.google.com/document/d/1vilLkUPS8f0XX-MIwk7zH1CihOkR4xry7JrX26SghVU/pub</text:p>
              <text:p text:style-name="P1"/>
              <text:p text:style-name="P1"><text:s/>document view https://docs.google.com/document/d/1vilLkUPS8f0XX-MIwk7zH1CihOkR4xry7JrX26SghVU/view</text:p>
              <text:p text:style-name="P1"/>
              <text:p text:style-name="P1"><text:s/>link https://sites.google.com/view/vogue-booth-rental-los-angeles/home</text:p>
              <text:p text:style-name="P1"/>
              <text:p text:style-name="P1"><text:s/>link https://sites.google.com/view/brea-photo-booth-rental/home</text:p>
              <text:p text:style-name="P1"/>
              <text:p text:style-name="P1"><text:s/>link https://sites.google.com/view/culvercityphotoboothrentals/home</text:p>
              <text:p text:style-name="P1"/>
              <text:p text:style-name="P1"><text:s/>link https://sites.google.com/view/culvercityphotoboothrentals</text:p>
              <text:p text:style-name="P1"><text:tab/>-Erin Edwards</text:p>
              <text:p text:style-name="P1">----</text:p>
              <text:p text:style-name="P1">Calendar - All Day Event https://www.google.com/calendar/event?eid=M2FyZDF1djU0cDJzOGV0MGIyMmh0cGpmaGMgY2IzNzFhNzg4NGNiZWZiOGRiYjQ2YzlmYTEyOWY5NzgwODEzNWMwMTZmYzI1MDc5ODc3MWZiYTVlMTA3NjVmOUBncm91cC5jYWxlbmRhci5nb29nbGUuY29t</text:p>
              <text:p text:style-name="P1"/>
              <text:p text:style-name="P1"><text:s/>Calendar - All Day Event https://www.google.com/calendar/event?eid=MHY4ZWl0NXN1cWttdmNqdmltZWt0czNoOW8gY2IzNzFhNzg4NGNiZWZiOGRiYjQ2YzlmYTEyOWY5NzgwODEzNWMwMTZmYzI1MDc5ODc3MWZiYTVlMTA3NjVmOUBncm91cC5jYWxlbmRhci5nb29nbGUuY29t</text:p>
              <text:p text:style-name="P1"/>
              <text:p text:style-name="P1"><text:s/>Calendar - All Day Event https://www.google.com/calendar/event?eid=bG5jNTB0MDkwc3RvNGk5c2xuYzdqZnVpODQgY2IzNzFhNzg4NGNiZWZiOGRiYjQ2YzlmYTEyOWY5NzgwODEzNWMwMTZmYzI1MDc5ODc3MWZiYTVlMTA3NjVmOUBncm91cC5jYWxlbmRhci5nb29nbGUuY29t</text:p>
              <text:p text:style-name="P1"/>
              <text:p text:style-name="P1"><text:s/>Calendar - All Day Event https://www.google.com/calendar/event?eid=dHRzMjdmYW5vZDV2YjdqaXJhN2xrcWoxYWcgY2IzNzFhNzg4NGNiZWZiOGRiYjQ2YzlmYTEyOWY5NzgwODEzNWMwMTZmYzI1MDc5ODc3MWZiYTVlMTA3NjVmOUBncm91cC5jYWxlbmRhci5nb29nbGUuY29t</text:p>
              <text:p text:style-name="P1"/>
              <text:p text:style-name="P1"><text:s/>Calendar - All Day Event https://www.google.com/calendar/event?eid=cGNzMjNsZjlscWhpbDVxaG5tdWJyNnJ1b2sgY2IzNzFhNzg4NGNiZWZiOGRiYjQ2YzlmYTEyOWY5NzgwODEzNWMwMTZmYzI1MDc5ODc3MWZiYTVlMTA3NjVmOUBncm91cC5jYWxlbmRhci5nb29nbGUuY29t</text:p>
              <text:p text:style-name="P1"/>
              <text:p text:style-name="P1"><text:s/>Calendar - All Day Event https://www.google.com/calendar/event?eid=aTVzY2RzYXNoMWhna3Fwb2gybWdibmYxMTQgY2IzNzFhNzg4NGNiZWZiOGRiYjQ2YzlmYTEyOWY5NzgwODEzNWMwMTZmYzI1MDc5ODc3MWZiYTVlMTA3NjVmOUBncm91cC5jYWxlbmRhci5nb29nbGUuY29t</text:p>
              <text:p text:style-name="P1"/>
              <text:p text:style-name="P1"><text:s/>Calendar - All Day Event https://www.google.com/calendar/event?eid=YXY1NmM3MmJzNmNydHVuNXB2MGRkbDA1cjQgY2IzNzFhNzg4NGNiZWZiOGRiYjQ2YzlmYTEyOWY5NzgwODEzNWMwMTZmYzI1MDc5ODc3MWZiYTVlMTA3NjVmOUBncm91cC5jYWxlbmRhci5nb29nbGUuY29t</text:p>
              <text:p text:style-name="P1"/>
              <text:p text:style-name="P1"><text:s/>Calendar - All Day Event https://www.google.com/calendar/event?eid=ODFwcDlybzh2bDloZnUwdXQ1NmFka3FuMmcgY2IzNzFhNzg4NGNiZWZiOGRiYjQ2YzlmYTEyOWY5NzgwODEzNWMwMTZmYzI1MDc5ODc3MWZiYTVlMTA3NjVmOUBncm91cC5jYWxlbmRhci5nb29nbGUuY29t</text:p>
              <text:p text:style-name="P1"/>
              <text:p text:style-name="P1"><text:s/>video https://youtu.be/pwiqBbyeUjE</text:p>
              <text:p text:style-name="P1"/>
              <text:p text:style-name="P1"><text:s/>video https://youtu.be/1-dEkZNtZHI</text:p>
              <text:p text:style-name="P1"/>
              <text:p text:style-name="P1"><text:s/>video https://youtu.be/FPsGz17-j10</text:p>
              <text:p text:style-name="P1"/>
              <text:p text:style-name="P1"><text:s/>video https://youtu.be/EmCLBIu0R2I</text:p>
              <text:p text:style-name="P1"/>
              <text:p text:style-name="P1"><text:s/>video https://youtu.be/10hlB0RTfVM</text:p>
              <text:p text:style-name="P1"><text:tab/>-Erin Edwards</text:p>
              <text:p text:style-name="P1">----</text:p>
              <text:p text:style-name="P1">document view https://docs.google.com/document/d/1ThJeHYvmex4jWE-_yqwyMm6CbKuhrskFjIljugpez5w/view</text:p>
              <text:p text:style-name="P1"/>
              <text:p text:style-name="P1"><text:s/>presentation https://docs.google.com/presentation/d/1-75rZh8k62XAxrtQ5HZwgGz_qb0ijLN202d-qQeixvw/edit?usp=sharing</text:p>
              <text:p text:style-name="P1"/>
              <text:p text:style-name="P1"><text:s/>presentation pub https://docs.google.com/presentation/d/1-75rZh8k62XAxrtQ5HZwgGz_qb0ijLN202d-qQeixvw/pub?start=true&amp;loop=true&amp;delayms=3000</text:p>
              <text:p text:style-name="P1"/>
              <text:p text:style-name="P1"><text:s/>presentation view https://docs.google.com/presentation/d/1-75rZh8k62XAxrtQ5HZwgGz_qb0ijLN202d-qQeixvw/view</text:p>
              <text:p text:style-name="P1"/>
              <text:p text:style-name="P1"><text:s/>presentation html https://docs.google.com/presentation/d/1-75rZh8k62XAxrtQ5HZwgGz_qb0ijLN202d-qQeixvw/htmlpresent</text:p>
              <text:p text:style-name="P1"/>
              <text:p text:style-name="P1"><text:s/>calendar https://calendar.google.com?cid=cb371a7884cbefb8dbb46c9fa129f97808135c016fc250798771fba5e10765f9@group.calendar.google.com</text:p>
              <text:p text:style-name="P1"/>
              <text:p text:style-name="P1"><text:s/>Calendar - All Day Event https://www.google.com/calendar/event?eid=Mmh2OXI0dGVwYnYwZ2NjcGljbzg1bHJwamcgY2IzNzFhNzg4NGNiZWZiOGRiYjQ2YzlmYTEyOWY5NzgwODEzNWMwMTZmYzI1MDc5ODc3MWZiYTVlMTA3NjVmOUBncm91cC5jYWxlbmRhci5nb29nbGUuY29t</text:p>
              <text:p text:style-name="P1"/>
              <text:p text:style-name="P1"><text:s/>Calendar - All Day Event https://www.google.com/calendar/event?eid=YmUzNTducDJidDFnbXZ1dDZlYWc0YTQ2cW8gY2IzNzFhNzg4NGNiZWZiOGRiYjQ2YzlmYTEyOWY5NzgwODEzNWMwMTZmYzI1MDc5ODc3MWZiYTVlMTA3NjVmOUBncm91cC5jYWxlbmRhci5nb29nbGUuY29t</text:p>
              <text:p text:style-name="P1"/>
              <text:p text:style-name="P1"><text:s/>Calendar - All Day Event https://www.google.com/calendar/event?eid=MDNzcWFuZjc3dnZpMGs3MGdubjRjcDc2czAgY2IzNzFhNzg4NGNiZWZiOGRiYjQ2YzlmYTEyOWY5NzgwODEzNWMwMTZmYzI1MDc5ODc3MWZiYTVlMTA3NjVmOUBncm91cC5jYWxlbmRhci5nb29nbGUuY29t</text:p>
              <text:p text:style-name="P1"/>
              <text:p text:style-name="P1"><text:s/>Calendar - All Day Event https://www.google.com/calendar/event?eid=dGpqcjNocnBnNTc3Z2M3anBqNHQzaWY2bTQgY2IzNzFhNzg4NGNiZWZiOGRiYjQ2YzlmYTEyOWY5NzgwODEzNWMwMTZmYzI1MDc5ODc3MWZiYTVlMTA3NjVmOUBncm91cC5jYWxlbmRhci5nb29nbGUuY29t</text:p>
              <text:p text:style-name="P1"/>
              <text:p text:style-name="P1"><text:s/>Calendar - All Day Event https://www.google.com/calendar/event?eid=ZG00OHJiMDcyNzVzMGYzN2hhMTZ0aDI2N2MgY2IzNzFhNzg4NGNiZWZiOGRiYjQ2YzlmYTEyOWY5NzgwODEzNWMwMTZmYzI1MDc5ODc3MWZiYTVlMTA3NjVmOUBncm91cC5jYWxlbmRhci5nb29nbGUuY29t</text:p>
              <text:p text:style-name="P1"><text:tab/>-Erin Edwards</text:p>
              <text:p text:style-name="P1">----</text:p>
              <text:p text:style-name="P1">CellImage </text:p>
              <text:p text:style-name="P1"/>
              <text:p text:style-name="P1"><text:s/>target url https://sites.google.com/view/culvercityphotoboothservices/home</text:p>
              <text:p text:style-name="P1"/>
              <text:p text:style-name="P1"><text:s/>folder top https://drive.google.com/drive/folders/12TmSUnOkkLDUhp1_2douh5l57wVOUZHo?usp=sharing</text:p>
              <text:p text:style-name="P1"/>
              <text:p text:style-name="P1"><text:s/>rss feed <text:s/>https://news.google.com/rss/search?q=photoboothrental</text:p>
              <text:p text:style-name="P1"/>
              <text:p text:style-name="P1"><text:s/>folder articles https://drive.google.com/drive/folders/1BTg9q3XXSrDIQAgkOnQNxMDoEO4W4OWM?usp=sharing</text:p>
              <text:p text:style-name="P1"/>
              <text:p text:style-name="P1"><text:s/>folder photos https://drive.google.com/drive/folders/19xO0MbnJu70uxbXgc8laZQmInaWHTcKI?usp=sharing</text:p>
              <text:p text:style-name="P1"/>
              <text:p text:style-name="P1"><text:s/>folder pdfs https://drive.google.com/drive/folders/1BkI-sG8zebf3psprq2L96PDXdFIxehLp?usp=sharing</text:p>
              <text:p text:style-name="P1"/>
              <text:p text:style-name="P1"><text:s/>folder slides https://drive.google.com/drive/folders/1ycFYmlyNgGwpsIxNRC3__FFyYfNqkH1x?usp=sharing</text:p>
              <text:p text:style-name="P1"/>
              <text:p text:style-name="P1"><text:s/>photo https://drive.google.com/file/d/1kedYz3aSZdOeoS4y-dVRbz4kTSz_a6le/view?usp=sharing</text:p>
              <text:p text:style-name="P1"/>
              <text:p text:style-name="P1"><text:s/>photo https://drive.google.com/file/d/1nQt3NH-d9Kjggmhjeh3JhWbY_vlkDrsS/view?usp=sharing</text:p>
              <text:p text:style-name="P1"/>
              <text:p text:style-name="P1"><text:s/>spreadsheet https://docs.google.com/spreadsheets/d/1fdNqaXLrejqq-PLy5IWZnb3vtdJIpfgKAOoJZaTu8rU/edit?usp=sharing</text:p>
              <text:p text:style-name="P1"/>
              <text:p text:style-name="P1"><text:s/>spreadsheet key https://docs.google.com/spreadsheet/pub?key=1fdNqaXLrejqq-PLy5IWZnb3vtdJIpfgKAOoJZaTu8rU</text:p>
              <text:p text:style-name="P1"/>
              <text:p text:style-name="P1"><text:s/>spreadsheet pubhtml https://docs.google.com/spreadsheets/d/1fdNqaXLrejqq-PLy5IWZnb3vtdJIpfgKAOoJZaTu8rU/pubhtml</text:p>
              <text:p text:style-name="P1"/>
              <text:p text:style-name="P1"><text:s/>spreadsheet pub https://docs.google.com/spreadsheets/d/1fdNqaXLrejqq-PLy5IWZnb3vtdJIpfgKAOoJZaTu8rU/pub</text:p>
              <text:p text:style-name="P1"/>
              <text:p text:style-name="P1"><text:s/>spreadsheet view https://docs.google.com/spreadsheets/d/1fdNqaXLrejqq-PLy5IWZnb3vtdJIpfgKAOoJZaTu8rU/view</text:p>
              <text:p text:style-name="P1"/>
              <text:p text:style-name="P1"><text:s/>form https://docs.google.com/forms/d/1llsSbW0G-84CE9C01i4nD8pN7kcqGzpvi_sauec7B0s/edit?usp=sharing</text:p>
              <text:p text:style-name="P1"/>
              <text:p text:style-name="P1"><text:s/>drawing https://docs.google.com/drawings/d/15D99Cu8kz6JZpdGu1FI7K50zgP_Hv1HAxifzh2MajYk/edit?usp=sharing</text:p>
              <text:p text:style-name="P1"/>
              <text:p text:style-name="P1"><text:s/>image https://drive.google.com/file/d/1Ub_baxN1yIKa7z6PHbWKiQ5Hv3QmkYdb/view?usp=drivesdk</text:p>
              <text:p text:style-name="P1"/>
              <text:p text:style-name="P1"><text:s/>image link https://sites.google.com/view/photoboothrentallongbeach/home</text:p>
              <text:p text:style-name="P1"/>
              <text:p text:style-name="P1"><text:s/>document https://docs.google.com/document/d/1ThJeHYvmex4jWE-_yqwyMm6CbKuhrskFjIljugpez5w/edit?usp=sharing</text:p>
              <text:p text:style-name="P1"/>
              <text:p text:style-name="P1"><text:s/>document pub https://docs.google.com/document/d/1ThJeHYvmex4jWE-_yqwyMm6CbKuhrskFjIljugpez5w/pub</text:p>
              <text:p text:style-name="P1"><text:tab/>-Erin Edwards</text:p>
            </office:annotation>
            <text:p>#NAME?</text:p>
          </table:table-cell>
          <table:covered-table-cell table:number-columns-repeated="25"/>
          <table:table-cell table:number-columns-repeated="998"/>
        </table:table-row>
        <table:table-row table:style-name="ro2">
          <table:table-cell table:style-name="ce2" office:value-type="string" calcext:value-type="string">
            <text:p>target url</text:p>
          </table:table-cell>
          <table:table-cell table:style-name="ce2" office:value-type="string" calcext:value-type="string">
            <text:p>VOGUE <text:s/>booth rental Culver City</text:p>
          </table:table-cell>
          <table:table-cell table:style-name="ce3" table:formula="of:=HYPERLINK(&quot;https://sites.google.com/view/culvercityphotoboothservices/home&quot;; image(&quot;https://api.qrserver.com/v1/create-qr-code/?size=150x150&amp;data=https://sites.google.com/view/culvercityphotoboothservices/home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sites.google.com/view/culvercityphotoboothservices/home" xlink:type="simple">https://sites.google.com/view/culvercityphotoboothservices/home</text:a></text:p>
          </table:table-cell>
          <table:table-cell table:style-name="ce3" table:formula="of:=HYPERLINK(&quot;https://sites.google.com/view/culvercityphotoboothservices/home&quot;;&quot;VOGUE  booth rental Culver City&quot;)" office:value-type="string" office:string-value="VOGUE  booth rental Culver City" calcext:value-type="string">
            <text:p>VOGUE <text:s/>booth rental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older top</text:p>
          </table:table-cell>
          <table:table-cell table:style-name="ce2" office:value-type="string" calcext:value-type="string">
            <text:p>VOGUE <text:s/>booth rental Culver City</text:p>
          </table:table-cell>
          <table:table-cell table:style-name="ce3" table:formula="of:=HYPERLINK(&quot;https://drive.google.com/drive/folders/12TmSUnOkkLDUhp1_2douh5l57wVOUZHo?usp=sharing&quot;; image(&quot;https://api.qrserver.com/v1/create-qr-code/?size=150x150&amp;data=https://drive.google.com/drive/folders/12TmSUnOkkLDUhp1_2douh5l57wVOUZHo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rive.google.com/drive/folders/12TmSUnOkkLDUhp1_2douh5l57wVOUZHo?usp=sharing" xlink:type="simple">https://drive.google.com/drive/folders/12TmSUnOkkLDUhp1_2douh5l57wVOUZHo?usp=sharing</text:a></text:p>
          </table:table-cell>
          <table:table-cell table:style-name="ce3" table:formula="of:=HYPERLINK(&quot;https://drive.google.com/drive/folders/12TmSUnOkkLDUhp1_2douh5l57wVOUZHo?usp=sharing&quot;;&quot;VOGUE  booth rental Culver City&quot;)" office:value-type="string" office:string-value="VOGUE  booth rental Culver City" calcext:value-type="string">
            <text:p>VOGUE <text:s/>booth rental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ss feed</text:p>
          </table:table-cell>
          <table:table-cell table:style-name="ce2" office:value-type="string" calcext:value-type="string">
            <text:p>VOGUE <text:s/>booth rental Culver City</text:p>
          </table:table-cell>
          <table:table-cell table:style-name="ce3" table:formula="of:=HYPERLINK(&quot; https://news.google.com/rss/search?q=photoboothrental&quot;; image(&quot;https://api.qrserver.com/v1/create-qr-code/?size=150x150&amp;data= https://news.google.com/rss/search?q=photoboothrental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news.google.com/rss/search?q=photoboothrental" xlink:type="simple"> https://news.google.com/rss/search?q=photoboothrental</text:a></text:p>
          </table:table-cell>
          <table:table-cell table:style-name="ce3" table:formula="of:=HYPERLINK(&quot; https://news.google.com/rss/search?q=photoboothrental&quot;;&quot;VOGUE  booth rental Culver City&quot;)" office:value-type="string" office:string-value="VOGUE  booth rental Culver City" calcext:value-type="string">
            <text:p>VOGUE <text:s/>booth rental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older articles</text:p>
          </table:table-cell>
          <table:table-cell table:style-name="ce2" office:value-type="string" calcext:value-type="string">
            <text:p>VOGUE <text:s/>booth rental Culver City Articles</text:p>
          </table:table-cell>
          <table:table-cell table:style-name="ce3" table:formula="of:=HYPERLINK(&quot;https://drive.google.com/drive/folders/1BTg9q3XXSrDIQAgkOnQNxMDoEO4W4OWM?usp=sharing&quot;; image(&quot;https://api.qrserver.com/v1/create-qr-code/?size=150x150&amp;data=https://drive.google.com/drive/folders/1BTg9q3XXSrDIQAgkOnQNxMDoEO4W4OWM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rive.google.com/drive/folders/1BTg9q3XXSrDIQAgkOnQNxMDoEO4W4OWM?usp=sharing" xlink:type="simple">https://drive.google.com/drive/folders/1BTg9q3XXSrDIQAgkOnQNxMDoEO4W4OWM?usp=sharing</text:a></text:p>
          </table:table-cell>
          <table:table-cell table:style-name="ce3" table:formula="of:=HYPERLINK(&quot;https://drive.google.com/drive/folders/1BTg9q3XXSrDIQAgkOnQNxMDoEO4W4OWM?usp=sharing&quot;;&quot;VOGUE  booth rental Culver City Articles&quot;)" office:value-type="string" office:string-value="VOGUE  booth rental Culver City Articles" calcext:value-type="string">
            <text:p>VOGUE <text:s/>booth rental Culver City Article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older photos</text:p>
          </table:table-cell>
          <table:table-cell table:style-name="ce2" office:value-type="string" calcext:value-type="string">
            <text:p>VOGUE <text:s/>booth rental Culver City Photos</text:p>
          </table:table-cell>
          <table:table-cell table:style-name="ce3" table:formula="of:=HYPERLINK(&quot;https://drive.google.com/drive/folders/19xO0MbnJu70uxbXgc8laZQmInaWHTcKI?usp=sharing&quot;; image(&quot;https://api.qrserver.com/v1/create-qr-code/?size=150x150&amp;data=https://drive.google.com/drive/folders/19xO0MbnJu70uxbXgc8laZQmInaWHTcKI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rive.google.com/drive/folders/19xO0MbnJu70uxbXgc8laZQmInaWHTcKI?usp=sharing" xlink:type="simple">https://drive.google.com/drive/folders/19xO0MbnJu70uxbXgc8laZQmInaWHTcKI?usp=sharing</text:a></text:p>
          </table:table-cell>
          <table:table-cell table:style-name="ce3" table:formula="of:=HYPERLINK(&quot;https://drive.google.com/drive/folders/19xO0MbnJu70uxbXgc8laZQmInaWHTcKI?usp=sharing&quot;;&quot;VOGUE  booth rental Culver City Photos&quot;)" office:value-type="string" office:string-value="VOGUE  booth rental Culver City Photos" calcext:value-type="string">
            <text:p>VOGUE <text:s/>booth rental Culver City Photo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older pdfs</text:p>
          </table:table-cell>
          <table:table-cell table:style-name="ce2" office:value-type="string" calcext:value-type="string">
            <text:p>VOGUE <text:s/>booth rental Culver City PDFs</text:p>
          </table:table-cell>
          <table:table-cell table:style-name="ce3" table:formula="of:=HYPERLINK(&quot;https://drive.google.com/drive/folders/1BkI-sG8zebf3psprq2L96PDXdFIxehLp?usp=sharing&quot;; image(&quot;https://api.qrserver.com/v1/create-qr-code/?size=150x150&amp;data=https://drive.google.com/drive/folders/1BkI-sG8zebf3psprq2L96PDXdFIxehLp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rive.google.com/drive/folders/1BkI-sG8zebf3psprq2L96PDXdFIxehLp?usp=sharing" xlink:type="simple">https://drive.google.com/drive/folders/1BkI-sG8zebf3psprq2L96PDXdFIxehLp?usp=sharing</text:a></text:p>
          </table:table-cell>
          <table:table-cell table:style-name="ce3" table:formula="of:=HYPERLINK(&quot;https://drive.google.com/drive/folders/1BkI-sG8zebf3psprq2L96PDXdFIxehLp?usp=sharing&quot;;&quot;VOGUE  booth rental Culver City PDFs&quot;)" office:value-type="string" office:string-value="VOGUE  booth rental Culver City PDFs" calcext:value-type="string">
            <text:p>VOGUE <text:s/>booth rental Culver City PDF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older slides</text:p>
          </table:table-cell>
          <table:table-cell table:style-name="ce2" office:value-type="string" calcext:value-type="string">
            <text:p>VOGUE <text:s/>booth rental Culver City Slides</text:p>
          </table:table-cell>
          <table:table-cell table:style-name="ce3" table:formula="of:=HYPERLINK(&quot;https://drive.google.com/drive/folders/1ycFYmlyNgGwpsIxNRC3__FFyYfNqkH1x?usp=sharing&quot;; image(&quot;https://api.qrserver.com/v1/create-qr-code/?size=150x150&amp;data=https://drive.google.com/drive/folders/1ycFYmlyNgGwpsIxNRC3__FFyYfNqkH1x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rive.google.com/drive/folders/1ycFYmlyNgGwpsIxNRC3__FFyYfNqkH1x?usp=sharing" xlink:type="simple">https://drive.google.com/drive/folders/1ycFYmlyNgGwpsIxNRC3__FFyYfNqkH1x?usp=sharing</text:a></text:p>
          </table:table-cell>
          <table:table-cell table:style-name="ce3" table:formula="of:=HYPERLINK(&quot;https://drive.google.com/drive/folders/1ycFYmlyNgGwpsIxNRC3__FFyYfNqkH1x?usp=sharing&quot;;&quot;VOGUE  booth rental Culver City Slides&quot;)" office:value-type="string" office:string-value="VOGUE  booth rental Culver City Slides" calcext:value-type="string">
            <text:p>VOGUE <text:s/>booth rental Culver City Slide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hoto</text:p>
          </table:table-cell>
          <table:table-cell table:style-name="ce2" office:value-type="string" calcext:value-type="string">
            <text:p>VOGUE <text:s/>booth rental Culver City</text:p>
          </table:table-cell>
          <table:table-cell table:style-name="ce3" table:formula="of:=HYPERLINK(&quot;https://drive.google.com/file/d/1kedYz3aSZdOeoS4y-dVRbz4kTSz_a6le/view?usp=sharing&quot;; image(&quot;https://api.qrserver.com/v1/create-qr-code/?size=150x150&amp;data=https://drive.google.com/file/d/1kedYz3aSZdOeoS4y-dVRbz4kTSz_a6le/view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rive.google.com/file/d/1kedYz3aSZdOeoS4y-dVRbz4kTSz_a6le/view?usp=sharing" xlink:type="simple">https://drive.google.com/file/d/1kedYz3aSZdOeoS4y-dVRbz4kTSz_a6le/view?usp=sharing</text:a></text:p>
          </table:table-cell>
          <table:table-cell table:style-name="ce3" table:formula="of:=HYPERLINK(&quot;https://drive.google.com/file/d/1kedYz3aSZdOeoS4y-dVRbz4kTSz_a6le/view?usp=sharing&quot;;&quot;VOGUE  booth rental Culver City&quot;)" office:value-type="string" office:string-value="VOGUE  booth rental Culver City" calcext:value-type="string">
            <text:p>VOGUE <text:s/>booth rental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hoto</text:p>
          </table:table-cell>
          <table:table-cell table:style-name="ce2" office:value-type="string" calcext:value-type="string">
            <text:p>VOGUE <text:s/>booth rental Culver City</text:p>
          </table:table-cell>
          <table:table-cell table:style-name="ce3" table:formula="of:=HYPERLINK(&quot;https://drive.google.com/file/d/1nQt3NH-d9Kjggmhjeh3JhWbY_vlkDrsS/view?usp=sharing&quot;; image(&quot;https://api.qrserver.com/v1/create-qr-code/?size=150x150&amp;data=https://drive.google.com/file/d/1nQt3NH-d9Kjggmhjeh3JhWbY_vlkDrsS/view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rive.google.com/file/d/1nQt3NH-d9Kjggmhjeh3JhWbY_vlkDrsS/view?usp=sharing" xlink:type="simple">https://drive.google.com/file/d/1nQt3NH-d9Kjggmhjeh3JhWbY_vlkDrsS/view?usp=sharing</text:a></text:p>
          </table:table-cell>
          <table:table-cell table:style-name="ce3" table:formula="of:=HYPERLINK(&quot;https://drive.google.com/file/d/1nQt3NH-d9Kjggmhjeh3JhWbY_vlkDrsS/view?usp=sharing&quot;;&quot;VOGUE  booth rental Culver City&quot;)" office:value-type="string" office:string-value="VOGUE  booth rental Culver City" calcext:value-type="string">
            <text:p>VOGUE <text:s/>booth rental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preadsheet</text:p>
          </table:table-cell>
          <table:table-cell table:style-name="ce2" office:value-type="string" calcext:value-type="string">
            <text:p>VOGUE <text:s/>booth rental Culver City</text:p>
          </table:table-cell>
          <table:table-cell table:style-name="ce3" table:formula="of:=HYPERLINK(&quot;https://docs.google.com/spreadsheets/d/1fdNqaXLrejqq-PLy5IWZnb3vtdJIpfgKAOoJZaTu8rU/edit?usp=sharing&quot;; image(&quot;https://api.qrserver.com/v1/create-qr-code/?size=150x150&amp;data=https://docs.google.com/spreadsheets/d/1fdNqaXLrejqq-PLy5IWZnb3vtdJIpfgKAOoJZaTu8rU/edit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s/d/1fdNqaXLrejqq-PLy5IWZnb3vtdJIpfgKAOoJZaTu8rU/edit?usp=sharing" xlink:type="simple">https://docs.google.com/spreadsheets/d/1fdNqaXLrejqq-PLy5IWZnb3vtdJIpfgKAOoJZaTu8rU/edit?usp=sharing</text:a></text:p>
          </table:table-cell>
          <table:table-cell table:style-name="ce3" table:formula="of:=HYPERLINK(&quot;https://docs.google.com/spreadsheets/d/1fdNqaXLrejqq-PLy5IWZnb3vtdJIpfgKAOoJZaTu8rU/edit?usp=sharing&quot;;&quot;VOGUE  booth rental Culver City&quot;)" office:value-type="string" office:string-value="VOGUE  booth rental Culver City" calcext:value-type="string">
            <text:p>VOGUE <text:s/>booth rental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preadsheet key</text:p>
          </table:table-cell>
          <table:table-cell table:style-name="ce2" office:value-type="string" calcext:value-type="string">
            <text:p>VOGUE <text:s/>booth rental Culver City key</text:p>
          </table:table-cell>
          <table:table-cell table:style-name="ce3" table:formula="of:=HYPERLINK(&quot;https://docs.google.com/spreadsheet/pub?key=1fdNqaXLrejqq-PLy5IWZnb3vtdJIpfgKAOoJZaTu8rU&quot;; image(&quot;https://api.qrserver.com/v1/create-qr-code/?size=150x150&amp;data=https://docs.google.com/spreadsheet/pub?key=1fdNqaXLrejqq-PLy5IWZnb3vtdJIpfgKAOoJZaTu8rU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/pub?key=1fdNqaXLrejqq-PLy5IWZnb3vtdJIpfgKAOoJZaTu8rU" xlink:type="simple">https://docs.google.com/spreadsheet/pub?key=1fdNqaXLrejqq-PLy5IWZnb3vtdJIpfgKAOoJZaTu8rU</text:a></text:p>
          </table:table-cell>
          <table:table-cell table:style-name="ce3" table:formula="of:=HYPERLINK(&quot;https://docs.google.com/spreadsheets/d/1fdNqaXLrejqq-PLy5IWZnb3vtdJIpfgKAOoJZaTu8rU/edit?usp=sharing&quot;;&quot;VOGUE  booth rental Culver City&quot;)" office:value-type="string" office:string-value="VOGUE  booth rental Culver City" calcext:value-type="string">
            <text:p>VOGUE <text:s/>booth rental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preadsheet pubhtml</text:p>
          </table:table-cell>
          <table:table-cell table:style-name="ce2" office:value-type="string" calcext:value-type="string">
            <text:p>VOGUE <text:s/>booth rental Culver City pubhtml</text:p>
          </table:table-cell>
          <table:table-cell table:style-name="ce3" table:formula="of:=HYPERLINK(&quot;https://docs.google.com/spreadsheets/d/1fdNqaXLrejqq-PLy5IWZnb3vtdJIpfgKAOoJZaTu8rU/pubhtml&quot;; image(&quot;https://api.qrserver.com/v1/create-qr-code/?size=150x150&amp;data=https://docs.google.com/spreadsheets/d/1fdNqaXLrejqq-PLy5IWZnb3vtdJIpfgKAOoJZaTu8rU/pubhtml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s/d/1fdNqaXLrejqq-PLy5IWZnb3vtdJIpfgKAOoJZaTu8rU/pubhtml" xlink:type="simple">https://docs.google.com/spreadsheets/d/1fdNqaXLrejqq-PLy5IWZnb3vtdJIpfgKAOoJZaTu8rU/pubhtml</text:a></text:p>
          </table:table-cell>
          <table:table-cell table:style-name="ce3" table:formula="of:=HYPERLINK(&quot;https://docs.google.com/spreadsheets/d/1fdNqaXLrejqq-PLy5IWZnb3vtdJIpfgKAOoJZaTu8rU/edit?usp=sharing&quot;;&quot;VOGUE  booth rental Culver City&quot;)" office:value-type="string" office:string-value="VOGUE  booth rental Culver City" calcext:value-type="string">
            <text:p>VOGUE <text:s/>booth rental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preadsheet pub</text:p>
          </table:table-cell>
          <table:table-cell table:style-name="ce2" office:value-type="string" calcext:value-type="string">
            <text:p>VOGUE <text:s/>booth rental Culver City pub</text:p>
          </table:table-cell>
          <table:table-cell table:style-name="ce3" table:formula="of:=HYPERLINK(&quot;https://docs.google.com/spreadsheets/d/1fdNqaXLrejqq-PLy5IWZnb3vtdJIpfgKAOoJZaTu8rU/pub&quot;; image(&quot;https://api.qrserver.com/v1/create-qr-code/?size=150x150&amp;data=https://docs.google.com/spreadsheets/d/1fdNqaXLrejqq-PLy5IWZnb3vtdJIpfgKAOoJZaTu8rU/pub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s/d/1fdNqaXLrejqq-PLy5IWZnb3vtdJIpfgKAOoJZaTu8rU/pub" xlink:type="simple">https://docs.google.com/spreadsheets/d/1fdNqaXLrejqq-PLy5IWZnb3vtdJIpfgKAOoJZaTu8rU/pub</text:a></text:p>
          </table:table-cell>
          <table:table-cell table:style-name="ce3" table:formula="of:=HYPERLINK(&quot;https://docs.google.com/spreadsheets/d/1fdNqaXLrejqq-PLy5IWZnb3vtdJIpfgKAOoJZaTu8rU/edit?usp=sharing&quot;;&quot;VOGUE  booth rental Culver City&quot;)" office:value-type="string" office:string-value="VOGUE  booth rental Culver City" calcext:value-type="string">
            <text:p>VOGUE <text:s/>booth rental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preadsheet view</text:p>
          </table:table-cell>
          <table:table-cell table:style-name="ce2" office:value-type="string" calcext:value-type="string">
            <text:p>VOGUE <text:s/>booth rental Culver City view</text:p>
          </table:table-cell>
          <table:table-cell table:style-name="ce3" table:formula="of:=HYPERLINK(&quot;https://docs.google.com/spreadsheets/d/1fdNqaXLrejqq-PLy5IWZnb3vtdJIpfgKAOoJZaTu8rU/view&quot;; image(&quot;https://api.qrserver.com/v1/create-qr-code/?size=150x150&amp;data=https://docs.google.com/spreadsheets/d/1fdNqaXLrejqq-PLy5IWZnb3vtdJIpfgKAOoJZaTu8rU/view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s/d/1fdNqaXLrejqq-PLy5IWZnb3vtdJIpfgKAOoJZaTu8rU/view" xlink:type="simple">https://docs.google.com/spreadsheets/d/1fdNqaXLrejqq-PLy5IWZnb3vtdJIpfgKAOoJZaTu8rU/view</text:a></text:p>
          </table:table-cell>
          <table:table-cell table:style-name="ce3" table:formula="of:=HYPERLINK(&quot;https://docs.google.com/spreadsheets/d/1fdNqaXLrejqq-PLy5IWZnb3vtdJIpfgKAOoJZaTu8rU/edit?usp=sharing&quot;;&quot;VOGUE  booth rental Culver City&quot;)" office:value-type="string" office:string-value="VOGUE  booth rental Culver City" calcext:value-type="string">
            <text:p>VOGUE <text:s/>booth rental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orm</text:p>
          </table:table-cell>
          <table:table-cell table:style-name="ce2" office:value-type="string" calcext:value-type="string">
            <text:p>VOGUE <text:s/>booth rental Culver City</text:p>
          </table:table-cell>
          <table:table-cell table:style-name="ce3" table:formula="of:=HYPERLINK(&quot;https://docs.google.com/forms/d/1llsSbW0G-84CE9C01i4nD8pN7kcqGzpvi_sauec7B0s/edit?usp=sharing&quot;; image(&quot;https://api.qrserver.com/v1/create-qr-code/?size=150x150&amp;data=https://docs.google.com/forms/d/1llsSbW0G-84CE9C01i4nD8pN7kcqGzpvi_sauec7B0s/edit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forms/d/1llsSbW0G-84CE9C01i4nD8pN7kcqGzpvi_sauec7B0s/edit?usp=sharing" xlink:type="simple">https://docs.google.com/forms/d/1llsSbW0G-84CE9C01i4nD8pN7kcqGzpvi_sauec7B0s/edit?usp=sharing</text:a></text:p>
          </table:table-cell>
          <table:table-cell table:style-name="ce3" table:formula="of:=HYPERLINK(&quot;https://docs.google.com/forms/d/1llsSbW0G-84CE9C01i4nD8pN7kcqGzpvi_sauec7B0s/edit?usp=sharing&quot;;&quot;VOGUE  booth rental Culver City&quot;)" office:value-type="string" office:string-value="VOGUE  booth rental Culver City" calcext:value-type="string">
            <text:p>VOGUE <text:s/>booth rental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rawing</text:p>
          </table:table-cell>
          <table:table-cell table:style-name="ce2" office:value-type="string" calcext:value-type="string">
            <text:p>VOGUE <text:s/>booth rental Culver City</text:p>
          </table:table-cell>
          <table:table-cell table:style-name="ce3" table:formula="of:=HYPERLINK(&quot;https://docs.google.com/drawings/d/15D99Cu8kz6JZpdGu1FI7K50zgP_Hv1HAxifzh2MajYk/edit?usp=sharing&quot;; image(&quot;https://api.qrserver.com/v1/create-qr-code/?size=150x150&amp;data=https://docs.google.com/drawings/d/15D99Cu8kz6JZpdGu1FI7K50zgP_Hv1HAxifzh2MajYk/edit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rawings/d/15D99Cu8kz6JZpdGu1FI7K50zgP_Hv1HAxifzh2MajYk/edit?usp=sharing" xlink:type="simple">https://docs.google.com/drawings/d/15D99Cu8kz6JZpdGu1FI7K50zgP_Hv1HAxifzh2MajYk/edit?usp=sharing</text:a></text:p>
          </table:table-cell>
          <table:table-cell table:style-name="ce3" table:formula="of:=HYPERLINK(&quot;https://docs.google.com/drawings/d/15D99Cu8kz6JZpdGu1FI7K50zgP_Hv1HAxifzh2MajYk/edit?usp=sharing&quot;;&quot;VOGUE  booth rental Culver City&quot;)" office:value-type="string" office:string-value="VOGUE  booth rental Culver City" calcext:value-type="string">
            <text:p>VOGUE <text:s/>booth rental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mage</text:p>
          </table:table-cell>
          <table:table-cell table:style-name="ce2" office:value-type="string" calcext:value-type="string">
            <text:p>CTA or Logo</text:p>
          </table:table-cell>
          <table:table-cell table:style-name="ce3" table:formula="of:=HYPERLINK(&quot;https://drive.google.com/file/d/1Ub_baxN1yIKa7z6PHbWKiQ5Hv3QmkYdb/view?usp=drivesdk&quot;; image(&quot;https://api.qrserver.com/v1/create-qr-code/?size=150x150&amp;data=https://drive.google.com/file/d/1Ub_baxN1yIKa7z6PHbWKiQ5Hv3QmkYdb/view?usp=drivesdk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rive.google.com/file/d/1Ub_baxN1yIKa7z6PHbWKiQ5Hv3QmkYdb/view?usp=drivesdk" xlink:type="simple">https://drive.google.com/file/d/1Ub_baxN1yIKa7z6PHbWKiQ5Hv3QmkYdb/view?usp=drivesdk</text:a>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image link</text:p>
          </table:table-cell>
          <table:table-cell table:style-name="ce2" office:value-type="string" calcext:value-type="string">
            <text:p>CTA or Logo - image link</text:p>
          </table:table-cell>
          <table:table-cell table:style-name="ce3" table:formula="of:=HYPERLINK(&quot;https://sites.google.com/view/photoboothrentallongbeach/home&quot;; image(&quot;https://api.qrserver.com/v1/create-qr-code/?size=150x150&amp;data=https://sites.google.com/view/photoboothrentallongbeach/home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sites.google.com/view/photoboothrentallongbeach/home" xlink:type="simple">https://sites.google.com/view/photoboothrentallongbeach/home</text:a>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VOGUE <text:s/>booth rental Culver City</text:p>
          </table:table-cell>
          <table:table-cell table:style-name="ce3" table:formula="of:=HYPERLINK(&quot;https://docs.google.com/document/d/1ThJeHYvmex4jWE-_yqwyMm6CbKuhrskFjIljugpez5w/edit?usp=sharing&quot;; image(&quot;https://api.qrserver.com/v1/create-qr-code/?size=150x150&amp;data=https://docs.google.com/document/d/1ThJeHYvmex4jWE-_yqwyMm6CbKuhrskFjIljugpez5w/edit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ThJeHYvmex4jWE-_yqwyMm6CbKuhrskFjIljugpez5w/edit?usp=sharing" xlink:type="simple">https://docs.google.com/document/d/1ThJeHYvmex4jWE-_yqwyMm6CbKuhrskFjIljugpez5w/edit?usp=sharing</text:a></text:p>
          </table:table-cell>
          <table:table-cell table:style-name="ce3" table:formula="of:=HYPERLINK(&quot;https://docs.google.com/document/d/1ThJeHYvmex4jWE-_yqwyMm6CbKuhrskFjIljugpez5w/edit?usp=sharing&quot;;&quot;VOGUE  booth rental Culver City&quot;)" office:value-type="string" office:string-value="VOGUE  booth rental Culver City" calcext:value-type="string">
            <text:p>VOGUE <text:s/>booth rental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VOGUE <text:s/>booth rental Culver City pub</text:p>
          </table:table-cell>
          <table:table-cell table:style-name="ce3" table:formula="of:=HYPERLINK(&quot;https://docs.google.com/document/d/1ThJeHYvmex4jWE-_yqwyMm6CbKuhrskFjIljugpez5w/pub&quot;; image(&quot;https://api.qrserver.com/v1/create-qr-code/?size=150x150&amp;data=https://docs.google.com/document/d/1ThJeHYvmex4jWE-_yqwyMm6CbKuhrskFjIljugpez5w/pub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ThJeHYvmex4jWE-_yqwyMm6CbKuhrskFjIljugpez5w/pub" xlink:type="simple">https://docs.google.com/document/d/1ThJeHYvmex4jWE-_yqwyMm6CbKuhrskFjIljugpez5w/pub</text:a></text:p>
          </table:table-cell>
          <table:table-cell table:style-name="ce3" table:formula="of:=HYPERLINK(&quot;https://docs.google.com/document/d/1ThJeHYvmex4jWE-_yqwyMm6CbKuhrskFjIljugpez5w/edit?usp=sharing&quot;;&quot;VOGUE  booth rental Culver City&quot;)" office:value-type="string" office:string-value="VOGUE  booth rental Culver City" calcext:value-type="string">
            <text:p>VOGUE <text:s/>booth rental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VOGUE <text:s/>booth rental Culver City view</text:p>
          </table:table-cell>
          <table:table-cell table:style-name="ce3" table:formula="of:=HYPERLINK(&quot;https://docs.google.com/document/d/1ThJeHYvmex4jWE-_yqwyMm6CbKuhrskFjIljugpez5w/view&quot;; image(&quot;https://api.qrserver.com/v1/create-qr-code/?size=150x150&amp;data=https://docs.google.com/document/d/1ThJeHYvmex4jWE-_yqwyMm6CbKuhrskFjIljugpez5w/view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ThJeHYvmex4jWE-_yqwyMm6CbKuhrskFjIljugpez5w/view" xlink:type="simple">https://docs.google.com/document/d/1ThJeHYvmex4jWE-_yqwyMm6CbKuhrskFjIljugpez5w/view</text:a></text:p>
          </table:table-cell>
          <table:table-cell table:style-name="ce3" table:formula="of:=HYPERLINK(&quot;https://docs.google.com/document/d/1ThJeHYvmex4jWE-_yqwyMm6CbKuhrskFjIljugpez5w/edit?usp=sharing&quot;;&quot;VOGUE  booth rental Culver City&quot;)" office:value-type="string" office:string-value="VOGUE  booth rental Culver City" calcext:value-type="string">
            <text:p>VOGUE <text:s/>booth rental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resentation</text:p>
          </table:table-cell>
          <table:table-cell table:style-name="ce2" office:value-type="string" calcext:value-type="string">
            <text:p>VOGUE <text:s/>booth rental Culver City</text:p>
          </table:table-cell>
          <table:table-cell table:style-name="ce3" table:formula="of:=HYPERLINK(&quot;https://docs.google.com/presentation/d/1-75rZh8k62XAxrtQ5HZwgGz_qb0ijLN202d-qQeixvw/edit?usp=sharing&quot;; image(&quot;https://api.qrserver.com/v1/create-qr-code/?size=150x150&amp;data=https://docs.google.com/presentation/d/1-75rZh8k62XAxrtQ5HZwgGz_qb0ijLN202d-qQeixvw/edit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presentation/d/1-75rZh8k62XAxrtQ5HZwgGz_qb0ijLN202d-qQeixvw/edit?usp=sharing" xlink:type="simple">https://docs.google.com/presentation/d/1-75rZh8k62XAxrtQ5HZwgGz_qb0ijLN202d-qQeixvw/edit?usp=sharing</text:a></text:p>
          </table:table-cell>
          <table:table-cell table:style-name="ce3" table:formula="of:=HYPERLINK(&quot;https://docs.google.com/presentation/d/1-75rZh8k62XAxrtQ5HZwgGz_qb0ijLN202d-qQeixvw/edit?usp=sharing&quot;;&quot;VOGUE  booth rental Culver City&quot;)" office:value-type="string" office:string-value="VOGUE  booth rental Culver City" calcext:value-type="string">
            <text:p>VOGUE <text:s/>booth rental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resentation pub</text:p>
          </table:table-cell>
          <table:table-cell table:style-name="ce2" office:value-type="string" calcext:value-type="string">
            <text:p>VOGUE <text:s/>booth rental Culver City pub</text:p>
          </table:table-cell>
          <table:table-cell table:style-name="ce3" table:formula="of:=HYPERLINK(&quot;https://docs.google.com/presentation/d/1-75rZh8k62XAxrtQ5HZwgGz_qb0ijLN202d-qQeixvw/pub?start=true&amp;loop=true&amp;delayms=3000&quot;; image(&quot;https://api.qrserver.com/v1/create-qr-code/?size=150x150&amp;data=https://docs.google.com/presentation/d/1-75rZh8k62XAxrtQ5HZwgGz_qb0ijLN202d-qQeixvw/pub?start=true&amp;loop=true&amp;delayms=3000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presentation/d/1-75rZh8k62XAxrtQ5HZwgGz_qb0ijLN202d-qQeixvw/pub?start=true&amp;loop=true&amp;delayms=3000" xlink:type="simple">https://docs.google.com/presentation/d/1-75rZh8k62XAxrtQ5HZwgGz_qb0ijLN202d-qQeixvw/pub?start=true&amp;loop=true&amp;delayms=3000</text:a></text:p>
          </table:table-cell>
          <table:table-cell table:style-name="ce3" table:formula="of:=HYPERLINK(&quot;https://docs.google.com/presentation/d/1-75rZh8k62XAxrtQ5HZwgGz_qb0ijLN202d-qQeixvw/edit?usp=sharing&quot;;&quot;VOGUE  booth rental Culver City&quot;)" office:value-type="string" office:string-value="VOGUE  booth rental Culver City" calcext:value-type="string">
            <text:p>VOGUE <text:s/>booth rental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resentation view</text:p>
          </table:table-cell>
          <table:table-cell table:style-name="ce2" office:value-type="string" calcext:value-type="string">
            <text:p>VOGUE <text:s/>booth rental Culver City view</text:p>
          </table:table-cell>
          <table:table-cell table:style-name="ce3" table:formula="of:=HYPERLINK(&quot;https://docs.google.com/presentation/d/1-75rZh8k62XAxrtQ5HZwgGz_qb0ijLN202d-qQeixvw/view&quot;; image(&quot;https://api.qrserver.com/v1/create-qr-code/?size=150x150&amp;data=https://docs.google.com/presentation/d/1-75rZh8k62XAxrtQ5HZwgGz_qb0ijLN202d-qQeixvw/view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presentation/d/1-75rZh8k62XAxrtQ5HZwgGz_qb0ijLN202d-qQeixvw/view" xlink:type="simple">https://docs.google.com/presentation/d/1-75rZh8k62XAxrtQ5HZwgGz_qb0ijLN202d-qQeixvw/view</text:a></text:p>
          </table:table-cell>
          <table:table-cell table:style-name="ce3" table:formula="of:=HYPERLINK(&quot;https://docs.google.com/presentation/d/1-75rZh8k62XAxrtQ5HZwgGz_qb0ijLN202d-qQeixvw/edit?usp=sharing&quot;;&quot;VOGUE  booth rental Culver City&quot;)" office:value-type="string" office:string-value="VOGUE  booth rental Culver City" calcext:value-type="string">
            <text:p>VOGUE <text:s/>booth rental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resentation html</text:p>
          </table:table-cell>
          <table:table-cell table:style-name="ce2" office:value-type="string" calcext:value-type="string">
            <text:p>VOGUE <text:s/>booth rental Culver City html</text:p>
          </table:table-cell>
          <table:table-cell table:style-name="ce3" table:formula="of:=HYPERLINK(&quot;https://docs.google.com/presentation/d/1-75rZh8k62XAxrtQ5HZwgGz_qb0ijLN202d-qQeixvw/htmlpresent&quot;; image(&quot;https://api.qrserver.com/v1/create-qr-code/?size=150x150&amp;data=https://docs.google.com/presentation/d/1-75rZh8k62XAxrtQ5HZwgGz_qb0ijLN202d-qQeixvw/htmlpresen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presentation/d/1-75rZh8k62XAxrtQ5HZwgGz_qb0ijLN202d-qQeixvw/htmlpresent" xlink:type="simple">https://docs.google.com/presentation/d/1-75rZh8k62XAxrtQ5HZwgGz_qb0ijLN202d-qQeixvw/htmlpresent</text:a></text:p>
          </table:table-cell>
          <table:table-cell table:style-name="ce3" table:formula="of:=HYPERLINK(&quot;https://docs.google.com/presentation/d/1-75rZh8k62XAxrtQ5HZwgGz_qb0ijLN202d-qQeixvw/edit?usp=sharing&quot;;&quot;VOGUE  booth rental Culver City&quot;)" office:value-type="string" office:string-value="VOGUE  booth rental Culver City" calcext:value-type="string">
            <text:p>VOGUE <text:s/>booth rental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</text:p>
          </table:table-cell>
          <table:table-cell table:style-name="ce2" office:value-type="string" calcext:value-type="string">
            <text:p>Calendar - VOGUE <text:s/>booth rental Culver City</text:p>
          </table:table-cell>
          <table:table-cell table:style-name="ce3" table:formula="of:=HYPERLINK(&quot;https://calendar.google.com?cid=cb371a7884cbefb8dbb46c9fa129f97808135c016fc250798771fba5e10765f9@group.calendar.google.com&quot;; image(&quot;https://api.qrserver.com/v1/create-qr-code/?size=150x150&amp;data=https://calendar.google.com?cid=cb371a7884cbefb8dbb46c9fa129f97808135c016fc250798771fba5e10765f9@group.calendar.google.com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calendar.google.com?cid=cb371a7884cbefb8dbb46c9fa129f97808135c016fc250798771fba5e10765f9@group.calendar.google.com" xlink:type="simple">https://calendar.google.com?cid=cb371a7884cbefb8dbb46c9fa129f97808135c016fc250798771fba5e10765f9@group.calendar.google.com</text:a></text:p>
          </table:table-cell>
          <table:table-cell table:style-name="ce3" table:formula="of:=HYPERLINK(&quot;https://calendar.google.com?cid=cb371a7884cbefb8dbb46c9fa129f97808135c016fc250798771fba5e10765f9@group.calendar.google.com&quot;;&quot;VOGUE  booth rental Culver City&quot;)" office:value-type="string" office:string-value="VOGUE  booth rental Culver City" calcext:value-type="string">
            <text:p>VOGUE <text:s/>booth rental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VOGUE <text:s/>booth rental Culver City - Event</text:p>
          </table:table-cell>
          <table:table-cell table:style-name="ce3" table:formula="of:=HYPERLINK(&quot;https://www.google.com/calendar/event?eid=Mmh2OXI0dGVwYnYwZ2NjcGljbzg1bHJwamcgY2IzNzFhNzg4NGNiZWZiOGRiYjQ2YzlmYTEyOWY5NzgwODEzNWMwMTZmYzI1MDc5ODc3MWZiYTVlMTA3NjVmOUBncm91cC5jYWxlbmRhci5nb29nbGUuY29t&quot;; image(&quot;https://api.qrserver.com/v1/create-qr-code/?size=150x150&amp;data=https://www.google.com/calendar/event?eid=Mmh2OXI0dGVwYnYwZ2NjcGljbzg1bHJwamcgY2IzNzFhNzg4NGNiZWZiOGRiYjQ2YzlmYTEyOWY5NzgwODEzNWMwMTZmYzI1MDc5ODc3MWZiYTVlMTA3NjVmOU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Mmh2OXI0dGVwYnYwZ2NjcGljbzg1bHJwamcgY2IzNzFhNzg4NGNiZWZiOGRiYjQ2YzlmYTEyOWY5NzgwODEzNWMwMTZmYzI1MDc5ODc3MWZiYTVlMTA3NjVmOUBncm91cC5jYWxlbmRhci5nb29nbGUuY29t" xlink:type="simple">https://www.google.com/calendar/event?eid=Mmh2OXI0dGVwYnYwZ2NjcGljbzg1bHJwamcgY2IzNzFhNzg4NGNiZWZiOGRiYjQ2YzlmYTEyOWY5NzgwODEzNWMwMTZmYzI1MDc5ODc3MWZiYTVlMTA3NjVmOUBncm91cC5jYWxlbmRhci5nb29nbGUuY29t</text:a></text:p>
          </table:table-cell>
          <table:table-cell table:style-name="ce3" table:formula="of:=HYPERLINK(&quot;https://www.google.com/calendar/event?eid=Mmh2OXI0dGVwYnYwZ2NjcGljbzg1bHJwamcgY2IzNzFhNzg4NGNiZWZiOGRiYjQ2YzlmYTEyOWY5NzgwODEzNWMwMTZmYzI1MDc5ODc3MWZiYTVlMTA3NjVmOUBncm91cC5jYWxlbmRhci5nb29nbGUuY29t&quot;;&quot;VOGUE  booth rental Culver City&quot;)" office:value-type="string" office:string-value="VOGUE  booth rental Culver City" calcext:value-type="string">
            <text:p>VOGUE <text:s/>booth rental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VOGUE <text:s/>booth rental Culver City - Event</text:p>
          </table:table-cell>
          <table:table-cell table:style-name="ce3" table:formula="of:=HYPERLINK(&quot;https://www.google.com/calendar/event?eid=YmUzNTducDJidDFnbXZ1dDZlYWc0YTQ2cW8gY2IzNzFhNzg4NGNiZWZiOGRiYjQ2YzlmYTEyOWY5NzgwODEzNWMwMTZmYzI1MDc5ODc3MWZiYTVlMTA3NjVmOUBncm91cC5jYWxlbmRhci5nb29nbGUuY29t&quot;; image(&quot;https://api.qrserver.com/v1/create-qr-code/?size=150x150&amp;data=https://www.google.com/calendar/event?eid=YmUzNTducDJidDFnbXZ1dDZlYWc0YTQ2cW8gY2IzNzFhNzg4NGNiZWZiOGRiYjQ2YzlmYTEyOWY5NzgwODEzNWMwMTZmYzI1MDc5ODc3MWZiYTVlMTA3NjVmOU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YmUzNTducDJidDFnbXZ1dDZlYWc0YTQ2cW8gY2IzNzFhNzg4NGNiZWZiOGRiYjQ2YzlmYTEyOWY5NzgwODEzNWMwMTZmYzI1MDc5ODc3MWZiYTVlMTA3NjVmOUBncm91cC5jYWxlbmRhci5nb29nbGUuY29t" xlink:type="simple">https://www.google.com/calendar/event?eid=YmUzNTducDJidDFnbXZ1dDZlYWc0YTQ2cW8gY2IzNzFhNzg4NGNiZWZiOGRiYjQ2YzlmYTEyOWY5NzgwODEzNWMwMTZmYzI1MDc5ODc3MWZiYTVlMTA3NjVmOUBncm91cC5jYWxlbmRhci5nb29nbGUuY29t</text:a></text:p>
          </table:table-cell>
          <table:table-cell table:style-name="ce3" table:formula="of:=HYPERLINK(&quot;https://www.google.com/calendar/event?eid=YmUzNTducDJidDFnbXZ1dDZlYWc0YTQ2cW8gY2IzNzFhNzg4NGNiZWZiOGRiYjQ2YzlmYTEyOWY5NzgwODEzNWMwMTZmYzI1MDc5ODc3MWZiYTVlMTA3NjVmOUBncm91cC5jYWxlbmRhci5nb29nbGUuY29t&quot;;&quot;VOGUE  booth rental Culver City&quot;)" office:value-type="string" office:string-value="VOGUE  booth rental Culver City" calcext:value-type="string">
            <text:p>VOGUE <text:s/>booth rental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VOGUE <text:s/>booth rental Culver City - Event</text:p>
          </table:table-cell>
          <table:table-cell table:style-name="ce3" table:formula="of:=HYPERLINK(&quot;https://www.google.com/calendar/event?eid=MDNzcWFuZjc3dnZpMGs3MGdubjRjcDc2czAgY2IzNzFhNzg4NGNiZWZiOGRiYjQ2YzlmYTEyOWY5NzgwODEzNWMwMTZmYzI1MDc5ODc3MWZiYTVlMTA3NjVmOUBncm91cC5jYWxlbmRhci5nb29nbGUuY29t&quot;; image(&quot;https://api.qrserver.com/v1/create-qr-code/?size=150x150&amp;data=https://www.google.com/calendar/event?eid=MDNzcWFuZjc3dnZpMGs3MGdubjRjcDc2czAgY2IzNzFhNzg4NGNiZWZiOGRiYjQ2YzlmYTEyOWY5NzgwODEzNWMwMTZmYzI1MDc5ODc3MWZiYTVlMTA3NjVmOU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MDNzcWFuZjc3dnZpMGs3MGdubjRjcDc2czAgY2IzNzFhNzg4NGNiZWZiOGRiYjQ2YzlmYTEyOWY5NzgwODEzNWMwMTZmYzI1MDc5ODc3MWZiYTVlMTA3NjVmOUBncm91cC5jYWxlbmRhci5nb29nbGUuY29t" xlink:type="simple">https://www.google.com/calendar/event?eid=MDNzcWFuZjc3dnZpMGs3MGdubjRjcDc2czAgY2IzNzFhNzg4NGNiZWZiOGRiYjQ2YzlmYTEyOWY5NzgwODEzNWMwMTZmYzI1MDc5ODc3MWZiYTVlMTA3NjVmOUBncm91cC5jYWxlbmRhci5nb29nbGUuY29t</text:a></text:p>
          </table:table-cell>
          <table:table-cell table:style-name="ce3" table:formula="of:=HYPERLINK(&quot;https://www.google.com/calendar/event?eid=MDNzcWFuZjc3dnZpMGs3MGdubjRjcDc2czAgY2IzNzFhNzg4NGNiZWZiOGRiYjQ2YzlmYTEyOWY5NzgwODEzNWMwMTZmYzI1MDc5ODc3MWZiYTVlMTA3NjVmOUBncm91cC5jYWxlbmRhci5nb29nbGUuY29t&quot;;&quot;VOGUE  booth rental Culver City&quot;)" office:value-type="string" office:string-value="VOGUE  booth rental Culver City" calcext:value-type="string">
            <text:p>VOGUE <text:s/>booth rental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VOGUE <text:s/>booth rental Culver City - Event</text:p>
          </table:table-cell>
          <table:table-cell table:style-name="ce3" table:formula="of:=HYPERLINK(&quot;https://www.google.com/calendar/event?eid=dGpqcjNocnBnNTc3Z2M3anBqNHQzaWY2bTQgY2IzNzFhNzg4NGNiZWZiOGRiYjQ2YzlmYTEyOWY5NzgwODEzNWMwMTZmYzI1MDc5ODc3MWZiYTVlMTA3NjVmOUBncm91cC5jYWxlbmRhci5nb29nbGUuY29t&quot;; image(&quot;https://api.qrserver.com/v1/create-qr-code/?size=150x150&amp;data=https://www.google.com/calendar/event?eid=dGpqcjNocnBnNTc3Z2M3anBqNHQzaWY2bTQgY2IzNzFhNzg4NGNiZWZiOGRiYjQ2YzlmYTEyOWY5NzgwODEzNWMwMTZmYzI1MDc5ODc3MWZiYTVlMTA3NjVmOU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dGpqcjNocnBnNTc3Z2M3anBqNHQzaWY2bTQgY2IzNzFhNzg4NGNiZWZiOGRiYjQ2YzlmYTEyOWY5NzgwODEzNWMwMTZmYzI1MDc5ODc3MWZiYTVlMTA3NjVmOUBncm91cC5jYWxlbmRhci5nb29nbGUuY29t" xlink:type="simple">https://www.google.com/calendar/event?eid=dGpqcjNocnBnNTc3Z2M3anBqNHQzaWY2bTQgY2IzNzFhNzg4NGNiZWZiOGRiYjQ2YzlmYTEyOWY5NzgwODEzNWMwMTZmYzI1MDc5ODc3MWZiYTVlMTA3NjVmOUBncm91cC5jYWxlbmRhci5nb29nbGUuY29t</text:a></text:p>
          </table:table-cell>
          <table:table-cell table:style-name="ce3" table:formula="of:=HYPERLINK(&quot;https://www.google.com/calendar/event?eid=dGpqcjNocnBnNTc3Z2M3anBqNHQzaWY2bTQgY2IzNzFhNzg4NGNiZWZiOGRiYjQ2YzlmYTEyOWY5NzgwODEzNWMwMTZmYzI1MDc5ODc3MWZiYTVlMTA3NjVmOUBncm91cC5jYWxlbmRhci5nb29nbGUuY29t&quot;;&quot;VOGUE  booth rental Culver City&quot;)" office:value-type="string" office:string-value="VOGUE  booth rental Culver City" calcext:value-type="string">
            <text:p>VOGUE <text:s/>booth rental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VOGUE <text:s/>booth rental Culver City - Event</text:p>
          </table:table-cell>
          <table:table-cell table:style-name="ce3" table:formula="of:=HYPERLINK(&quot;https://www.google.com/calendar/event?eid=ZG00OHJiMDcyNzVzMGYzN2hhMTZ0aDI2N2MgY2IzNzFhNzg4NGNiZWZiOGRiYjQ2YzlmYTEyOWY5NzgwODEzNWMwMTZmYzI1MDc5ODc3MWZiYTVlMTA3NjVmOUBncm91cC5jYWxlbmRhci5nb29nbGUuY29t&quot;; image(&quot;https://api.qrserver.com/v1/create-qr-code/?size=150x150&amp;data=https://www.google.com/calendar/event?eid=ZG00OHJiMDcyNzVzMGYzN2hhMTZ0aDI2N2MgY2IzNzFhNzg4NGNiZWZiOGRiYjQ2YzlmYTEyOWY5NzgwODEzNWMwMTZmYzI1MDc5ODc3MWZiYTVlMTA3NjVmOU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ZG00OHJiMDcyNzVzMGYzN2hhMTZ0aDI2N2MgY2IzNzFhNzg4NGNiZWZiOGRiYjQ2YzlmYTEyOWY5NzgwODEzNWMwMTZmYzI1MDc5ODc3MWZiYTVlMTA3NjVmOUBncm91cC5jYWxlbmRhci5nb29nbGUuY29t" xlink:type="simple">https://www.google.com/calendar/event?eid=ZG00OHJiMDcyNzVzMGYzN2hhMTZ0aDI2N2MgY2IzNzFhNzg4NGNiZWZiOGRiYjQ2YzlmYTEyOWY5NzgwODEzNWMwMTZmYzI1MDc5ODc3MWZiYTVlMTA3NjVmOUBncm91cC5jYWxlbmRhci5nb29nbGUuY29t</text:a></text:p>
          </table:table-cell>
          <table:table-cell table:style-name="ce3" table:formula="of:=HYPERLINK(&quot;https://www.google.com/calendar/event?eid=ZG00OHJiMDcyNzVzMGYzN2hhMTZ0aDI2N2MgY2IzNzFhNzg4NGNiZWZiOGRiYjQ2YzlmYTEyOWY5NzgwODEzNWMwMTZmYzI1MDc5ODc3MWZiYTVlMTA3NjVmOUBncm91cC5jYWxlbmRhci5nb29nbGUuY29t&quot;;&quot;VOGUE  booth rental Culver City&quot;)" office:value-type="string" office:string-value="VOGUE  booth rental Culver City" calcext:value-type="string">
            <text:p>VOGUE <text:s/>booth rental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VOGUE <text:s/>booth rental Culver City - Event</text:p>
          </table:table-cell>
          <table:table-cell table:style-name="ce3" table:formula="of:=HYPERLINK(&quot;https://www.google.com/calendar/event?eid=M2FyZDF1djU0cDJzOGV0MGIyMmh0cGpmaGMgY2IzNzFhNzg4NGNiZWZiOGRiYjQ2YzlmYTEyOWY5NzgwODEzNWMwMTZmYzI1MDc5ODc3MWZiYTVlMTA3NjVmOUBncm91cC5jYWxlbmRhci5nb29nbGUuY29t&quot;; image(&quot;https://api.qrserver.com/v1/create-qr-code/?size=150x150&amp;data=https://www.google.com/calendar/event?eid=M2FyZDF1djU0cDJzOGV0MGIyMmh0cGpmaGMgY2IzNzFhNzg4NGNiZWZiOGRiYjQ2YzlmYTEyOWY5NzgwODEzNWMwMTZmYzI1MDc5ODc3MWZiYTVlMTA3NjVmOU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M2FyZDF1djU0cDJzOGV0MGIyMmh0cGpmaGMgY2IzNzFhNzg4NGNiZWZiOGRiYjQ2YzlmYTEyOWY5NzgwODEzNWMwMTZmYzI1MDc5ODc3MWZiYTVlMTA3NjVmOUBncm91cC5jYWxlbmRhci5nb29nbGUuY29t" xlink:type="simple">https://www.google.com/calendar/event?eid=M2FyZDF1djU0cDJzOGV0MGIyMmh0cGpmaGMgY2IzNzFhNzg4NGNiZWZiOGRiYjQ2YzlmYTEyOWY5NzgwODEzNWMwMTZmYzI1MDc5ODc3MWZiYTVlMTA3NjVmOUBncm91cC5jYWxlbmRhci5nb29nbGUuY29t</text:a></text:p>
          </table:table-cell>
          <table:table-cell table:style-name="ce3" table:formula="of:=HYPERLINK(&quot;https://www.google.com/calendar/event?eid=M2FyZDF1djU0cDJzOGV0MGIyMmh0cGpmaGMgY2IzNzFhNzg4NGNiZWZiOGRiYjQ2YzlmYTEyOWY5NzgwODEzNWMwMTZmYzI1MDc5ODc3MWZiYTVlMTA3NjVmOUBncm91cC5jYWxlbmRhci5nb29nbGUuY29t&quot;;&quot;VOGUE  booth rental Culver City&quot;)" office:value-type="string" office:string-value="VOGUE  booth rental Culver City" calcext:value-type="string">
            <text:p>VOGUE <text:s/>booth rental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VOGUE <text:s/>booth rental Culver City - Event</text:p>
          </table:table-cell>
          <table:table-cell table:style-name="ce3" table:formula="of:=HYPERLINK(&quot;https://www.google.com/calendar/event?eid=MHY4ZWl0NXN1cWttdmNqdmltZWt0czNoOW8gY2IzNzFhNzg4NGNiZWZiOGRiYjQ2YzlmYTEyOWY5NzgwODEzNWMwMTZmYzI1MDc5ODc3MWZiYTVlMTA3NjVmOUBncm91cC5jYWxlbmRhci5nb29nbGUuY29t&quot;; image(&quot;https://api.qrserver.com/v1/create-qr-code/?size=150x150&amp;data=https://www.google.com/calendar/event?eid=MHY4ZWl0NXN1cWttdmNqdmltZWt0czNoOW8gY2IzNzFhNzg4NGNiZWZiOGRiYjQ2YzlmYTEyOWY5NzgwODEzNWMwMTZmYzI1MDc5ODc3MWZiYTVlMTA3NjVmOU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MHY4ZWl0NXN1cWttdmNqdmltZWt0czNoOW8gY2IzNzFhNzg4NGNiZWZiOGRiYjQ2YzlmYTEyOWY5NzgwODEzNWMwMTZmYzI1MDc5ODc3MWZiYTVlMTA3NjVmOUBncm91cC5jYWxlbmRhci5nb29nbGUuY29t" xlink:type="simple">https://www.google.com/calendar/event?eid=MHY4ZWl0NXN1cWttdmNqdmltZWt0czNoOW8gY2IzNzFhNzg4NGNiZWZiOGRiYjQ2YzlmYTEyOWY5NzgwODEzNWMwMTZmYzI1MDc5ODc3MWZiYTVlMTA3NjVmOUBncm91cC5jYWxlbmRhci5nb29nbGUuY29t</text:a></text:p>
          </table:table-cell>
          <table:table-cell table:style-name="ce3" table:formula="of:=HYPERLINK(&quot;https://www.google.com/calendar/event?eid=MHY4ZWl0NXN1cWttdmNqdmltZWt0czNoOW8gY2IzNzFhNzg4NGNiZWZiOGRiYjQ2YzlmYTEyOWY5NzgwODEzNWMwMTZmYzI1MDc5ODc3MWZiYTVlMTA3NjVmOUBncm91cC5jYWxlbmRhci5nb29nbGUuY29t&quot;;&quot;VOGUE  booth rental Culver City&quot;)" office:value-type="string" office:string-value="VOGUE  booth rental Culver City" calcext:value-type="string">
            <text:p>VOGUE <text:s/>booth rental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VOGUE <text:s/>booth rental Culver City - Event</text:p>
          </table:table-cell>
          <table:table-cell table:style-name="ce3" table:formula="of:=HYPERLINK(&quot;https://www.google.com/calendar/event?eid=bG5jNTB0MDkwc3RvNGk5c2xuYzdqZnVpODQgY2IzNzFhNzg4NGNiZWZiOGRiYjQ2YzlmYTEyOWY5NzgwODEzNWMwMTZmYzI1MDc5ODc3MWZiYTVlMTA3NjVmOUBncm91cC5jYWxlbmRhci5nb29nbGUuY29t&quot;; image(&quot;https://api.qrserver.com/v1/create-qr-code/?size=150x150&amp;data=https://www.google.com/calendar/event?eid=bG5jNTB0MDkwc3RvNGk5c2xuYzdqZnVpODQgY2IzNzFhNzg4NGNiZWZiOGRiYjQ2YzlmYTEyOWY5NzgwODEzNWMwMTZmYzI1MDc5ODc3MWZiYTVlMTA3NjVmOU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bG5jNTB0MDkwc3RvNGk5c2xuYzdqZnVpODQgY2IzNzFhNzg4NGNiZWZiOGRiYjQ2YzlmYTEyOWY5NzgwODEzNWMwMTZmYzI1MDc5ODc3MWZiYTVlMTA3NjVmOUBncm91cC5jYWxlbmRhci5nb29nbGUuY29t" xlink:type="simple">https://www.google.com/calendar/event?eid=bG5jNTB0MDkwc3RvNGk5c2xuYzdqZnVpODQgY2IzNzFhNzg4NGNiZWZiOGRiYjQ2YzlmYTEyOWY5NzgwODEzNWMwMTZmYzI1MDc5ODc3MWZiYTVlMTA3NjVmOUBncm91cC5jYWxlbmRhci5nb29nbGUuY29t</text:a></text:p>
          </table:table-cell>
          <table:table-cell table:style-name="ce3" table:formula="of:=HYPERLINK(&quot;https://www.google.com/calendar/event?eid=bG5jNTB0MDkwc3RvNGk5c2xuYzdqZnVpODQgY2IzNzFhNzg4NGNiZWZiOGRiYjQ2YzlmYTEyOWY5NzgwODEzNWMwMTZmYzI1MDc5ODc3MWZiYTVlMTA3NjVmOUBncm91cC5jYWxlbmRhci5nb29nbGUuY29t&quot;;&quot;VOGUE  booth rental Culver City&quot;)" office:value-type="string" office:string-value="VOGUE  booth rental Culver City" calcext:value-type="string">
            <text:p>VOGUE <text:s/>booth rental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VOGUE <text:s/>booth rental Culver City - Event</text:p>
          </table:table-cell>
          <table:table-cell table:style-name="ce3" table:formula="of:=HYPERLINK(&quot;https://www.google.com/calendar/event?eid=dHRzMjdmYW5vZDV2YjdqaXJhN2xrcWoxYWcgY2IzNzFhNzg4NGNiZWZiOGRiYjQ2YzlmYTEyOWY5NzgwODEzNWMwMTZmYzI1MDc5ODc3MWZiYTVlMTA3NjVmOUBncm91cC5jYWxlbmRhci5nb29nbGUuY29t&quot;; image(&quot;https://api.qrserver.com/v1/create-qr-code/?size=150x150&amp;data=https://www.google.com/calendar/event?eid=dHRzMjdmYW5vZDV2YjdqaXJhN2xrcWoxYWcgY2IzNzFhNzg4NGNiZWZiOGRiYjQ2YzlmYTEyOWY5NzgwODEzNWMwMTZmYzI1MDc5ODc3MWZiYTVlMTA3NjVmOU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dHRzMjdmYW5vZDV2YjdqaXJhN2xrcWoxYWcgY2IzNzFhNzg4NGNiZWZiOGRiYjQ2YzlmYTEyOWY5NzgwODEzNWMwMTZmYzI1MDc5ODc3MWZiYTVlMTA3NjVmOUBncm91cC5jYWxlbmRhci5nb29nbGUuY29t" xlink:type="simple">https://www.google.com/calendar/event?eid=dHRzMjdmYW5vZDV2YjdqaXJhN2xrcWoxYWcgY2IzNzFhNzg4NGNiZWZiOGRiYjQ2YzlmYTEyOWY5NzgwODEzNWMwMTZmYzI1MDc5ODc3MWZiYTVlMTA3NjVmOUBncm91cC5jYWxlbmRhci5nb29nbGUuY29t</text:a></text:p>
          </table:table-cell>
          <table:table-cell table:style-name="ce3" table:formula="of:=HYPERLINK(&quot;https://www.google.com/calendar/event?eid=dHRzMjdmYW5vZDV2YjdqaXJhN2xrcWoxYWcgY2IzNzFhNzg4NGNiZWZiOGRiYjQ2YzlmYTEyOWY5NzgwODEzNWMwMTZmYzI1MDc5ODc3MWZiYTVlMTA3NjVmOUBncm91cC5jYWxlbmRhci5nb29nbGUuY29t&quot;;&quot;VOGUE  booth rental Culver City&quot;)" office:value-type="string" office:string-value="VOGUE  booth rental Culver City" calcext:value-type="string">
            <text:p>VOGUE <text:s/>booth rental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VOGUE <text:s/>booth rental Culver City - Event</text:p>
          </table:table-cell>
          <table:table-cell table:style-name="ce3" table:formula="of:=HYPERLINK(&quot;https://www.google.com/calendar/event?eid=cGNzMjNsZjlscWhpbDVxaG5tdWJyNnJ1b2sgY2IzNzFhNzg4NGNiZWZiOGRiYjQ2YzlmYTEyOWY5NzgwODEzNWMwMTZmYzI1MDc5ODc3MWZiYTVlMTA3NjVmOUBncm91cC5jYWxlbmRhci5nb29nbGUuY29t&quot;; image(&quot;https://api.qrserver.com/v1/create-qr-code/?size=150x150&amp;data=https://www.google.com/calendar/event?eid=cGNzMjNsZjlscWhpbDVxaG5tdWJyNnJ1b2sgY2IzNzFhNzg4NGNiZWZiOGRiYjQ2YzlmYTEyOWY5NzgwODEzNWMwMTZmYzI1MDc5ODc3MWZiYTVlMTA3NjVmOU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cGNzMjNsZjlscWhpbDVxaG5tdWJyNnJ1b2sgY2IzNzFhNzg4NGNiZWZiOGRiYjQ2YzlmYTEyOWY5NzgwODEzNWMwMTZmYzI1MDc5ODc3MWZiYTVlMTA3NjVmOUBncm91cC5jYWxlbmRhci5nb29nbGUuY29t" xlink:type="simple">https://www.google.com/calendar/event?eid=cGNzMjNsZjlscWhpbDVxaG5tdWJyNnJ1b2sgY2IzNzFhNzg4NGNiZWZiOGRiYjQ2YzlmYTEyOWY5NzgwODEzNWMwMTZmYzI1MDc5ODc3MWZiYTVlMTA3NjVmOUBncm91cC5jYWxlbmRhci5nb29nbGUuY29t</text:a></text:p>
          </table:table-cell>
          <table:table-cell table:style-name="ce3" table:formula="of:=HYPERLINK(&quot;https://www.google.com/calendar/event?eid=cGNzMjNsZjlscWhpbDVxaG5tdWJyNnJ1b2sgY2IzNzFhNzg4NGNiZWZiOGRiYjQ2YzlmYTEyOWY5NzgwODEzNWMwMTZmYzI1MDc5ODc3MWZiYTVlMTA3NjVmOUBncm91cC5jYWxlbmRhci5nb29nbGUuY29t&quot;;&quot;VOGUE  booth rental Culver City&quot;)" office:value-type="string" office:string-value="VOGUE  booth rental Culver City" calcext:value-type="string">
            <text:p>VOGUE <text:s/>booth rental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VOGUE <text:s/>booth rental Culver City - Event</text:p>
          </table:table-cell>
          <table:table-cell table:style-name="ce3" table:formula="of:=HYPERLINK(&quot;https://www.google.com/calendar/event?eid=aTVzY2RzYXNoMWhna3Fwb2gybWdibmYxMTQgY2IzNzFhNzg4NGNiZWZiOGRiYjQ2YzlmYTEyOWY5NzgwODEzNWMwMTZmYzI1MDc5ODc3MWZiYTVlMTA3NjVmOUBncm91cC5jYWxlbmRhci5nb29nbGUuY29t&quot;; image(&quot;https://api.qrserver.com/v1/create-qr-code/?size=150x150&amp;data=https://www.google.com/calendar/event?eid=aTVzY2RzYXNoMWhna3Fwb2gybWdibmYxMTQgY2IzNzFhNzg4NGNiZWZiOGRiYjQ2YzlmYTEyOWY5NzgwODEzNWMwMTZmYzI1MDc5ODc3MWZiYTVlMTA3NjVmOU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aTVzY2RzYXNoMWhna3Fwb2gybWdibmYxMTQgY2IzNzFhNzg4NGNiZWZiOGRiYjQ2YzlmYTEyOWY5NzgwODEzNWMwMTZmYzI1MDc5ODc3MWZiYTVlMTA3NjVmOUBncm91cC5jYWxlbmRhci5nb29nbGUuY29t" xlink:type="simple">https://www.google.com/calendar/event?eid=aTVzY2RzYXNoMWhna3Fwb2gybWdibmYxMTQgY2IzNzFhNzg4NGNiZWZiOGRiYjQ2YzlmYTEyOWY5NzgwODEzNWMwMTZmYzI1MDc5ODc3MWZiYTVlMTA3NjVmOUBncm91cC5jYWxlbmRhci5nb29nbGUuY29t</text:a></text:p>
          </table:table-cell>
          <table:table-cell table:style-name="ce3" table:formula="of:=HYPERLINK(&quot;https://www.google.com/calendar/event?eid=aTVzY2RzYXNoMWhna3Fwb2gybWdibmYxMTQgY2IzNzFhNzg4NGNiZWZiOGRiYjQ2YzlmYTEyOWY5NzgwODEzNWMwMTZmYzI1MDc5ODc3MWZiYTVlMTA3NjVmOUBncm91cC5jYWxlbmRhci5nb29nbGUuY29t&quot;;&quot;VOGUE  booth rental Culver City&quot;)" office:value-type="string" office:string-value="VOGUE  booth rental Culver City" calcext:value-type="string">
            <text:p>VOGUE <text:s/>booth rental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VOGUE <text:s/>booth rental Culver City - Event</text:p>
          </table:table-cell>
          <table:table-cell table:style-name="ce3" table:formula="of:=HYPERLINK(&quot;https://www.google.com/calendar/event?eid=YXY1NmM3MmJzNmNydHVuNXB2MGRkbDA1cjQgY2IzNzFhNzg4NGNiZWZiOGRiYjQ2YzlmYTEyOWY5NzgwODEzNWMwMTZmYzI1MDc5ODc3MWZiYTVlMTA3NjVmOUBncm91cC5jYWxlbmRhci5nb29nbGUuY29t&quot;; image(&quot;https://api.qrserver.com/v1/create-qr-code/?size=150x150&amp;data=https://www.google.com/calendar/event?eid=YXY1NmM3MmJzNmNydHVuNXB2MGRkbDA1cjQgY2IzNzFhNzg4NGNiZWZiOGRiYjQ2YzlmYTEyOWY5NzgwODEzNWMwMTZmYzI1MDc5ODc3MWZiYTVlMTA3NjVmOU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YXY1NmM3MmJzNmNydHVuNXB2MGRkbDA1cjQgY2IzNzFhNzg4NGNiZWZiOGRiYjQ2YzlmYTEyOWY5NzgwODEzNWMwMTZmYzI1MDc5ODc3MWZiYTVlMTA3NjVmOUBncm91cC5jYWxlbmRhci5nb29nbGUuY29t" xlink:type="simple">https://www.google.com/calendar/event?eid=YXY1NmM3MmJzNmNydHVuNXB2MGRkbDA1cjQgY2IzNzFhNzg4NGNiZWZiOGRiYjQ2YzlmYTEyOWY5NzgwODEzNWMwMTZmYzI1MDc5ODc3MWZiYTVlMTA3NjVmOUBncm91cC5jYWxlbmRhci5nb29nbGUuY29t</text:a></text:p>
          </table:table-cell>
          <table:table-cell table:style-name="ce3" table:formula="of:=HYPERLINK(&quot;https://www.google.com/calendar/event?eid=YXY1NmM3MmJzNmNydHVuNXB2MGRkbDA1cjQgY2IzNzFhNzg4NGNiZWZiOGRiYjQ2YzlmYTEyOWY5NzgwODEzNWMwMTZmYzI1MDc5ODc3MWZiYTVlMTA3NjVmOUBncm91cC5jYWxlbmRhci5nb29nbGUuY29t&quot;;&quot;VOGUE  booth rental Culver City&quot;)" office:value-type="string" office:string-value="VOGUE  booth rental Culver City" calcext:value-type="string">
            <text:p>VOGUE <text:s/>booth rental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VOGUE <text:s/>booth rental Culver City - Event</text:p>
          </table:table-cell>
          <table:table-cell table:style-name="ce3" table:formula="of:=HYPERLINK(&quot;https://www.google.com/calendar/event?eid=ODFwcDlybzh2bDloZnUwdXQ1NmFka3FuMmcgY2IzNzFhNzg4NGNiZWZiOGRiYjQ2YzlmYTEyOWY5NzgwODEzNWMwMTZmYzI1MDc5ODc3MWZiYTVlMTA3NjVmOUBncm91cC5jYWxlbmRhci5nb29nbGUuY29t&quot;; image(&quot;https://api.qrserver.com/v1/create-qr-code/?size=150x150&amp;data=https://www.google.com/calendar/event?eid=ODFwcDlybzh2bDloZnUwdXQ1NmFka3FuMmcgY2IzNzFhNzg4NGNiZWZiOGRiYjQ2YzlmYTEyOWY5NzgwODEzNWMwMTZmYzI1MDc5ODc3MWZiYTVlMTA3NjVmOU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ODFwcDlybzh2bDloZnUwdXQ1NmFka3FuMmcgY2IzNzFhNzg4NGNiZWZiOGRiYjQ2YzlmYTEyOWY5NzgwODEzNWMwMTZmYzI1MDc5ODc3MWZiYTVlMTA3NjVmOUBncm91cC5jYWxlbmRhci5nb29nbGUuY29t" xlink:type="simple">https://www.google.com/calendar/event?eid=ODFwcDlybzh2bDloZnUwdXQ1NmFka3FuMmcgY2IzNzFhNzg4NGNiZWZiOGRiYjQ2YzlmYTEyOWY5NzgwODEzNWMwMTZmYzI1MDc5ODc3MWZiYTVlMTA3NjVmOUBncm91cC5jYWxlbmRhci5nb29nbGUuY29t</text:a></text:p>
          </table:table-cell>
          <table:table-cell table:style-name="ce3" table:formula="of:=HYPERLINK(&quot;https://www.google.com/calendar/event?eid=ODFwcDlybzh2bDloZnUwdXQ1NmFka3FuMmcgY2IzNzFhNzg4NGNiZWZiOGRiYjQ2YzlmYTEyOWY5NzgwODEzNWMwMTZmYzI1MDc5ODc3MWZiYTVlMTA3NjVmOUBncm91cC5jYWxlbmRhci5nb29nbGUuY29t&quot;;&quot;VOGUE  booth rental Culver City&quot;)" office:value-type="string" office:string-value="VOGUE  booth rental Culver City" calcext:value-type="string">
            <text:p>VOGUE <text:s/>booth rental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ideo</text:p>
          </table:table-cell>
          <table:table-cell table:style-name="ce2" office:value-type="string" calcext:value-type="string">
            <text:p>VOGUE <text:s/>booth rental Culver City</text:p>
          </table:table-cell>
          <table:table-cell table:style-name="ce3" table:formula="of:=HYPERLINK(&quot;https://youtu.be/pwiqBbyeUjE&quot;; image(&quot;https://api.qrserver.com/v1/create-qr-code/?size=150x150&amp;data=https://youtu.be/pwiqBbyeUjE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youtu.be/pwiqBbyeUjE" xlink:type="simple">https://youtu.be/pwiqBbyeUjE</text:a></text:p>
          </table:table-cell>
          <table:table-cell table:style-name="ce3" table:formula="of:=HYPERLINK(&quot;https://youtu.be/pwiqBbyeUjE&quot;;&quot;VOGUE  booth rental Culver City&quot;)" office:value-type="string" office:string-value="VOGUE  booth rental Culver City" calcext:value-type="string">
            <text:p>VOGUE <text:s/>booth rental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ideo</text:p>
          </table:table-cell>
          <table:table-cell table:style-name="ce2" office:value-type="string" calcext:value-type="string">
            <text:p>VOGUE <text:s/>booth rental Culver City</text:p>
          </table:table-cell>
          <table:table-cell table:style-name="ce3" table:formula="of:=HYPERLINK(&quot;https://youtu.be/1-dEkZNtZHI&quot;; image(&quot;https://api.qrserver.com/v1/create-qr-code/?size=150x150&amp;data=https://youtu.be/1-dEkZNtZHI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youtu.be/1-dEkZNtZHI" xlink:type="simple">https://youtu.be/1-dEkZNtZHI</text:a></text:p>
          </table:table-cell>
          <table:table-cell table:style-name="ce3" table:formula="of:=HYPERLINK(&quot;https://youtu.be/1-dEkZNtZHI&quot;;&quot;VOGUE  booth rental Culver City&quot;)" office:value-type="string" office:string-value="VOGUE  booth rental Culver City" calcext:value-type="string">
            <text:p>VOGUE <text:s/>booth rental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ideo</text:p>
          </table:table-cell>
          <table:table-cell table:style-name="ce2" office:value-type="string" calcext:value-type="string">
            <text:p>VOGUE <text:s/>booth rental Culver City</text:p>
          </table:table-cell>
          <table:table-cell table:style-name="ce3" table:formula="of:=HYPERLINK(&quot;https://youtu.be/FPsGz17-j10&quot;; image(&quot;https://api.qrserver.com/v1/create-qr-code/?size=150x150&amp;data=https://youtu.be/FPsGz17-j10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youtu.be/FPsGz17-j10" xlink:type="simple">https://youtu.be/FPsGz17-j10</text:a></text:p>
          </table:table-cell>
          <table:table-cell table:style-name="ce3" table:formula="of:=HYPERLINK(&quot;https://youtu.be/FPsGz17-j10&quot;;&quot;VOGUE  booth rental Culver City&quot;)" office:value-type="string" office:string-value="VOGUE  booth rental Culver City" calcext:value-type="string">
            <text:p>VOGUE <text:s/>booth rental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ideo</text:p>
          </table:table-cell>
          <table:table-cell table:style-name="ce2" office:value-type="string" calcext:value-type="string">
            <text:p>VOGUE <text:s/>booth rental Culver City</text:p>
          </table:table-cell>
          <table:table-cell table:style-name="ce3" table:formula="of:=HYPERLINK(&quot;https://youtu.be/EmCLBIu0R2I&quot;; image(&quot;https://api.qrserver.com/v1/create-qr-code/?size=150x150&amp;data=https://youtu.be/EmCLBIu0R2I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youtu.be/EmCLBIu0R2I" xlink:type="simple">https://youtu.be/EmCLBIu0R2I</text:a></text:p>
          </table:table-cell>
          <table:table-cell table:style-name="ce3" table:formula="of:=HYPERLINK(&quot;https://youtu.be/EmCLBIu0R2I&quot;;&quot;VOGUE  booth rental Culver City&quot;)" office:value-type="string" office:string-value="VOGUE  booth rental Culver City" calcext:value-type="string">
            <text:p>VOGUE <text:s/>booth rental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ideo</text:p>
          </table:table-cell>
          <table:table-cell table:style-name="ce2" office:value-type="string" calcext:value-type="string">
            <text:p>VOGUE <text:s/>booth rental Culver City</text:p>
          </table:table-cell>
          <table:table-cell table:style-name="ce3" table:formula="of:=HYPERLINK(&quot;https://youtu.be/10hlB0RTfVM&quot;; image(&quot;https://api.qrserver.com/v1/create-qr-code/?size=150x150&amp;data=https://youtu.be/10hlB0RTfVM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youtu.be/10hlB0RTfVM" xlink:type="simple">https://youtu.be/10hlB0RTfVM</text:a></text:p>
          </table:table-cell>
          <table:table-cell table:style-name="ce3" table:formula="of:=HYPERLINK(&quot;https://youtu.be/10hlB0RTfVM&quot;;&quot;VOGUE  booth rental Culver City&quot;)" office:value-type="string" office:string-value="VOGUE  booth rental Culver City" calcext:value-type="string">
            <text:p>VOGUE <text:s/>booth rental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Sheet1</text:p>
          </table:table-cell>
          <table:table-cell table:style-name="ce3" table:formula="of:=HYPERLINK(&quot;https://docs.google.com/spreadsheets/d/1fdNqaXLrejqq-PLy5IWZnb3vtdJIpfgKAOoJZaTu8rU/edit#gid=0&quot;; image(&quot;https://api.qrserver.com/v1/create-qr-code/?size=150x150&amp;data=https://docs.google.com/spreadsheets/d/1fdNqaXLrejqq-PLy5IWZnb3vtdJIpfgKAOoJZaTu8rU/edit#gid=0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s/d/1fdNqaXLrejqq-PLy5IWZnb3vtdJIpfgKAOoJZaTu8rU/edit#gid=0" xlink:type="simple">https://docs.google.com/spreadsheets/d/1fdNqaXLrejqq-PLy5IWZnb3vtdJIpfgKAOoJZaTu8rU/edit#gid=0</text:a></text:p>
          </table:table-cell>
          <table:table-cell table:style-name="ce3" table:formula="of:=HYPERLINK(&quot;https://docs.google.com/spreadsheets/d/1fdNqaXLrejqq-PLy5IWZnb3vtdJIpfgKAOoJZaTu8rU/edit#gid=0&quot;;&quot;VOGUE  booth rental Culver City Sheet1&quot;)" office:value-type="string" office:string-value="VOGUE  booth rental Culver City Sheet1" calcext:value-type="string">
            <text:p>VOGUE <text:s/>booth rental Culver City Sheet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Keywords</text:p>
          </table:table-cell>
          <table:table-cell table:style-name="ce3" table:formula="of:=HYPERLINK(&quot;https://docs.google.com/spreadsheets/d/1fdNqaXLrejqq-PLy5IWZnb3vtdJIpfgKAOoJZaTu8rU/edit#gid=365664775&quot;; image(&quot;https://api.qrserver.com/v1/create-qr-code/?size=150x150&amp;data=https://docs.google.com/spreadsheets/d/1fdNqaXLrejqq-PLy5IWZnb3vtdJIpfgKAOoJZaTu8rU/edit#gid=365664775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s/d/1fdNqaXLrejqq-PLy5IWZnb3vtdJIpfgKAOoJZaTu8rU/edit#gid=365664775" xlink:type="simple">https://docs.google.com/spreadsheets/d/1fdNqaXLrejqq-PLy5IWZnb3vtdJIpfgKAOoJZaTu8rU/edit#gid=365664775</text:a></text:p>
          </table:table-cell>
          <table:table-cell table:style-name="ce3" table:formula="of:=HYPERLINK(&quot;https://docs.google.com/spreadsheets/d/1fdNqaXLrejqq-PLy5IWZnb3vtdJIpfgKAOoJZaTu8rU/edit#gid=365664775&quot;;&quot;VOGUE  booth rental Culver City Keywords&quot;)" office:value-type="string" office:string-value="VOGUE  booth rental Culver City Keywords" calcext:value-type="string">
            <text:p>VOGUE <text:s/>booth rental Culver City Keyword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Content</text:p>
          </table:table-cell>
          <table:table-cell table:style-name="ce3" table:formula="of:=HYPERLINK(&quot;https://docs.google.com/spreadsheets/d/1fdNqaXLrejqq-PLy5IWZnb3vtdJIpfgKAOoJZaTu8rU/edit#gid=1449586234&quot;; image(&quot;https://api.qrserver.com/v1/create-qr-code/?size=150x150&amp;data=https://docs.google.com/spreadsheets/d/1fdNqaXLrejqq-PLy5IWZnb3vtdJIpfgKAOoJZaTu8rU/edit#gid=1449586234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s/d/1fdNqaXLrejqq-PLy5IWZnb3vtdJIpfgKAOoJZaTu8rU/edit#gid=1449586234" xlink:type="simple">https://docs.google.com/spreadsheets/d/1fdNqaXLrejqq-PLy5IWZnb3vtdJIpfgKAOoJZaTu8rU/edit#gid=1449586234</text:a></text:p>
          </table:table-cell>
          <table:table-cell table:style-name="ce3" table:formula="of:=HYPERLINK(&quot;https://docs.google.com/spreadsheets/d/1fdNqaXLrejqq-PLy5IWZnb3vtdJIpfgKAOoJZaTu8rU/edit#gid=1449586234&quot;;&quot;VOGUE  booth rental Culver City Content&quot;)" office:value-type="string" office:string-value="VOGUE  booth rental Culver City Content" calcext:value-type="string">
            <text:p>VOGUE <text:s/>booth rental Culver City Cont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Calendar Events</text:p>
          </table:table-cell>
          <table:table-cell table:style-name="ce3" table:formula="of:=HYPERLINK(&quot;https://docs.google.com/spreadsheets/d/1fdNqaXLrejqq-PLy5IWZnb3vtdJIpfgKAOoJZaTu8rU/edit#gid=365172716&quot;; image(&quot;https://api.qrserver.com/v1/create-qr-code/?size=150x150&amp;data=https://docs.google.com/spreadsheets/d/1fdNqaXLrejqq-PLy5IWZnb3vtdJIpfgKAOoJZaTu8rU/edit#gid=365172716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s/d/1fdNqaXLrejqq-PLy5IWZnb3vtdJIpfgKAOoJZaTu8rU/edit#gid=365172716" xlink:type="simple">https://docs.google.com/spreadsheets/d/1fdNqaXLrejqq-PLy5IWZnb3vtdJIpfgKAOoJZaTu8rU/edit#gid=365172716</text:a></text:p>
          </table:table-cell>
          <table:table-cell table:style-name="ce3" table:formula="of:=HYPERLINK(&quot;https://docs.google.com/spreadsheets/d/1fdNqaXLrejqq-PLy5IWZnb3vtdJIpfgKAOoJZaTu8rU/edit#gid=365172716&quot;;&quot;VOGUE  booth rental Culver City Calendar Events&quot;)" office:value-type="string" office:string-value="VOGUE  booth rental Culver City Calendar Events" calcext:value-type="string">
            <text:p>VOGUE <text:s/>booth rental Culver City Calendar Event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RSS Feeds</text:p>
          </table:table-cell>
          <table:table-cell table:style-name="ce3" table:formula="of:=HYPERLINK(&quot;https://docs.google.com/spreadsheets/d/1fdNqaXLrejqq-PLy5IWZnb3vtdJIpfgKAOoJZaTu8rU/edit#gid=1846943574&quot;; image(&quot;https://api.qrserver.com/v1/create-qr-code/?size=150x150&amp;data=https://docs.google.com/spreadsheets/d/1fdNqaXLrejqq-PLy5IWZnb3vtdJIpfgKAOoJZaTu8rU/edit#gid=1846943574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s/d/1fdNqaXLrejqq-PLy5IWZnb3vtdJIpfgKAOoJZaTu8rU/edit#gid=1846943574" xlink:type="simple">https://docs.google.com/spreadsheets/d/1fdNqaXLrejqq-PLy5IWZnb3vtdJIpfgKAOoJZaTu8rU/edit#gid=1846943574</text:a></text:p>
          </table:table-cell>
          <table:table-cell table:style-name="ce3" table:formula="of:=HYPERLINK(&quot;https://docs.google.com/spreadsheets/d/1fdNqaXLrejqq-PLy5IWZnb3vtdJIpfgKAOoJZaTu8rU/edit#gid=1846943574&quot;;&quot;VOGUE  booth rental Culver City RSS Feeds&quot;)" office:value-type="string" office:string-value="VOGUE  booth rental Culver City RSS Feeds" calcext:value-type="string">
            <text:p>VOGUE <text:s/>booth rental Culver City RSS Feed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folder HTML</text:p>
          </table:table-cell>
          <table:table-cell table:style-name="ce2" office:value-type="string" calcext:value-type="string">
            <text:p>VOGUE <text:s/>booth rental Culver City HTML</text:p>
          </table:table-cell>
          <table:table-cell/>
          <table:table-cell table:style-name="ce4" office:value-type="string" calcext:value-type="string">
            <text:p><text:a xlink:href="https://drive.google.com/drive/folders/1YT7Rz5LYSkleikCurGVljPzIKipMFDDj?usp=sharing" xlink:type="simple">https://drive.google.com/drive/folders/1YT7Rz5LYSkleikCurGVljPzIKipMFDDj?usp=sharing</text:a></text:p>
          </table:table-cell>
          <table:table-cell table:style-name="ce3" table:formula="of:=HYPERLINK(&quot;https://drive.google.com/drive/folders/1YT7Rz5LYSkleikCurGVljPzIKipMFDDj?usp=sharing&quot;;&quot;VOGUE  booth rental Culver City HTML&quot;)" office:value-type="string" office:string-value="VOGUE  booth rental Culver City HTML" calcext:value-type="string">
            <text:p>VOGUE <text:s/>booth rental Culver City HTML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HTML</text:p>
          </table:table-cell>
          <table:table-cell table:style-name="ce2" office:value-type="string" calcext:value-type="string">
            <text:p>VOGUE <text:s/>booth rental Culver City.html</text:p>
          </table:table-cell>
          <table:table-cell/>
          <table:table-cell table:style-name="ce4" office:value-type="string" calcext:value-type="string">
            <text:p><text:a xlink:href="https://drive.google.com/file/d/16pTsAbAnz99X6a6UXxeS2RnQ3BJmjphB/view?usp=sharing" xlink:type="simple">https://drive.google.com/file/d/16pTsAbAnz99X6a6UXxeS2RnQ3BJmjphB/view?usp=sharing</text:a></text:p>
          </table:table-cell>
          <table:table-cell table:style-name="ce3" table:formula="of:=HYPERLINK(&quot;https://drive.google.com/file/d/16pTsAbAnz99X6a6UXxeS2RnQ3BJmjphB/view?usp=sharing&quot;;&quot;VOGUE  booth rental Culver City.html&quot;)" office:value-type="string" office:string-value="VOGUE  booth rental Culver City.html" calcext:value-type="string">
            <text:p>VOGUE <text:s/>booth rental Culver City.html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folder Microsoft Files</text:p>
          </table:table-cell>
          <table:table-cell table:style-name="ce2" office:value-type="string" calcext:value-type="string">
            <text:p>VOGUE <text:s/>booth rental Culver City MSFT</text:p>
          </table:table-cell>
          <table:table-cell/>
          <table:table-cell table:style-name="ce4" office:value-type="string" calcext:value-type="string">
            <text:p><text:a xlink:href="https://drive.google.com/drive/folders/1-xzqyJEfsenlzt6Q-qbqBtIOOaI2US_3?usp=sharing" xlink:type="simple">https://drive.google.com/drive/folders/1-xzqyJEfsenlzt6Q-qbqBtIOOaI2US_3?usp=sharing</text:a></text:p>
          </table:table-cell>
          <table:table-cell table:style-name="ce3" table:formula="of:=HYPERLINK(&quot;https://drive.google.com/drive/folders/1-xzqyJEfsenlzt6Q-qbqBtIOOaI2US_3?usp=sharing&quot;;&quot;VOGUE  booth rental Culver City MSFT&quot;)" office:value-type="string" office:string-value="VOGUE  booth rental Culver City MSFT" calcext:value-type="string">
            <text:p>VOGUE <text:s/>booth rental Culver City MSF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photo booth rental Culver City</text:p>
          </table:table-cell>
          <table:table-cell/>
          <table:table-cell table:style-name="ce4" office:value-type="string" calcext:value-type="string">
            <text:p><text:a xlink:href="https://docs.google.com/document/d/1w2Zwwy_Lt24sb2CZONvmxORGguk8FT8qaf-N-DdohmY/edit?usp=sharing" xlink:type="simple">https://docs.google.com/document/d/1w2Zwwy_Lt24sb2CZONvmxORGguk8FT8qaf-N-DdohmY/edit?usp=sharing</text:a></text:p>
          </table:table-cell>
          <table:table-cell table:style-name="ce3" table:formula="of:=HYPERLINK(&quot;https://docs.google.com/document/d/1w2Zwwy_Lt24sb2CZONvmxORGguk8FT8qaf-N-DdohmY/edit?usp=sharing&quot;;&quot;photo booth rental Culver City&quot;)" office:value-type="string" office:string-value="photo booth rental Culver City" calcext:value-type="string">
            <text:p>photo booth rental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photo booth rental Culver City pub</text:p>
          </table:table-cell>
          <table:table-cell/>
          <table:table-cell table:style-name="ce4" office:value-type="string" calcext:value-type="string">
            <text:p><text:a xlink:href="https://docs.google.com/document/d/1w2Zwwy_Lt24sb2CZONvmxORGguk8FT8qaf-N-DdohmY/pub" xlink:type="simple">https://docs.google.com/document/d/1w2Zwwy_Lt24sb2CZONvmxORGguk8FT8qaf-N-DdohmY/pub</text:a></text:p>
          </table:table-cell>
          <table:table-cell table:style-name="ce3" table:formula="of:=HYPERLINK(&quot;https://docs.google.com/document/d/1w2Zwwy_Lt24sb2CZONvmxORGguk8FT8qaf-N-DdohmY/edit?usp=sharing&quot;;&quot;photo booth rental Culver City&quot;)" office:value-type="string" office:string-value="photo booth rental Culver City" calcext:value-type="string">
            <text:p>photo booth rental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photo booth rental Culver City view</text:p>
          </table:table-cell>
          <table:table-cell/>
          <table:table-cell table:style-name="ce4" office:value-type="string" calcext:value-type="string">
            <text:p><text:a xlink:href="https://docs.google.com/document/d/1w2Zwwy_Lt24sb2CZONvmxORGguk8FT8qaf-N-DdohmY/view" xlink:type="simple">https://docs.google.com/document/d/1w2Zwwy_Lt24sb2CZONvmxORGguk8FT8qaf-N-DdohmY/view</text:a></text:p>
          </table:table-cell>
          <table:table-cell table:style-name="ce3" table:formula="of:=HYPERLINK(&quot;https://docs.google.com/document/d/1w2Zwwy_Lt24sb2CZONvmxORGguk8FT8qaf-N-DdohmY/edit?usp=sharing&quot;;&quot;photo booth rental Culver City&quot;)" office:value-type="string" office:string-value="photo booth rental Culver City" calcext:value-type="string">
            <text:p>photo booth rental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photo booths rental Culver City</text:p>
          </table:table-cell>
          <table:table-cell/>
          <table:table-cell table:style-name="ce4" office:value-type="string" calcext:value-type="string">
            <text:p><text:a xlink:href="https://docs.google.com/document/d/1jJnlL7sbAu5_E9Jf9bCu7OlaAbACyH0X9TsaQc1gPgA/edit?usp=sharing" xlink:type="simple">https://docs.google.com/document/d/1jJnlL7sbAu5_E9Jf9bCu7OlaAbACyH0X9TsaQc1gPgA/edit?usp=sharing</text:a></text:p>
          </table:table-cell>
          <table:table-cell table:style-name="ce3" table:formula="of:=HYPERLINK(&quot;https://docs.google.com/document/d/1jJnlL7sbAu5_E9Jf9bCu7OlaAbACyH0X9TsaQc1gPgA/edit?usp=sharing&quot;;&quot;photo booths rental Culver City&quot;)" office:value-type="string" office:string-value="photo booths rental Culver City" calcext:value-type="string">
            <text:p>photo booths rental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photo booths rental Culver City pub</text:p>
          </table:table-cell>
          <table:table-cell/>
          <table:table-cell table:style-name="ce4" office:value-type="string" calcext:value-type="string">
            <text:p><text:a xlink:href="https://docs.google.com/document/d/1jJnlL7sbAu5_E9Jf9bCu7OlaAbACyH0X9TsaQc1gPgA/pub" xlink:type="simple">https://docs.google.com/document/d/1jJnlL7sbAu5_E9Jf9bCu7OlaAbACyH0X9TsaQc1gPgA/pub</text:a></text:p>
          </table:table-cell>
          <table:table-cell table:style-name="ce3" table:formula="of:=HYPERLINK(&quot;https://docs.google.com/document/d/1jJnlL7sbAu5_E9Jf9bCu7OlaAbACyH0X9TsaQc1gPgA/edit?usp=sharing&quot;;&quot;photo booths rental Culver City&quot;)" office:value-type="string" office:string-value="photo booths rental Culver City" calcext:value-type="string">
            <text:p>photo booths rental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photo booths rental Culver City view</text:p>
          </table:table-cell>
          <table:table-cell/>
          <table:table-cell table:style-name="ce4" office:value-type="string" calcext:value-type="string">
            <text:p><text:a xlink:href="https://docs.google.com/document/d/1jJnlL7sbAu5_E9Jf9bCu7OlaAbACyH0X9TsaQc1gPgA/view" xlink:type="simple">https://docs.google.com/document/d/1jJnlL7sbAu5_E9Jf9bCu7OlaAbACyH0X9TsaQc1gPgA/view</text:a></text:p>
          </table:table-cell>
          <table:table-cell table:style-name="ce3" table:formula="of:=HYPERLINK(&quot;https://docs.google.com/document/d/1jJnlL7sbAu5_E9Jf9bCu7OlaAbACyH0X9TsaQc1gPgA/edit?usp=sharing&quot;;&quot;photo booths rental Culver City&quot;)" office:value-type="string" office:string-value="photo booths rental Culver City" calcext:value-type="string">
            <text:p>photo booths rental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photo booth rental in Culver City</text:p>
          </table:table-cell>
          <table:table-cell/>
          <table:table-cell table:style-name="ce4" office:value-type="string" calcext:value-type="string">
            <text:p><text:a xlink:href="https://docs.google.com/document/d/1vilLkUPS8f0XX-MIwk7zH1CihOkR4xry7JrX26SghVU/edit?usp=sharing" xlink:type="simple">https://docs.google.com/document/d/1vilLkUPS8f0XX-MIwk7zH1CihOkR4xry7JrX26SghVU/edit?usp=sharing</text:a></text:p>
          </table:table-cell>
          <table:table-cell table:style-name="ce3" table:formula="of:=HYPERLINK(&quot;https://docs.google.com/document/d/1vilLkUPS8f0XX-MIwk7zH1CihOkR4xry7JrX26SghVU/edit?usp=sharing&quot;;&quot;photo booth rental in Culver City&quot;)" office:value-type="string" office:string-value="photo booth rental in Culver City" calcext:value-type="string">
            <text:p>photo booth rental in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photo booth rental in Culver City pub</text:p>
          </table:table-cell>
          <table:table-cell/>
          <table:table-cell table:style-name="ce4" office:value-type="string" calcext:value-type="string">
            <text:p><text:a xlink:href="https://docs.google.com/document/d/1vilLkUPS8f0XX-MIwk7zH1CihOkR4xry7JrX26SghVU/pub" xlink:type="simple">https://docs.google.com/document/d/1vilLkUPS8f0XX-MIwk7zH1CihOkR4xry7JrX26SghVU/pub</text:a></text:p>
          </table:table-cell>
          <table:table-cell table:style-name="ce3" table:formula="of:=HYPERLINK(&quot;https://docs.google.com/document/d/1vilLkUPS8f0XX-MIwk7zH1CihOkR4xry7JrX26SghVU/edit?usp=sharing&quot;;&quot;photo booth rental in Culver City&quot;)" office:value-type="string" office:string-value="photo booth rental in Culver City" calcext:value-type="string">
            <text:p>photo booth rental in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photo booth rental in Culver City view</text:p>
          </table:table-cell>
          <table:table-cell/>
          <table:table-cell table:style-name="ce4" office:value-type="string" calcext:value-type="string">
            <text:p><text:a xlink:href="https://docs.google.com/document/d/1vilLkUPS8f0XX-MIwk7zH1CihOkR4xry7JrX26SghVU/view" xlink:type="simple">https://docs.google.com/document/d/1vilLkUPS8f0XX-MIwk7zH1CihOkR4xry7JrX26SghVU/view</text:a></text:p>
          </table:table-cell>
          <table:table-cell table:style-name="ce3" table:formula="of:=HYPERLINK(&quot;https://docs.google.com/document/d/1vilLkUPS8f0XX-MIwk7zH1CihOkR4xry7JrX26SghVU/edit?usp=sharing&quot;;&quot;photo booth rental in Culver City&quot;)" office:value-type="string" office:string-value="photo booth rental in Culver City" calcext:value-type="string">
            <text:p>photo booth rental in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VOGUE <text:s/>booth rental Culver City</text:p>
          </table:table-cell>
          <table:table-cell/>
          <table:table-cell table:style-name="ce4" office:value-type="string" calcext:value-type="string">
            <text:p><text:a xlink:href="https://sites.google.com/view/vogue-booth-rental-los-angeles/home" xlink:type="simple">https://sites.google.com/view/vogue-booth-rental-los-angeles/home</text:a></text:p>
          </table:table-cell>
          <table:table-cell table:style-name="ce3" table:formula="of:=HYPERLINK(&quot;https://sites.google.com/view/vogue-booth-rental-los-angeles/home&quot;;&quot;VOGUE  booth rental Culver City&quot;)" office:value-type="string" office:string-value="VOGUE  booth rental Culver City" calcext:value-type="string">
            <text:p>VOGUE <text:s/>booth rental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VOGUE <text:s/>booth rental Culver City</text:p>
          </table:table-cell>
          <table:table-cell/>
          <table:table-cell table:style-name="ce4" office:value-type="string" calcext:value-type="string">
            <text:p><text:a xlink:href="https://sites.google.com/view/brea-photo-booth-rental/home" xlink:type="simple">https://sites.google.com/view/brea-photo-booth-rental/home</text:a></text:p>
          </table:table-cell>
          <table:table-cell table:style-name="ce3" table:formula="of:=HYPERLINK(&quot;https://sites.google.com/view/brea-photo-booth-rental/home&quot;;&quot;VOGUE  booth rental Culver City&quot;)" office:value-type="string" office:string-value="VOGUE  booth rental Culver City" calcext:value-type="string">
            <text:p>VOGUE <text:s/>booth rental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VOGUE <text:s/>booth rental Culver City</text:p>
          </table:table-cell>
          <table:table-cell/>
          <table:table-cell table:style-name="ce4" office:value-type="string" calcext:value-type="string">
            <text:p><text:a xlink:href="https://sites.google.com/view/culvercityphotoboothrentals/home" xlink:type="simple">https://sites.google.com/view/culvercityphotoboothrentals/home</text:a></text:p>
          </table:table-cell>
          <table:table-cell table:style-name="ce3" table:formula="of:=HYPERLINK(&quot;https://sites.google.com/view/culvercityphotoboothrentals/home&quot;;&quot;VOGUE  booth rental Culver City&quot;)" office:value-type="string" office:string-value="VOGUE  booth rental Culver City" calcext:value-type="string">
            <text:p>VOGUE <text:s/>booth rental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VOGUE <text:s/>booth rental Culver City</text:p>
          </table:table-cell>
          <table:table-cell/>
          <table:table-cell table:style-name="ce4" office:value-type="string" calcext:value-type="string">
            <text:p><text:a xlink:href="https://sites.google.com/view/culvercityphotoboothrentals" xlink:type="simple">https://sites.google.com/view/culvercityphotoboothrentals</text:a></text:p>
          </table:table-cell>
          <table:table-cell table:style-name="ce3" table:formula="of:=HYPERLINK(&quot;https://sites.google.com/view/culvercityphotoboothrentals&quot;;&quot;VOGUE  booth rental Culver City&quot;)" office:value-type="string" office:string-value="VOGUE  booth rental Culver City" calcext:value-type="string">
            <text:p>VOGUE <text:s/>booth rental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VOGUE <text:s/>booth rental Culver City</text:p>
          </table:table-cell>
          <table:table-cell/>
          <table:table-cell table:style-name="ce4" office:value-type="string" calcext:value-type="string">
            <text:p><text:a xlink:href="https://sites.google.com/view/culvercityphotoboothrentals/culver-city-photo-booths" xlink:type="simple">https://sites.google.com/view/culvercityphotoboothrentals/culver-city-photo-booths</text:a></text:p>
          </table:table-cell>
          <table:table-cell table:style-name="ce3" table:formula="of:=HYPERLINK(&quot;https://sites.google.com/view/culvercityphotoboothrentals/culver-city-photo-booths&quot;;&quot;VOGUE  booth rental Culver City&quot;)" office:value-type="string" office:string-value="VOGUE  booth rental Culver City" calcext:value-type="string">
            <text:p>VOGUE <text:s/>booth rental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photo booth for rental in Culver City</text:p>
          </table:table-cell>
          <table:table-cell/>
          <table:table-cell table:style-name="ce4" office:value-type="string" calcext:value-type="string">
            <text:p><text:a xlink:href="https://docs.google.com/document/d/1rPf_9Lzbwe7_0grCPpX7h_Zv8nOjT7qjlzArdALgUMM/edit?usp=sharing" xlink:type="simple">https://docs.google.com/document/d/1rPf_9Lzbwe7_0grCPpX7h_Zv8nOjT7qjlzArdALgUMM/edit?usp=sharing</text:a></text:p>
          </table:table-cell>
          <table:table-cell table:style-name="ce3" table:formula="of:=HYPERLINK(&quot;https://docs.google.com/document/d/1rPf_9Lzbwe7_0grCPpX7h_Zv8nOjT7qjlzArdALgUMM/edit?usp=sharing&quot;;&quot;photo booth for rental in Culver City&quot;)" office:value-type="string" office:string-value="photo booth for rental in Culver City" calcext:value-type="string">
            <text:p>photo booth for rental in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photo booth for rental in Culver City pub</text:p>
          </table:table-cell>
          <table:table-cell/>
          <table:table-cell table:style-name="ce4" office:value-type="string" calcext:value-type="string">
            <text:p><text:a xlink:href="https://docs.google.com/document/d/1rPf_9Lzbwe7_0grCPpX7h_Zv8nOjT7qjlzArdALgUMM/pub" xlink:type="simple">https://docs.google.com/document/d/1rPf_9Lzbwe7_0grCPpX7h_Zv8nOjT7qjlzArdALgUMM/pub</text:a></text:p>
          </table:table-cell>
          <table:table-cell table:style-name="ce3" table:formula="of:=HYPERLINK(&quot;https://docs.google.com/document/d/1rPf_9Lzbwe7_0grCPpX7h_Zv8nOjT7qjlzArdALgUMM/edit?usp=sharing&quot;;&quot;photo booth for rental in Culver City&quot;)" office:value-type="string" office:string-value="photo booth for rental in Culver City" calcext:value-type="string">
            <text:p>photo booth for rental in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photo booth for rental in Culver City view</text:p>
          </table:table-cell>
          <table:table-cell/>
          <table:table-cell table:style-name="ce4" office:value-type="string" calcext:value-type="string">
            <text:p><text:a xlink:href="https://docs.google.com/document/d/1rPf_9Lzbwe7_0grCPpX7h_Zv8nOjT7qjlzArdALgUMM/view" xlink:type="simple">https://docs.google.com/document/d/1rPf_9Lzbwe7_0grCPpX7h_Zv8nOjT7qjlzArdALgUMM/view</text:a></text:p>
          </table:table-cell>
          <table:table-cell table:style-name="ce3" table:formula="of:=HYPERLINK(&quot;https://docs.google.com/document/d/1rPf_9Lzbwe7_0grCPpX7h_Zv8nOjT7qjlzArdALgUMM/edit?usp=sharing&quot;;&quot;photo booth for rental in Culver City&quot;)" office:value-type="string" office:string-value="photo booth for rental in Culver City" calcext:value-type="string">
            <text:p>photo booth for rental in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photobooth for rent Culver City</text:p>
          </table:table-cell>
          <table:table-cell/>
          <table:table-cell table:style-name="ce4" office:value-type="string" calcext:value-type="string">
            <text:p><text:a xlink:href="https://docs.google.com/document/d/1IMyj16fTib7PDRNRMT4FqUQOWAlHCzlTwmYZRA0_73A/edit?usp=sharing" xlink:type="simple">https://docs.google.com/document/d/1IMyj16fTib7PDRNRMT4FqUQOWAlHCzlTwmYZRA0_73A/edit?usp=sharing</text:a></text:p>
          </table:table-cell>
          <table:table-cell table:style-name="ce3" table:formula="of:=HYPERLINK(&quot;https://docs.google.com/document/d/1IMyj16fTib7PDRNRMT4FqUQOWAlHCzlTwmYZRA0_73A/edit?usp=sharing&quot;;&quot;photobooth for rent Culver City&quot;)" office:value-type="string" office:string-value="photobooth for rent Culver City" calcext:value-type="string">
            <text:p>photobooth for rent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photobooth for rent Culver City pub</text:p>
          </table:table-cell>
          <table:table-cell/>
          <table:table-cell table:style-name="ce4" office:value-type="string" calcext:value-type="string">
            <text:p><text:a xlink:href="https://docs.google.com/document/d/1IMyj16fTib7PDRNRMT4FqUQOWAlHCzlTwmYZRA0_73A/pub" xlink:type="simple">https://docs.google.com/document/d/1IMyj16fTib7PDRNRMT4FqUQOWAlHCzlTwmYZRA0_73A/pub</text:a></text:p>
          </table:table-cell>
          <table:table-cell table:style-name="ce3" table:formula="of:=HYPERLINK(&quot;https://docs.google.com/document/d/1IMyj16fTib7PDRNRMT4FqUQOWAlHCzlTwmYZRA0_73A/edit?usp=sharing&quot;;&quot;photobooth for rent Culver City&quot;)" office:value-type="string" office:string-value="photobooth for rent Culver City" calcext:value-type="string">
            <text:p>photobooth for rent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photobooth for rent Culver City view</text:p>
          </table:table-cell>
          <table:table-cell/>
          <table:table-cell table:style-name="ce4" office:value-type="string" calcext:value-type="string">
            <text:p><text:a xlink:href="https://docs.google.com/document/d/1IMyj16fTib7PDRNRMT4FqUQOWAlHCzlTwmYZRA0_73A/view" xlink:type="simple">https://docs.google.com/document/d/1IMyj16fTib7PDRNRMT4FqUQOWAlHCzlTwmYZRA0_73A/view</text:a></text:p>
          </table:table-cell>
          <table:table-cell table:style-name="ce3" table:formula="of:=HYPERLINK(&quot;https://docs.google.com/document/d/1IMyj16fTib7PDRNRMT4FqUQOWAlHCzlTwmYZRA0_73A/edit?usp=sharing&quot;;&quot;photobooth for rent Culver City&quot;)" office:value-type="string" office:string-value="photobooth for rent Culver City" calcext:value-type="string">
            <text:p>photobooth for rent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rental photobooth Culver City</text:p>
          </table:table-cell>
          <table:table-cell/>
          <table:table-cell table:style-name="ce4" office:value-type="string" calcext:value-type="string">
            <text:p><text:a xlink:href="https://docs.google.com/document/d/1ksdNulBp5q3wO581AstuaE1i9RAXCoeqQjrun27K7mY/edit?usp=sharing" xlink:type="simple">https://docs.google.com/document/d/1ksdNulBp5q3wO581AstuaE1i9RAXCoeqQjrun27K7mY/edit?usp=sharing</text:a></text:p>
          </table:table-cell>
          <table:table-cell table:style-name="ce3" table:formula="of:=HYPERLINK(&quot;https://docs.google.com/document/d/1ksdNulBp5q3wO581AstuaE1i9RAXCoeqQjrun27K7mY/edit?usp=sharing&quot;;&quot;rental photobooth Culver City&quot;)" office:value-type="string" office:string-value="rental photobooth Culver City" calcext:value-type="string">
            <text:p>rental photobooth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rental photobooth Culver City pub</text:p>
          </table:table-cell>
          <table:table-cell/>
          <table:table-cell table:style-name="ce4" office:value-type="string" calcext:value-type="string">
            <text:p><text:a xlink:href="https://docs.google.com/document/d/1ksdNulBp5q3wO581AstuaE1i9RAXCoeqQjrun27K7mY/pub" xlink:type="simple">https://docs.google.com/document/d/1ksdNulBp5q3wO581AstuaE1i9RAXCoeqQjrun27K7mY/pub</text:a></text:p>
          </table:table-cell>
          <table:table-cell table:style-name="ce3" table:formula="of:=HYPERLINK(&quot;https://docs.google.com/document/d/1ksdNulBp5q3wO581AstuaE1i9RAXCoeqQjrun27K7mY/edit?usp=sharing&quot;;&quot;rental photobooth Culver City&quot;)" office:value-type="string" office:string-value="rental photobooth Culver City" calcext:value-type="string">
            <text:p>rental photobooth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rental photobooth Culver City view</text:p>
          </table:table-cell>
          <table:table-cell/>
          <table:table-cell table:style-name="ce4" office:value-type="string" calcext:value-type="string">
            <text:p><text:a xlink:href="https://docs.google.com/document/d/1ksdNulBp5q3wO581AstuaE1i9RAXCoeqQjrun27K7mY/view" xlink:type="simple">https://docs.google.com/document/d/1ksdNulBp5q3wO581AstuaE1i9RAXCoeqQjrun27K7mY/view</text:a></text:p>
          </table:table-cell>
          <table:table-cell table:style-name="ce3" table:formula="of:=HYPERLINK(&quot;https://docs.google.com/document/d/1ksdNulBp5q3wO581AstuaE1i9RAXCoeqQjrun27K7mY/edit?usp=sharing&quot;;&quot;rental photobooth Culver City&quot;)" office:value-type="string" office:string-value="rental photobooth Culver City" calcext:value-type="string">
            <text:p>rental photobooth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VOGUE <text:s/>booth rental Culver City</text:p>
          </table:table-cell>
          <table:table-cell/>
          <table:table-cell table:style-name="ce4" office:value-type="string" calcext:value-type="string">
            <text:p><text:a xlink:href="https://sites.google.com/view/vogue-booth-rental-los-angeles/home" xlink:type="simple">https://sites.google.com/view/vogue-booth-rental-los-angeles/home</text:a></text:p>
          </table:table-cell>
          <table:table-cell table:style-name="ce3" table:formula="of:=HYPERLINK(&quot;https://sites.google.com/view/vogue-booth-rental-los-angeles/home&quot;;&quot;VOGUE  booth rental Culver City&quot;)" office:value-type="string" office:string-value="VOGUE  booth rental Culver City" calcext:value-type="string">
            <text:p>VOGUE <text:s/>booth rental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VOGUE <text:s/>booth rental Culver City</text:p>
          </table:table-cell>
          <table:table-cell/>
          <table:table-cell table:style-name="ce4" office:value-type="string" calcext:value-type="string">
            <text:p><text:a xlink:href="https://sites.google.com/view/brea-photo-booth-rental/home" xlink:type="simple">https://sites.google.com/view/brea-photo-booth-rental/home</text:a></text:p>
          </table:table-cell>
          <table:table-cell table:style-name="ce3" table:formula="of:=HYPERLINK(&quot;https://sites.google.com/view/brea-photo-booth-rental/home&quot;;&quot;VOGUE  booth rental Culver City&quot;)" office:value-type="string" office:string-value="VOGUE  booth rental Culver City" calcext:value-type="string">
            <text:p>VOGUE <text:s/>booth rental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VOGUE <text:s/>booth rental Culver City</text:p>
          </table:table-cell>
          <table:table-cell/>
          <table:table-cell table:style-name="ce4" office:value-type="string" calcext:value-type="string">
            <text:p><text:a xlink:href="https://sites.google.com/view/culvercityphotoboothrentals/home" xlink:type="simple">https://sites.google.com/view/culvercityphotoboothrentals/home</text:a></text:p>
          </table:table-cell>
          <table:table-cell table:style-name="ce3" table:formula="of:=HYPERLINK(&quot;https://sites.google.com/view/culvercityphotoboothrentals/home&quot;;&quot;VOGUE  booth rental Culver City&quot;)" office:value-type="string" office:string-value="VOGUE  booth rental Culver City" calcext:value-type="string">
            <text:p>VOGUE <text:s/>booth rental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VOGUE <text:s/>booth rental Culver City</text:p>
          </table:table-cell>
          <table:table-cell/>
          <table:table-cell table:style-name="ce4" office:value-type="string" calcext:value-type="string">
            <text:p><text:a xlink:href="https://sites.google.com/view/culvercityphotoboothrentals" xlink:type="simple">https://sites.google.com/view/culvercityphotoboothrentals</text:a></text:p>
          </table:table-cell>
          <table:table-cell table:style-name="ce3" table:formula="of:=HYPERLINK(&quot;https://sites.google.com/view/culvercityphotoboothrentals&quot;;&quot;VOGUE  booth rental Culver City&quot;)" office:value-type="string" office:string-value="VOGUE  booth rental Culver City" calcext:value-type="string">
            <text:p>VOGUE <text:s/>booth rental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VOGUE <text:s/>booth rental Culver City</text:p>
          </table:table-cell>
          <table:table-cell/>
          <table:table-cell table:style-name="ce4" office:value-type="string" calcext:value-type="string">
            <text:p><text:a xlink:href="https://sites.google.com/view/culvercityphotoboothrentals/culver-city-photo-booths" xlink:type="simple">https://sites.google.com/view/culvercityphotoboothrentals/culver-city-photo-booths</text:a></text:p>
          </table:table-cell>
          <table:table-cell table:style-name="ce3" table:formula="of:=HYPERLINK(&quot;https://sites.google.com/view/culvercityphotoboothrentals/culver-city-photo-booths&quot;;&quot;VOGUE  booth rental Culver City&quot;)" office:value-type="string" office:string-value="VOGUE  booth rental Culver City" calcext:value-type="string">
            <text:p>VOGUE <text:s/>booth rental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rent photo booth Culver City</text:p>
          </table:table-cell>
          <table:table-cell/>
          <table:table-cell table:style-name="ce4" office:value-type="string" calcext:value-type="string">
            <text:p><text:a xlink:href="https://docs.google.com/document/d/1EXxLJaCUNIS3SoOu6xeHIxhNnq0-eP-MNtqq3ii3Ygc/edit?usp=sharing" xlink:type="simple">https://docs.google.com/document/d/1EXxLJaCUNIS3SoOu6xeHIxhNnq0-eP-MNtqq3ii3Ygc/edit?usp=sharing</text:a></text:p>
          </table:table-cell>
          <table:table-cell table:style-name="ce3" table:formula="of:=HYPERLINK(&quot;https://docs.google.com/document/d/1EXxLJaCUNIS3SoOu6xeHIxhNnq0-eP-MNtqq3ii3Ygc/edit?usp=sharing&quot;;&quot;rent photo booth Culver City&quot;)" office:value-type="string" office:string-value="rent photo booth Culver City" calcext:value-type="string">
            <text:p>rent photo booth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rent photo booth Culver City pub</text:p>
          </table:table-cell>
          <table:table-cell/>
          <table:table-cell table:style-name="ce4" office:value-type="string" calcext:value-type="string">
            <text:p><text:a xlink:href="https://docs.google.com/document/d/1EXxLJaCUNIS3SoOu6xeHIxhNnq0-eP-MNtqq3ii3Ygc/pub" xlink:type="simple">https://docs.google.com/document/d/1EXxLJaCUNIS3SoOu6xeHIxhNnq0-eP-MNtqq3ii3Ygc/pub</text:a></text:p>
          </table:table-cell>
          <table:table-cell table:style-name="ce3" table:formula="of:=HYPERLINK(&quot;https://docs.google.com/document/d/1EXxLJaCUNIS3SoOu6xeHIxhNnq0-eP-MNtqq3ii3Ygc/edit?usp=sharing&quot;;&quot;rent photo booth Culver City&quot;)" office:value-type="string" office:string-value="rent photo booth Culver City" calcext:value-type="string">
            <text:p>rent photo booth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rent photo booth Culver City view</text:p>
          </table:table-cell>
          <table:table-cell/>
          <table:table-cell table:style-name="ce4" office:value-type="string" calcext:value-type="string">
            <text:p><text:a xlink:href="https://docs.google.com/document/d/1EXxLJaCUNIS3SoOu6xeHIxhNnq0-eP-MNtqq3ii3Ygc/view" xlink:type="simple">https://docs.google.com/document/d/1EXxLJaCUNIS3SoOu6xeHIxhNnq0-eP-MNtqq3ii3Ygc/view</text:a></text:p>
          </table:table-cell>
          <table:table-cell table:style-name="ce3" table:formula="of:=HYPERLINK(&quot;https://docs.google.com/document/d/1EXxLJaCUNIS3SoOu6xeHIxhNnq0-eP-MNtqq3ii3Ygc/edit?usp=sharing&quot;;&quot;rent photo booth Culver City&quot;)" office:value-type="string" office:string-value="rent photo booth Culver City" calcext:value-type="string">
            <text:p>rent photo booth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rental photo booths Culver City</text:p>
          </table:table-cell>
          <table:table-cell/>
          <table:table-cell table:style-name="ce4" office:value-type="string" calcext:value-type="string">
            <text:p><text:a xlink:href="https://docs.google.com/document/d/1XN9CEj_HBjmaHFJSXYUiN3LKk1QKCrSnxkMPF4DA0Bg/edit?usp=sharing" xlink:type="simple">https://docs.google.com/document/d/1XN9CEj_HBjmaHFJSXYUiN3LKk1QKCrSnxkMPF4DA0Bg/edit?usp=sharing</text:a></text:p>
          </table:table-cell>
          <table:table-cell table:style-name="ce3" table:formula="of:=HYPERLINK(&quot;https://docs.google.com/document/d/1XN9CEj_HBjmaHFJSXYUiN3LKk1QKCrSnxkMPF4DA0Bg/edit?usp=sharing&quot;;&quot;rental photo booths Culver City&quot;)" office:value-type="string" office:string-value="rental photo booths Culver City" calcext:value-type="string">
            <text:p>rental photo booths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rental photo booths Culver City pub</text:p>
          </table:table-cell>
          <table:table-cell/>
          <table:table-cell table:style-name="ce4" office:value-type="string" calcext:value-type="string">
            <text:p><text:a xlink:href="https://docs.google.com/document/d/1XN9CEj_HBjmaHFJSXYUiN3LKk1QKCrSnxkMPF4DA0Bg/pub" xlink:type="simple">https://docs.google.com/document/d/1XN9CEj_HBjmaHFJSXYUiN3LKk1QKCrSnxkMPF4DA0Bg/pub</text:a></text:p>
          </table:table-cell>
          <table:table-cell table:style-name="ce3" table:formula="of:=HYPERLINK(&quot;https://docs.google.com/document/d/1XN9CEj_HBjmaHFJSXYUiN3LKk1QKCrSnxkMPF4DA0Bg/edit?usp=sharing&quot;;&quot;rental photo booths Culver City&quot;)" office:value-type="string" office:string-value="rental photo booths Culver City" calcext:value-type="string">
            <text:p>rental photo booths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rental photo booths Culver City view</text:p>
          </table:table-cell>
          <table:table-cell/>
          <table:table-cell table:style-name="ce4" office:value-type="string" calcext:value-type="string">
            <text:p><text:a xlink:href="https://docs.google.com/document/d/1XN9CEj_HBjmaHFJSXYUiN3LKk1QKCrSnxkMPF4DA0Bg/view" xlink:type="simple">https://docs.google.com/document/d/1XN9CEj_HBjmaHFJSXYUiN3LKk1QKCrSnxkMPF4DA0Bg/view</text:a></text:p>
          </table:table-cell>
          <table:table-cell table:style-name="ce3" table:formula="of:=HYPERLINK(&quot;https://docs.google.com/document/d/1XN9CEj_HBjmaHFJSXYUiN3LKk1QKCrSnxkMPF4DA0Bg/edit?usp=sharing&quot;;&quot;rental photo booths Culver City&quot;)" office:value-type="string" office:string-value="rental photo booths Culver City" calcext:value-type="string">
            <text:p>rental photo booths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photobooth printing Culver City</text:p>
          </table:table-cell>
          <table:table-cell/>
          <table:table-cell table:style-name="ce4" office:value-type="string" calcext:value-type="string">
            <text:p><text:a xlink:href="https://docs.google.com/document/d/1xta4Yron3I_jllEDNGKgKYQ26EL1B5W8FK-iNCiRzE8/edit?usp=sharing" xlink:type="simple">https://docs.google.com/document/d/1xta4Yron3I_jllEDNGKgKYQ26EL1B5W8FK-iNCiRzE8/edit?usp=sharing</text:a></text:p>
          </table:table-cell>
          <table:table-cell table:style-name="ce3" table:formula="of:=HYPERLINK(&quot;https://docs.google.com/document/d/1xta4Yron3I_jllEDNGKgKYQ26EL1B5W8FK-iNCiRzE8/edit?usp=sharing&quot;;&quot;photobooth printing Culver City&quot;)" office:value-type="string" office:string-value="photobooth printing Culver City" calcext:value-type="string">
            <text:p>photobooth printing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photobooth printing Culver City pub</text:p>
          </table:table-cell>
          <table:table-cell/>
          <table:table-cell table:style-name="ce4" office:value-type="string" calcext:value-type="string">
            <text:p><text:a xlink:href="https://docs.google.com/document/d/1xta4Yron3I_jllEDNGKgKYQ26EL1B5W8FK-iNCiRzE8/pub" xlink:type="simple">https://docs.google.com/document/d/1xta4Yron3I_jllEDNGKgKYQ26EL1B5W8FK-iNCiRzE8/pub</text:a></text:p>
          </table:table-cell>
          <table:table-cell table:style-name="ce3" table:formula="of:=HYPERLINK(&quot;https://docs.google.com/document/d/1xta4Yron3I_jllEDNGKgKYQ26EL1B5W8FK-iNCiRzE8/edit?usp=sharing&quot;;&quot;photobooth printing Culver City&quot;)" office:value-type="string" office:string-value="photobooth printing Culver City" calcext:value-type="string">
            <text:p>photobooth printing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photobooth printing Culver City view</text:p>
          </table:table-cell>
          <table:table-cell/>
          <table:table-cell table:style-name="ce4" office:value-type="string" calcext:value-type="string">
            <text:p><text:a xlink:href="https://docs.google.com/document/d/1xta4Yron3I_jllEDNGKgKYQ26EL1B5W8FK-iNCiRzE8/view" xlink:type="simple">https://docs.google.com/document/d/1xta4Yron3I_jllEDNGKgKYQ26EL1B5W8FK-iNCiRzE8/view</text:a></text:p>
          </table:table-cell>
          <table:table-cell table:style-name="ce3" table:formula="of:=HYPERLINK(&quot;https://docs.google.com/document/d/1xta4Yron3I_jllEDNGKgKYQ26EL1B5W8FK-iNCiRzE8/edit?usp=sharing&quot;;&quot;photobooth printing Culver City&quot;)" office:value-type="string" office:string-value="photobooth printing Culver City" calcext:value-type="string">
            <text:p>photobooth printing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VOGUE <text:s/>booth rental Culver City</text:p>
          </table:table-cell>
          <table:table-cell/>
          <table:table-cell table:style-name="ce4" office:value-type="string" calcext:value-type="string">
            <text:p><text:a xlink:href="https://sites.google.com/view/vogue-booth-rental-los-angeles/home" xlink:type="simple">https://sites.google.com/view/vogue-booth-rental-los-angeles/home</text:a></text:p>
          </table:table-cell>
          <table:table-cell table:style-name="ce3" table:formula="of:=HYPERLINK(&quot;https://sites.google.com/view/vogue-booth-rental-los-angeles/home&quot;;&quot;VOGUE  booth rental Culver City&quot;)" office:value-type="string" office:string-value="VOGUE  booth rental Culver City" calcext:value-type="string">
            <text:p>VOGUE <text:s/>booth rental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VOGUE <text:s/>booth rental Culver City</text:p>
          </table:table-cell>
          <table:table-cell/>
          <table:table-cell table:style-name="ce4" office:value-type="string" calcext:value-type="string">
            <text:p><text:a xlink:href="https://sites.google.com/view/brea-photo-booth-rental/home" xlink:type="simple">https://sites.google.com/view/brea-photo-booth-rental/home</text:a></text:p>
          </table:table-cell>
          <table:table-cell table:style-name="ce3" table:formula="of:=HYPERLINK(&quot;https://sites.google.com/view/brea-photo-booth-rental/home&quot;;&quot;VOGUE  booth rental Culver City&quot;)" office:value-type="string" office:string-value="VOGUE  booth rental Culver City" calcext:value-type="string">
            <text:p>VOGUE <text:s/>booth rental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VOGUE <text:s/>booth rental Culver City</text:p>
          </table:table-cell>
          <table:table-cell/>
          <table:table-cell table:style-name="ce4" office:value-type="string" calcext:value-type="string">
            <text:p><text:a xlink:href="https://sites.google.com/view/culvercityphotoboothrentals/home" xlink:type="simple">https://sites.google.com/view/culvercityphotoboothrentals/home</text:a></text:p>
          </table:table-cell>
          <table:table-cell table:style-name="ce3" table:formula="of:=HYPERLINK(&quot;https://sites.google.com/view/culvercityphotoboothrentals/home&quot;;&quot;VOGUE  booth rental Culver City&quot;)" office:value-type="string" office:string-value="VOGUE  booth rental Culver City" calcext:value-type="string">
            <text:p>VOGUE <text:s/>booth rental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VOGUE <text:s/>booth rental Culver City</text:p>
          </table:table-cell>
          <table:table-cell/>
          <table:table-cell table:style-name="ce4" office:value-type="string" calcext:value-type="string">
            <text:p><text:a xlink:href="https://sites.google.com/view/culvercityphotoboothrentals" xlink:type="simple">https://sites.google.com/view/culvercityphotoboothrentals</text:a></text:p>
          </table:table-cell>
          <table:table-cell table:style-name="ce3" table:formula="of:=HYPERLINK(&quot;https://sites.google.com/view/culvercityphotoboothrentals&quot;;&quot;VOGUE  booth rental Culver City&quot;)" office:value-type="string" office:string-value="VOGUE  booth rental Culver City" calcext:value-type="string">
            <text:p>VOGUE <text:s/>booth rental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VOGUE <text:s/>booth rental Culver City</text:p>
          </table:table-cell>
          <table:table-cell/>
          <table:table-cell table:style-name="ce4" office:value-type="string" calcext:value-type="string">
            <text:p><text:a xlink:href="https://sites.google.com/view/culvercityphotoboothrentals/culver-city-photo-booths" xlink:type="simple">https://sites.google.com/view/culvercityphotoboothrentals/culver-city-photo-booths</text:a></text:p>
          </table:table-cell>
          <table:table-cell table:style-name="ce3" table:formula="of:=HYPERLINK(&quot;https://sites.google.com/view/culvercityphotoboothrentals/culver-city-photo-booths&quot;;&quot;VOGUE  booth rental Culver City&quot;)" office:value-type="string" office:string-value="VOGUE  booth rental Culver City" calcext:value-type="string">
            <text:p>VOGUE <text:s/>booth rental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rent photo booth Culver City</text:p>
          </table:table-cell>
          <table:table-cell/>
          <table:table-cell table:style-name="ce4" office:value-type="string" calcext:value-type="string">
            <text:p><text:a xlink:href="https://docs.google.com/document/d/1CGx_RcvReuQv2bwu6VLEC5lrlg3mmx84dUMmGCPfJ7U/edit?usp=sharing" xlink:type="simple">https://docs.google.com/document/d/1CGx_RcvReuQv2bwu6VLEC5lrlg3mmx84dUMmGCPfJ7U/edit?usp=sharing</text:a></text:p>
          </table:table-cell>
          <table:table-cell table:style-name="ce3" table:formula="of:=HYPERLINK(&quot;https://docs.google.com/document/d/1CGx_RcvReuQv2bwu6VLEC5lrlg3mmx84dUMmGCPfJ7U/edit?usp=sharing&quot;;&quot;rent photo booth Culver City&quot;)" office:value-type="string" office:string-value="rent photo booth Culver City" calcext:value-type="string">
            <text:p>rent photo booth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rent photo booth Culver City pub</text:p>
          </table:table-cell>
          <table:table-cell/>
          <table:table-cell table:style-name="ce4" office:value-type="string" calcext:value-type="string">
            <text:p><text:a xlink:href="https://docs.google.com/document/d/1CGx_RcvReuQv2bwu6VLEC5lrlg3mmx84dUMmGCPfJ7U/pub" xlink:type="simple">https://docs.google.com/document/d/1CGx_RcvReuQv2bwu6VLEC5lrlg3mmx84dUMmGCPfJ7U/pub</text:a></text:p>
          </table:table-cell>
          <table:table-cell table:style-name="ce3" table:formula="of:=HYPERLINK(&quot;https://docs.google.com/document/d/1CGx_RcvReuQv2bwu6VLEC5lrlg3mmx84dUMmGCPfJ7U/edit?usp=sharing&quot;;&quot;rent photo booth Culver City&quot;)" office:value-type="string" office:string-value="rent photo booth Culver City" calcext:value-type="string">
            <text:p>rent photo booth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rent photo booth Culver City view</text:p>
          </table:table-cell>
          <table:table-cell/>
          <table:table-cell table:style-name="ce4" office:value-type="string" calcext:value-type="string">
            <text:p><text:a xlink:href="https://docs.google.com/document/d/1CGx_RcvReuQv2bwu6VLEC5lrlg3mmx84dUMmGCPfJ7U/view" xlink:type="simple">https://docs.google.com/document/d/1CGx_RcvReuQv2bwu6VLEC5lrlg3mmx84dUMmGCPfJ7U/view</text:a></text:p>
          </table:table-cell>
          <table:table-cell table:style-name="ce3" table:formula="of:=HYPERLINK(&quot;https://docs.google.com/document/d/1CGx_RcvReuQv2bwu6VLEC5lrlg3mmx84dUMmGCPfJ7U/edit?usp=sharing&quot;;&quot;rent photo booth Culver City&quot;)" office:value-type="string" office:string-value="rent photo booth Culver City" calcext:value-type="string">
            <text:p>rent photo booth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Culver City photo booth</text:p>
          </table:table-cell>
          <table:table-cell/>
          <table:table-cell table:style-name="ce4" office:value-type="string" calcext:value-type="string">
            <text:p><text:a xlink:href="https://docs.google.com/document/d/1hqX7lSzgEMkDjSe8aZjlRB-YA-n3ANYGUCgSf-Si8Cs/edit?usp=sharing" xlink:type="simple">https://docs.google.com/document/d/1hqX7lSzgEMkDjSe8aZjlRB-YA-n3ANYGUCgSf-Si8Cs/edit?usp=sharing</text:a></text:p>
          </table:table-cell>
          <table:table-cell table:style-name="ce3" table:formula="of:=HYPERLINK(&quot;https://docs.google.com/document/d/1hqX7lSzgEMkDjSe8aZjlRB-YA-n3ANYGUCgSf-Si8Cs/edit?usp=sharing&quot;;&quot;Culver City photo booth&quot;)" office:value-type="string" office:string-value="Culver City photo booth" calcext:value-type="string">
            <text:p>Culver City photo booth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Culver City photo booth pub</text:p>
          </table:table-cell>
          <table:table-cell/>
          <table:table-cell table:style-name="ce4" office:value-type="string" calcext:value-type="string">
            <text:p><text:a xlink:href="https://docs.google.com/document/d/1hqX7lSzgEMkDjSe8aZjlRB-YA-n3ANYGUCgSf-Si8Cs/pub" xlink:type="simple">https://docs.google.com/document/d/1hqX7lSzgEMkDjSe8aZjlRB-YA-n3ANYGUCgSf-Si8Cs/pub</text:a></text:p>
          </table:table-cell>
          <table:table-cell table:style-name="ce3" table:formula="of:=HYPERLINK(&quot;https://docs.google.com/document/d/1hqX7lSzgEMkDjSe8aZjlRB-YA-n3ANYGUCgSf-Si8Cs/edit?usp=sharing&quot;;&quot;Culver City photo booth&quot;)" office:value-type="string" office:string-value="Culver City photo booth" calcext:value-type="string">
            <text:p>Culver City photo booth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Culver City photo booth view</text:p>
          </table:table-cell>
          <table:table-cell/>
          <table:table-cell table:style-name="ce4" office:value-type="string" calcext:value-type="string">
            <text:p><text:a xlink:href="https://docs.google.com/document/d/1hqX7lSzgEMkDjSe8aZjlRB-YA-n3ANYGUCgSf-Si8Cs/view" xlink:type="simple">https://docs.google.com/document/d/1hqX7lSzgEMkDjSe8aZjlRB-YA-n3ANYGUCgSf-Si8Cs/view</text:a></text:p>
          </table:table-cell>
          <table:table-cell table:style-name="ce3" table:formula="of:=HYPERLINK(&quot;https://docs.google.com/document/d/1hqX7lSzgEMkDjSe8aZjlRB-YA-n3ANYGUCgSf-Si8Cs/edit?usp=sharing&quot;;&quot;Culver City photo booth&quot;)" office:value-type="string" office:string-value="Culver City photo booth" calcext:value-type="string">
            <text:p>Culver City photo booth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photobooth rental Culver City</text:p>
          </table:table-cell>
          <table:table-cell/>
          <table:table-cell table:style-name="ce4" office:value-type="string" calcext:value-type="string">
            <text:p><text:a xlink:href="https://docs.google.com/document/d/1kMH6fxLAWxV4QNx5xo3DZHagPFhh9cr7m5Z8a5C5VU8/edit?usp=sharing" xlink:type="simple">https://docs.google.com/document/d/1kMH6fxLAWxV4QNx5xo3DZHagPFhh9cr7m5Z8a5C5VU8/edit?usp=sharing</text:a></text:p>
          </table:table-cell>
          <table:table-cell table:style-name="ce3" table:formula="of:=HYPERLINK(&quot;https://docs.google.com/document/d/1kMH6fxLAWxV4QNx5xo3DZHagPFhh9cr7m5Z8a5C5VU8/edit?usp=sharing&quot;;&quot;photobooth rental Culver City&quot;)" office:value-type="string" office:string-value="photobooth rental Culver City" calcext:value-type="string">
            <text:p>photobooth rental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photobooth rental Culver City pub</text:p>
          </table:table-cell>
          <table:table-cell/>
          <table:table-cell table:style-name="ce4" office:value-type="string" calcext:value-type="string">
            <text:p><text:a xlink:href="https://docs.google.com/document/d/1kMH6fxLAWxV4QNx5xo3DZHagPFhh9cr7m5Z8a5C5VU8/pub" xlink:type="simple">https://docs.google.com/document/d/1kMH6fxLAWxV4QNx5xo3DZHagPFhh9cr7m5Z8a5C5VU8/pub</text:a></text:p>
          </table:table-cell>
          <table:table-cell table:style-name="ce3" table:formula="of:=HYPERLINK(&quot;https://docs.google.com/document/d/1kMH6fxLAWxV4QNx5xo3DZHagPFhh9cr7m5Z8a5C5VU8/edit?usp=sharing&quot;;&quot;photobooth rental Culver City&quot;)" office:value-type="string" office:string-value="photobooth rental Culver City" calcext:value-type="string">
            <text:p>photobooth rental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photobooth rental Culver City view</text:p>
          </table:table-cell>
          <table:table-cell/>
          <table:table-cell table:style-name="ce4" office:value-type="string" calcext:value-type="string">
            <text:p><text:a xlink:href="https://docs.google.com/document/d/1kMH6fxLAWxV4QNx5xo3DZHagPFhh9cr7m5Z8a5C5VU8/view" xlink:type="simple">https://docs.google.com/document/d/1kMH6fxLAWxV4QNx5xo3DZHagPFhh9cr7m5Z8a5C5VU8/view</text:a></text:p>
          </table:table-cell>
          <table:table-cell table:style-name="ce3" table:formula="of:=HYPERLINK(&quot;https://docs.google.com/document/d/1kMH6fxLAWxV4QNx5xo3DZHagPFhh9cr7m5Z8a5C5VU8/edit?usp=sharing&quot;;&quot;photobooth rental Culver City&quot;)" office:value-type="string" office:string-value="photobooth rental Culver City" calcext:value-type="string">
            <text:p>photobooth rental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VOGUE <text:s/>booth rental Culver City</text:p>
          </table:table-cell>
          <table:table-cell/>
          <table:table-cell table:style-name="ce4" office:value-type="string" calcext:value-type="string">
            <text:p><text:a xlink:href="https://sites.google.com/view/vogue-booth-rental-los-angeles/home" xlink:type="simple">https://sites.google.com/view/vogue-booth-rental-los-angeles/home</text:a></text:p>
          </table:table-cell>
          <table:table-cell table:style-name="ce3" table:formula="of:=HYPERLINK(&quot;https://sites.google.com/view/vogue-booth-rental-los-angeles/home&quot;;&quot;VOGUE  booth rental Culver City&quot;)" office:value-type="string" office:string-value="VOGUE  booth rental Culver City" calcext:value-type="string">
            <text:p>VOGUE <text:s/>booth rental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VOGUE <text:s/>booth rental Culver City</text:p>
          </table:table-cell>
          <table:table-cell/>
          <table:table-cell table:style-name="ce4" office:value-type="string" calcext:value-type="string">
            <text:p><text:a xlink:href="https://sites.google.com/view/brea-photo-booth-rental/home" xlink:type="simple">https://sites.google.com/view/brea-photo-booth-rental/home</text:a></text:p>
          </table:table-cell>
          <table:table-cell table:style-name="ce3" table:formula="of:=HYPERLINK(&quot;https://sites.google.com/view/brea-photo-booth-rental/home&quot;;&quot;VOGUE  booth rental Culver City&quot;)" office:value-type="string" office:string-value="VOGUE  booth rental Culver City" calcext:value-type="string">
            <text:p>VOGUE <text:s/>booth rental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VOGUE <text:s/>booth rental Culver City</text:p>
          </table:table-cell>
          <table:table-cell/>
          <table:table-cell table:style-name="ce4" office:value-type="string" calcext:value-type="string">
            <text:p><text:a xlink:href="https://sites.google.com/view/culvercityphotoboothrentals/home" xlink:type="simple">https://sites.google.com/view/culvercityphotoboothrentals/home</text:a></text:p>
          </table:table-cell>
          <table:table-cell table:style-name="ce3" table:formula="of:=HYPERLINK(&quot;https://sites.google.com/view/culvercityphotoboothrentals/home&quot;;&quot;VOGUE  booth rental Culver City&quot;)" office:value-type="string" office:string-value="VOGUE  booth rental Culver City" calcext:value-type="string">
            <text:p>VOGUE <text:s/>booth rental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VOGUE <text:s/>booth rental Culver City</text:p>
          </table:table-cell>
          <table:table-cell/>
          <table:table-cell table:style-name="ce4" office:value-type="string" calcext:value-type="string">
            <text:p><text:a xlink:href="https://sites.google.com/view/culvercityphotoboothrentals" xlink:type="simple">https://sites.google.com/view/culvercityphotoboothrentals</text:a></text:p>
          </table:table-cell>
          <table:table-cell table:style-name="ce3" table:formula="of:=HYPERLINK(&quot;https://sites.google.com/view/culvercityphotoboothrentals&quot;;&quot;VOGUE  booth rental Culver City&quot;)" office:value-type="string" office:string-value="VOGUE  booth rental Culver City" calcext:value-type="string">
            <text:p>VOGUE <text:s/>booth rental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VOGUE <text:s/>booth rental Culver City</text:p>
          </table:table-cell>
          <table:table-cell/>
          <table:table-cell table:style-name="ce4" office:value-type="string" calcext:value-type="string">
            <text:p><text:a xlink:href="https://sites.google.com/view/culvercityphotoboothrentals/culver-city-photo-booths" xlink:type="simple">https://sites.google.com/view/culvercityphotoboothrentals/culver-city-photo-booths</text:a></text:p>
          </table:table-cell>
          <table:table-cell table:style-name="ce3" table:formula="of:=HYPERLINK(&quot;https://sites.google.com/view/culvercityphotoboothrentals/culver-city-photo-booths&quot;;&quot;VOGUE  booth rental Culver City&quot;)" office:value-type="string" office:string-value="VOGUE  booth rental Culver City" calcext:value-type="string">
            <text:p>VOGUE <text:s/>booth rental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photo booth with backdrop Culver City</text:p>
          </table:table-cell>
          <table:table-cell/>
          <table:table-cell table:style-name="ce4" office:value-type="string" calcext:value-type="string">
            <text:p><text:a xlink:href="https://docs.google.com/document/d/1IMw3wmqP-6oEkKv12ApssVXIm3gSnFM2MTOKjoMZUag/edit?usp=sharing" xlink:type="simple">https://docs.google.com/document/d/1IMw3wmqP-6oEkKv12ApssVXIm3gSnFM2MTOKjoMZUag/edit?usp=sharing</text:a></text:p>
          </table:table-cell>
          <table:table-cell table:style-name="ce3" table:formula="of:=HYPERLINK(&quot;https://docs.google.com/document/d/1IMw3wmqP-6oEkKv12ApssVXIm3gSnFM2MTOKjoMZUag/edit?usp=sharing&quot;;&quot;photo booth with backdrop Culver City&quot;)" office:value-type="string" office:string-value="photo booth with backdrop Culver City" calcext:value-type="string">
            <text:p>photo booth with backdrop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photo booth with backdrop Culver City pub</text:p>
          </table:table-cell>
          <table:table-cell/>
          <table:table-cell table:style-name="ce4" office:value-type="string" calcext:value-type="string">
            <text:p><text:a xlink:href="https://docs.google.com/document/d/1IMw3wmqP-6oEkKv12ApssVXIm3gSnFM2MTOKjoMZUag/pub" xlink:type="simple">https://docs.google.com/document/d/1IMw3wmqP-6oEkKv12ApssVXIm3gSnFM2MTOKjoMZUag/pub</text:a></text:p>
          </table:table-cell>
          <table:table-cell table:style-name="ce3" table:formula="of:=HYPERLINK(&quot;https://docs.google.com/document/d/1IMw3wmqP-6oEkKv12ApssVXIm3gSnFM2MTOKjoMZUag/edit?usp=sharing&quot;;&quot;photo booth with backdrop Culver City&quot;)" office:value-type="string" office:string-value="photo booth with backdrop Culver City" calcext:value-type="string">
            <text:p>photo booth with backdrop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photo booth with backdrop Culver City view</text:p>
          </table:table-cell>
          <table:table-cell/>
          <table:table-cell table:style-name="ce4" office:value-type="string" calcext:value-type="string">
            <text:p><text:a xlink:href="https://docs.google.com/document/d/1IMw3wmqP-6oEkKv12ApssVXIm3gSnFM2MTOKjoMZUag/view" xlink:type="simple">https://docs.google.com/document/d/1IMw3wmqP-6oEkKv12ApssVXIm3gSnFM2MTOKjoMZUag/view</text:a></text:p>
          </table:table-cell>
          <table:table-cell table:style-name="ce3" table:formula="of:=HYPERLINK(&quot;https://docs.google.com/document/d/1IMw3wmqP-6oEkKv12ApssVXIm3gSnFM2MTOKjoMZUag/edit?usp=sharing&quot;;&quot;photo booth with backdrop Culver City&quot;)" office:value-type="string" office:string-value="photo booth with backdrop Culver City" calcext:value-type="string">
            <text:p>photo booth with backdrop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renting a photo booth near Culver City</text:p>
          </table:table-cell>
          <table:table-cell/>
          <table:table-cell table:style-name="ce4" office:value-type="string" calcext:value-type="string">
            <text:p><text:a xlink:href="https://docs.google.com/document/d/1U_VCZdmAIJS2Hx-nDcQGF_1NlumwduyW6SXj30Tubd0/edit?usp=sharing" xlink:type="simple">https://docs.google.com/document/d/1U_VCZdmAIJS2Hx-nDcQGF_1NlumwduyW6SXj30Tubd0/edit?usp=sharing</text:a></text:p>
          </table:table-cell>
          <table:table-cell table:style-name="ce3" table:formula="of:=HYPERLINK(&quot;https://docs.google.com/document/d/1U_VCZdmAIJS2Hx-nDcQGF_1NlumwduyW6SXj30Tubd0/edit?usp=sharing&quot;;&quot;renting a photo booth near Culver City&quot;)" office:value-type="string" office:string-value="renting a photo booth near Culver City" calcext:value-type="string">
            <text:p>renting a photo booth near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renting a photo booth near Culver City pub</text:p>
          </table:table-cell>
          <table:table-cell/>
          <table:table-cell table:style-name="ce4" office:value-type="string" calcext:value-type="string">
            <text:p><text:a xlink:href="https://docs.google.com/document/d/1U_VCZdmAIJS2Hx-nDcQGF_1NlumwduyW6SXj30Tubd0/pub" xlink:type="simple">https://docs.google.com/document/d/1U_VCZdmAIJS2Hx-nDcQGF_1NlumwduyW6SXj30Tubd0/pub</text:a></text:p>
          </table:table-cell>
          <table:table-cell table:style-name="ce3" table:formula="of:=HYPERLINK(&quot;https://docs.google.com/document/d/1U_VCZdmAIJS2Hx-nDcQGF_1NlumwduyW6SXj30Tubd0/edit?usp=sharing&quot;;&quot;renting a photo booth near Culver City&quot;)" office:value-type="string" office:string-value="renting a photo booth near Culver City" calcext:value-type="string">
            <text:p>renting a photo booth near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renting a photo booth near Culver City view</text:p>
          </table:table-cell>
          <table:table-cell/>
          <table:table-cell table:style-name="ce4" office:value-type="string" calcext:value-type="string">
            <text:p><text:a xlink:href="https://docs.google.com/document/d/1U_VCZdmAIJS2Hx-nDcQGF_1NlumwduyW6SXj30Tubd0/view" xlink:type="simple">https://docs.google.com/document/d/1U_VCZdmAIJS2Hx-nDcQGF_1NlumwduyW6SXj30Tubd0/view</text:a></text:p>
          </table:table-cell>
          <table:table-cell table:style-name="ce3" table:formula="of:=HYPERLINK(&quot;https://docs.google.com/document/d/1U_VCZdmAIJS2Hx-nDcQGF_1NlumwduyW6SXj30Tubd0/edit?usp=sharing&quot;;&quot;renting a photo booth near Culver City&quot;)" office:value-type="string" office:string-value="renting a photo booth near Culver City" calcext:value-type="string">
            <text:p>renting a photo booth near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photo booth rental Culver City</text:p>
          </table:table-cell>
          <table:table-cell/>
          <table:table-cell table:style-name="ce4" office:value-type="string" calcext:value-type="string">
            <text:p><text:a xlink:href="https://docs.google.com/document/d/1Kla1TkLYvzP7G9RIJQRL8hm2sORpzWTDlnFTKL4BVik/edit?usp=sharing" xlink:type="simple">https://docs.google.com/document/d/1Kla1TkLYvzP7G9RIJQRL8hm2sORpzWTDlnFTKL4BVik/edit?usp=sharing</text:a></text:p>
          </table:table-cell>
          <table:table-cell table:style-name="ce3" table:formula="of:=HYPERLINK(&quot;https://docs.google.com/document/d/1Kla1TkLYvzP7G9RIJQRL8hm2sORpzWTDlnFTKL4BVik/edit?usp=sharing&quot;;&quot;photo booth rental Culver City&quot;)" office:value-type="string" office:string-value="photo booth rental Culver City" calcext:value-type="string">
            <text:p>photo booth rental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photo booth rental Culver City pub</text:p>
          </table:table-cell>
          <table:table-cell/>
          <table:table-cell table:style-name="ce4" office:value-type="string" calcext:value-type="string">
            <text:p><text:a xlink:href="https://docs.google.com/document/d/1Kla1TkLYvzP7G9RIJQRL8hm2sORpzWTDlnFTKL4BVik/pub" xlink:type="simple">https://docs.google.com/document/d/1Kla1TkLYvzP7G9RIJQRL8hm2sORpzWTDlnFTKL4BVik/pub</text:a></text:p>
          </table:table-cell>
          <table:table-cell table:style-name="ce3" table:formula="of:=HYPERLINK(&quot;https://docs.google.com/document/d/1Kla1TkLYvzP7G9RIJQRL8hm2sORpzWTDlnFTKL4BVik/edit?usp=sharing&quot;;&quot;photo booth rental Culver City&quot;)" office:value-type="string" office:string-value="photo booth rental Culver City" calcext:value-type="string">
            <text:p>photo booth rental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photo booth rental Culver City view</text:p>
          </table:table-cell>
          <table:table-cell/>
          <table:table-cell table:style-name="ce4" office:value-type="string" calcext:value-type="string">
            <text:p><text:a xlink:href="https://docs.google.com/document/d/1Kla1TkLYvzP7G9RIJQRL8hm2sORpzWTDlnFTKL4BVik/view" xlink:type="simple">https://docs.google.com/document/d/1Kla1TkLYvzP7G9RIJQRL8hm2sORpzWTDlnFTKL4BVik/view</text:a></text:p>
          </table:table-cell>
          <table:table-cell table:style-name="ce3" table:formula="of:=HYPERLINK(&quot;https://docs.google.com/document/d/1Kla1TkLYvzP7G9RIJQRL8hm2sORpzWTDlnFTKL4BVik/edit?usp=sharing&quot;;&quot;photo booth rental Culver City&quot;)" office:value-type="string" office:string-value="photo booth rental Culver City" calcext:value-type="string">
            <text:p>photo booth rental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VOGUE <text:s/>booth rental Culver City</text:p>
          </table:table-cell>
          <table:table-cell/>
          <table:table-cell table:style-name="ce4" office:value-type="string" calcext:value-type="string">
            <text:p><text:a xlink:href="https://sites.google.com/view/vogue-booth-rental-los-angeles/home" xlink:type="simple">https://sites.google.com/view/vogue-booth-rental-los-angeles/home</text:a></text:p>
          </table:table-cell>
          <table:table-cell table:style-name="ce3" table:formula="of:=HYPERLINK(&quot;https://sites.google.com/view/vogue-booth-rental-los-angeles/home&quot;;&quot;VOGUE  booth rental Culver City&quot;)" office:value-type="string" office:string-value="VOGUE  booth rental Culver City" calcext:value-type="string">
            <text:p>VOGUE <text:s/>booth rental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VOGUE <text:s/>booth rental Culver City</text:p>
          </table:table-cell>
          <table:table-cell/>
          <table:table-cell table:style-name="ce4" office:value-type="string" calcext:value-type="string">
            <text:p><text:a xlink:href="https://sites.google.com/view/brea-photo-booth-rental/home" xlink:type="simple">https://sites.google.com/view/brea-photo-booth-rental/home</text:a></text:p>
          </table:table-cell>
          <table:table-cell table:style-name="ce3" table:formula="of:=HYPERLINK(&quot;https://sites.google.com/view/brea-photo-booth-rental/home&quot;;&quot;VOGUE  booth rental Culver City&quot;)" office:value-type="string" office:string-value="VOGUE  booth rental Culver City" calcext:value-type="string">
            <text:p>VOGUE <text:s/>booth rental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VOGUE <text:s/>booth rental Culver City</text:p>
          </table:table-cell>
          <table:table-cell/>
          <table:table-cell table:style-name="ce4" office:value-type="string" calcext:value-type="string">
            <text:p><text:a xlink:href="https://sites.google.com/view/culvercityphotoboothrentals/home" xlink:type="simple">https://sites.google.com/view/culvercityphotoboothrentals/home</text:a></text:p>
          </table:table-cell>
          <table:table-cell table:style-name="ce3" table:formula="of:=HYPERLINK(&quot;https://sites.google.com/view/culvercityphotoboothrentals/home&quot;;&quot;VOGUE  booth rental Culver City&quot;)" office:value-type="string" office:string-value="VOGUE  booth rental Culver City" calcext:value-type="string">
            <text:p>VOGUE <text:s/>booth rental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VOGUE <text:s/>booth rental Culver City</text:p>
          </table:table-cell>
          <table:table-cell/>
          <table:table-cell table:style-name="ce4" office:value-type="string" calcext:value-type="string">
            <text:p><text:a xlink:href="https://sites.google.com/view/culvercityphotoboothrentals" xlink:type="simple">https://sites.google.com/view/culvercityphotoboothrentals</text:a></text:p>
          </table:table-cell>
          <table:table-cell table:style-name="ce3" table:formula="of:=HYPERLINK(&quot;https://sites.google.com/view/culvercityphotoboothrentals&quot;;&quot;VOGUE  booth rental Culver City&quot;)" office:value-type="string" office:string-value="VOGUE  booth rental Culver City" calcext:value-type="string">
            <text:p>VOGUE <text:s/>booth rental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VOGUE <text:s/>booth rental Culver City</text:p>
          </table:table-cell>
          <table:table-cell/>
          <table:table-cell table:style-name="ce4" office:value-type="string" calcext:value-type="string">
            <text:p><text:a xlink:href="https://sites.google.com/view/culvercityphotoboothrentals/culver-city-photo-booths" xlink:type="simple">https://sites.google.com/view/culvercityphotoboothrentals/culver-city-photo-booths</text:a></text:p>
          </table:table-cell>
          <table:table-cell table:style-name="ce3" table:formula="of:=HYPERLINK(&quot;https://sites.google.com/view/culvercityphotoboothrentals/culver-city-photo-booths&quot;;&quot;VOGUE  booth rental Culver City&quot;)" office:value-type="string" office:string-value="VOGUE  booth rental Culver City" calcext:value-type="string">
            <text:p>VOGUE <text:s/>booth rental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rental a photo booth Culver City</text:p>
          </table:table-cell>
          <table:table-cell/>
          <table:table-cell table:style-name="ce4" office:value-type="string" calcext:value-type="string">
            <text:p><text:a xlink:href="https://docs.google.com/document/d/1MBd11Y6mTL6_MtK9lqi2wtmxVwV7kMvJuyZvLa3-QT8/edit?usp=sharing" xlink:type="simple">https://docs.google.com/document/d/1MBd11Y6mTL6_MtK9lqi2wtmxVwV7kMvJuyZvLa3-QT8/edit?usp=sharing</text:a></text:p>
          </table:table-cell>
          <table:table-cell table:style-name="ce3" table:formula="of:=HYPERLINK(&quot;https://docs.google.com/document/d/1MBd11Y6mTL6_MtK9lqi2wtmxVwV7kMvJuyZvLa3-QT8/edit?usp=sharing&quot;;&quot;rental a photo booth Culver City&quot;)" office:value-type="string" office:string-value="rental a photo booth Culver City" calcext:value-type="string">
            <text:p>rental a photo booth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rental a photo booth Culver City pub</text:p>
          </table:table-cell>
          <table:table-cell/>
          <table:table-cell table:style-name="ce4" office:value-type="string" calcext:value-type="string">
            <text:p><text:a xlink:href="https://docs.google.com/document/d/1MBd11Y6mTL6_MtK9lqi2wtmxVwV7kMvJuyZvLa3-QT8/pub" xlink:type="simple">https://docs.google.com/document/d/1MBd11Y6mTL6_MtK9lqi2wtmxVwV7kMvJuyZvLa3-QT8/pub</text:a></text:p>
          </table:table-cell>
          <table:table-cell table:style-name="ce3" table:formula="of:=HYPERLINK(&quot;https://docs.google.com/document/d/1MBd11Y6mTL6_MtK9lqi2wtmxVwV7kMvJuyZvLa3-QT8/edit?usp=sharing&quot;;&quot;rental a photo booth Culver City&quot;)" office:value-type="string" office:string-value="rental a photo booth Culver City" calcext:value-type="string">
            <text:p>rental a photo booth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rental a photo booth Culver City view</text:p>
          </table:table-cell>
          <table:table-cell/>
          <table:table-cell table:style-name="ce4" office:value-type="string" calcext:value-type="string">
            <text:p><text:a xlink:href="https://docs.google.com/document/d/1MBd11Y6mTL6_MtK9lqi2wtmxVwV7kMvJuyZvLa3-QT8/view" xlink:type="simple">https://docs.google.com/document/d/1MBd11Y6mTL6_MtK9lqi2wtmxVwV7kMvJuyZvLa3-QT8/view</text:a></text:p>
          </table:table-cell>
          <table:table-cell table:style-name="ce3" table:formula="of:=HYPERLINK(&quot;https://docs.google.com/document/d/1MBd11Y6mTL6_MtK9lqi2wtmxVwV7kMvJuyZvLa3-QT8/edit?usp=sharing&quot;;&quot;rental a photo booth Culver City&quot;)" office:value-type="string" office:string-value="rental a photo booth Culver City" calcext:value-type="string">
            <text:p>rental a photo booth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photobooth rental Culver City</text:p>
          </table:table-cell>
          <table:table-cell/>
          <table:table-cell table:style-name="ce4" office:value-type="string" calcext:value-type="string">
            <text:p><text:a xlink:href="https://docs.google.com/document/d/1yM-0ICXnirsRmFHrpJgypy7xvHgB_CePnu1qcCR4XVw/edit?usp=sharing" xlink:type="simple">https://docs.google.com/document/d/1yM-0ICXnirsRmFHrpJgypy7xvHgB_CePnu1qcCR4XVw/edit?usp=sharing</text:a></text:p>
          </table:table-cell>
          <table:table-cell table:style-name="ce3" table:formula="of:=HYPERLINK(&quot;https://docs.google.com/document/d/1yM-0ICXnirsRmFHrpJgypy7xvHgB_CePnu1qcCR4XVw/edit?usp=sharing&quot;;&quot;photobooth rental Culver City&quot;)" office:value-type="string" office:string-value="photobooth rental Culver City" calcext:value-type="string">
            <text:p>photobooth rental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photobooth rental Culver City pub</text:p>
          </table:table-cell>
          <table:table-cell/>
          <table:table-cell table:style-name="ce4" office:value-type="string" calcext:value-type="string">
            <text:p><text:a xlink:href="https://docs.google.com/document/d/1yM-0ICXnirsRmFHrpJgypy7xvHgB_CePnu1qcCR4XVw/pub" xlink:type="simple">https://docs.google.com/document/d/1yM-0ICXnirsRmFHrpJgypy7xvHgB_CePnu1qcCR4XVw/pub</text:a></text:p>
          </table:table-cell>
          <table:table-cell table:style-name="ce3" table:formula="of:=HYPERLINK(&quot;https://docs.google.com/document/d/1yM-0ICXnirsRmFHrpJgypy7xvHgB_CePnu1qcCR4XVw/edit?usp=sharing&quot;;&quot;photobooth rental Culver City&quot;)" office:value-type="string" office:string-value="photobooth rental Culver City" calcext:value-type="string">
            <text:p>photobooth rental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photobooth rental Culver City view</text:p>
          </table:table-cell>
          <table:table-cell/>
          <table:table-cell table:style-name="ce4" office:value-type="string" calcext:value-type="string">
            <text:p><text:a xlink:href="https://docs.google.com/document/d/1yM-0ICXnirsRmFHrpJgypy7xvHgB_CePnu1qcCR4XVw/view" xlink:type="simple">https://docs.google.com/document/d/1yM-0ICXnirsRmFHrpJgypy7xvHgB_CePnu1qcCR4XVw/view</text:a></text:p>
          </table:table-cell>
          <table:table-cell table:style-name="ce3" table:formula="of:=HYPERLINK(&quot;https://docs.google.com/document/d/1yM-0ICXnirsRmFHrpJgypy7xvHgB_CePnu1qcCR4XVw/edit?usp=sharing&quot;;&quot;photobooth rental Culver City&quot;)" office:value-type="string" office:string-value="photobooth rental Culver City" calcext:value-type="string">
            <text:p>photobooth rental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photo booth for rent Culver City</text:p>
          </table:table-cell>
          <table:table-cell/>
          <table:table-cell table:style-name="ce4" office:value-type="string" calcext:value-type="string">
            <text:p><text:a xlink:href="https://docs.google.com/document/d/12Vd4kvkDuGIAH9-3Ve61LgYGUU8n2Zg1OrV-AlfkkfQ/edit?usp=sharing" xlink:type="simple">https://docs.google.com/document/d/12Vd4kvkDuGIAH9-3Ve61LgYGUU8n2Zg1OrV-AlfkkfQ/edit?usp=sharing</text:a></text:p>
          </table:table-cell>
          <table:table-cell table:style-name="ce3" table:formula="of:=HYPERLINK(&quot;https://docs.google.com/document/d/12Vd4kvkDuGIAH9-3Ve61LgYGUU8n2Zg1OrV-AlfkkfQ/edit?usp=sharing&quot;;&quot;photo booth for rent Culver City&quot;)" office:value-type="string" office:string-value="photo booth for rent Culver City" calcext:value-type="string">
            <text:p>photo booth for rent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photo booth for rent Culver City pub</text:p>
          </table:table-cell>
          <table:table-cell/>
          <table:table-cell table:style-name="ce4" office:value-type="string" calcext:value-type="string">
            <text:p><text:a xlink:href="https://docs.google.com/document/d/12Vd4kvkDuGIAH9-3Ve61LgYGUU8n2Zg1OrV-AlfkkfQ/pub" xlink:type="simple">https://docs.google.com/document/d/12Vd4kvkDuGIAH9-3Ve61LgYGUU8n2Zg1OrV-AlfkkfQ/pub</text:a></text:p>
          </table:table-cell>
          <table:table-cell table:style-name="ce3" table:formula="of:=HYPERLINK(&quot;https://docs.google.com/document/d/12Vd4kvkDuGIAH9-3Ve61LgYGUU8n2Zg1OrV-AlfkkfQ/edit?usp=sharing&quot;;&quot;photo booth for rent Culver City&quot;)" office:value-type="string" office:string-value="photo booth for rent Culver City" calcext:value-type="string">
            <text:p>photo booth for rent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photo booth for rent Culver City view</text:p>
          </table:table-cell>
          <table:table-cell/>
          <table:table-cell table:style-name="ce4" office:value-type="string" calcext:value-type="string">
            <text:p><text:a xlink:href="https://docs.google.com/document/d/12Vd4kvkDuGIAH9-3Ve61LgYGUU8n2Zg1OrV-AlfkkfQ/view" xlink:type="simple">https://docs.google.com/document/d/12Vd4kvkDuGIAH9-3Ve61LgYGUU8n2Zg1OrV-AlfkkfQ/view</text:a></text:p>
          </table:table-cell>
          <table:table-cell table:style-name="ce3" table:formula="of:=HYPERLINK(&quot;https://docs.google.com/document/d/12Vd4kvkDuGIAH9-3Ve61LgYGUU8n2Zg1OrV-AlfkkfQ/edit?usp=sharing&quot;;&quot;photo booth for rent Culver City&quot;)" office:value-type="string" office:string-value="photo booth for rent Culver City" calcext:value-type="string">
            <text:p>photo booth for rent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VOGUE <text:s/>booth rental Culver City</text:p>
          </table:table-cell>
          <table:table-cell/>
          <table:table-cell table:style-name="ce4" office:value-type="string" calcext:value-type="string">
            <text:p><text:a xlink:href="https://sites.google.com/view/vogue-booth-rental-los-angeles/home" xlink:type="simple">https://sites.google.com/view/vogue-booth-rental-los-angeles/home</text:a></text:p>
          </table:table-cell>
          <table:table-cell table:style-name="ce3" table:formula="of:=HYPERLINK(&quot;https://sites.google.com/view/vogue-booth-rental-los-angeles/home&quot;;&quot;VOGUE  booth rental Culver City&quot;)" office:value-type="string" office:string-value="VOGUE  booth rental Culver City" calcext:value-type="string">
            <text:p>VOGUE <text:s/>booth rental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VOGUE <text:s/>booth rental Culver City</text:p>
          </table:table-cell>
          <table:table-cell/>
          <table:table-cell table:style-name="ce4" office:value-type="string" calcext:value-type="string">
            <text:p><text:a xlink:href="https://sites.google.com/view/brea-photo-booth-rental/home" xlink:type="simple">https://sites.google.com/view/brea-photo-booth-rental/home</text:a></text:p>
          </table:table-cell>
          <table:table-cell table:style-name="ce3" table:formula="of:=HYPERLINK(&quot;https://sites.google.com/view/brea-photo-booth-rental/home&quot;;&quot;VOGUE  booth rental Culver City&quot;)" office:value-type="string" office:string-value="VOGUE  booth rental Culver City" calcext:value-type="string">
            <text:p>VOGUE <text:s/>booth rental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VOGUE <text:s/>booth rental Culver City</text:p>
          </table:table-cell>
          <table:table-cell/>
          <table:table-cell table:style-name="ce4" office:value-type="string" calcext:value-type="string">
            <text:p><text:a xlink:href="https://sites.google.com/view/culvercityphotoboothrentals/home" xlink:type="simple">https://sites.google.com/view/culvercityphotoboothrentals/home</text:a></text:p>
          </table:table-cell>
          <table:table-cell table:style-name="ce3" table:formula="of:=HYPERLINK(&quot;https://sites.google.com/view/culvercityphotoboothrentals/home&quot;;&quot;VOGUE  booth rental Culver City&quot;)" office:value-type="string" office:string-value="VOGUE  booth rental Culver City" calcext:value-type="string">
            <text:p>VOGUE <text:s/>booth rental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VOGUE <text:s/>booth rental Culver City</text:p>
          </table:table-cell>
          <table:table-cell/>
          <table:table-cell table:style-name="ce4" office:value-type="string" calcext:value-type="string">
            <text:p><text:a xlink:href="https://sites.google.com/view/culvercityphotoboothrentals" xlink:type="simple">https://sites.google.com/view/culvercityphotoboothrentals</text:a></text:p>
          </table:table-cell>
          <table:table-cell table:style-name="ce3" table:formula="of:=HYPERLINK(&quot;https://sites.google.com/view/culvercityphotoboothrentals&quot;;&quot;VOGUE  booth rental Culver City&quot;)" office:value-type="string" office:string-value="VOGUE  booth rental Culver City" calcext:value-type="string">
            <text:p>VOGUE <text:s/>booth rental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VOGUE <text:s/>booth rental Culver City</text:p>
          </table:table-cell>
          <table:table-cell/>
          <table:table-cell table:style-name="ce4" office:value-type="string" calcext:value-type="string">
            <text:p><text:a xlink:href="https://sites.google.com/view/culvercityphotoboothrentals/culver-city-photo-booths" xlink:type="simple">https://sites.google.com/view/culvercityphotoboothrentals/culver-city-photo-booths</text:a></text:p>
          </table:table-cell>
          <table:table-cell table:style-name="ce3" table:formula="of:=HYPERLINK(&quot;https://sites.google.com/view/culvercityphotoboothrentals/culver-city-photo-booths&quot;;&quot;VOGUE  booth rental Culver City&quot;)" office:value-type="string" office:string-value="VOGUE  booth rental Culver City" calcext:value-type="string">
            <text:p>VOGUE <text:s/>booth rental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renting a photo booth Culver City</text:p>
          </table:table-cell>
          <table:table-cell/>
          <table:table-cell table:style-name="ce4" office:value-type="string" calcext:value-type="string">
            <text:p><text:a xlink:href="https://docs.google.com/document/d/1OurIIGxKSc-au0uo3Y6FF_-8AgCUh3H_67BuktrIpC8/edit?usp=sharing" xlink:type="simple">https://docs.google.com/document/d/1OurIIGxKSc-au0uo3Y6FF_-8AgCUh3H_67BuktrIpC8/edit?usp=sharing</text:a></text:p>
          </table:table-cell>
          <table:table-cell table:style-name="ce3" table:formula="of:=HYPERLINK(&quot;https://docs.google.com/document/d/1OurIIGxKSc-au0uo3Y6FF_-8AgCUh3H_67BuktrIpC8/edit?usp=sharing&quot;;&quot;renting a photo booth Culver City&quot;)" office:value-type="string" office:string-value="renting a photo booth Culver City" calcext:value-type="string">
            <text:p>renting a photo booth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renting a photo booth Culver City pub</text:p>
          </table:table-cell>
          <table:table-cell/>
          <table:table-cell table:style-name="ce4" office:value-type="string" calcext:value-type="string">
            <text:p><text:a xlink:href="https://docs.google.com/document/d/1OurIIGxKSc-au0uo3Y6FF_-8AgCUh3H_67BuktrIpC8/pub" xlink:type="simple">https://docs.google.com/document/d/1OurIIGxKSc-au0uo3Y6FF_-8AgCUh3H_67BuktrIpC8/pub</text:a></text:p>
          </table:table-cell>
          <table:table-cell table:style-name="ce3" table:formula="of:=HYPERLINK(&quot;https://docs.google.com/document/d/1OurIIGxKSc-au0uo3Y6FF_-8AgCUh3H_67BuktrIpC8/edit?usp=sharing&quot;;&quot;renting a photo booth Culver City&quot;)" office:value-type="string" office:string-value="renting a photo booth Culver City" calcext:value-type="string">
            <text:p>renting a photo booth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renting a photo booth Culver City view</text:p>
          </table:table-cell>
          <table:table-cell/>
          <table:table-cell table:style-name="ce4" office:value-type="string" calcext:value-type="string">
            <text:p><text:a xlink:href="https://docs.google.com/document/d/1OurIIGxKSc-au0uo3Y6FF_-8AgCUh3H_67BuktrIpC8/view" xlink:type="simple">https://docs.google.com/document/d/1OurIIGxKSc-au0uo3Y6FF_-8AgCUh3H_67BuktrIpC8/view</text:a></text:p>
          </table:table-cell>
          <table:table-cell table:style-name="ce3" table:formula="of:=HYPERLINK(&quot;https://docs.google.com/document/d/1OurIIGxKSc-au0uo3Y6FF_-8AgCUh3H_67BuktrIpC8/edit?usp=sharing&quot;;&quot;renting a photo booth Culver City&quot;)" office:value-type="string" office:string-value="renting a photo booth Culver City" calcext:value-type="string">
            <text:p>renting a photo booth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photo booth rental Culver City</text:p>
          </table:table-cell>
          <table:table-cell/>
          <table:table-cell table:style-name="ce4" office:value-type="string" calcext:value-type="string">
            <text:p><text:a xlink:href="https://docs.google.com/document/d/1w_rV3W5eg-EMlIZSEjUCvbKQNzN-MHuzLuhl8OhTP5w/edit?usp=sharing" xlink:type="simple">https://docs.google.com/document/d/1w_rV3W5eg-EMlIZSEjUCvbKQNzN-MHuzLuhl8OhTP5w/edit?usp=sharing</text:a></text:p>
          </table:table-cell>
          <table:table-cell table:style-name="ce3" table:formula="of:=HYPERLINK(&quot;https://docs.google.com/document/d/1w_rV3W5eg-EMlIZSEjUCvbKQNzN-MHuzLuhl8OhTP5w/edit?usp=sharing&quot;;&quot;photo booth rental Culver City&quot;)" office:value-type="string" office:string-value="photo booth rental Culver City" calcext:value-type="string">
            <text:p>photo booth rental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photo booth rental Culver City pub</text:p>
          </table:table-cell>
          <table:table-cell/>
          <table:table-cell table:style-name="ce4" office:value-type="string" calcext:value-type="string">
            <text:p><text:a xlink:href="https://docs.google.com/document/d/1w_rV3W5eg-EMlIZSEjUCvbKQNzN-MHuzLuhl8OhTP5w/pub" xlink:type="simple">https://docs.google.com/document/d/1w_rV3W5eg-EMlIZSEjUCvbKQNzN-MHuzLuhl8OhTP5w/pub</text:a></text:p>
          </table:table-cell>
          <table:table-cell table:style-name="ce3" table:formula="of:=HYPERLINK(&quot;https://docs.google.com/document/d/1w_rV3W5eg-EMlIZSEjUCvbKQNzN-MHuzLuhl8OhTP5w/edit?usp=sharing&quot;;&quot;photo booth rental Culver City&quot;)" office:value-type="string" office:string-value="photo booth rental Culver City" calcext:value-type="string">
            <text:p>photo booth rental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photo booth rental Culver City view</text:p>
          </table:table-cell>
          <table:table-cell/>
          <table:table-cell table:style-name="ce4" office:value-type="string" calcext:value-type="string">
            <text:p><text:a xlink:href="https://docs.google.com/document/d/1w_rV3W5eg-EMlIZSEjUCvbKQNzN-MHuzLuhl8OhTP5w/view" xlink:type="simple">https://docs.google.com/document/d/1w_rV3W5eg-EMlIZSEjUCvbKQNzN-MHuzLuhl8OhTP5w/view</text:a></text:p>
          </table:table-cell>
          <table:table-cell table:style-name="ce3" table:formula="of:=HYPERLINK(&quot;https://docs.google.com/document/d/1w_rV3W5eg-EMlIZSEjUCvbKQNzN-MHuzLuhl8OhTP5w/edit?usp=sharing&quot;;&quot;photo booth rental Culver City&quot;)" office:value-type="string" office:string-value="photo booth rental Culver City" calcext:value-type="string">
            <text:p>photo booth rental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VOGUE <text:s/>booth rental Culver City</text:p>
          </table:table-cell>
          <table:table-cell/>
          <table:table-cell table:style-name="ce4" office:value-type="string" calcext:value-type="string">
            <text:p><text:a xlink:href="https://sites.google.com/view/vogue-booth-rental-los-angeles/home" xlink:type="simple">https://sites.google.com/view/vogue-booth-rental-los-angeles/home</text:a></text:p>
          </table:table-cell>
          <table:table-cell table:style-name="ce3" table:formula="of:=HYPERLINK(&quot;https://sites.google.com/view/vogue-booth-rental-los-angeles/home&quot;;&quot;VOGUE  booth rental Culver City&quot;)" office:value-type="string" office:string-value="VOGUE  booth rental Culver City" calcext:value-type="string">
            <text:p>VOGUE <text:s/>booth rental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VOGUE <text:s/>booth rental Culver City</text:p>
          </table:table-cell>
          <table:table-cell/>
          <table:table-cell table:style-name="ce4" office:value-type="string" calcext:value-type="string">
            <text:p><text:a xlink:href="https://sites.google.com/view/brea-photo-booth-rental/home" xlink:type="simple">https://sites.google.com/view/brea-photo-booth-rental/home</text:a></text:p>
          </table:table-cell>
          <table:table-cell table:style-name="ce3" table:formula="of:=HYPERLINK(&quot;https://sites.google.com/view/brea-photo-booth-rental/home&quot;;&quot;VOGUE  booth rental Culver City&quot;)" office:value-type="string" office:string-value="VOGUE  booth rental Culver City" calcext:value-type="string">
            <text:p>VOGUE <text:s/>booth rental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VOGUE <text:s/>booth rental Culver City</text:p>
          </table:table-cell>
          <table:table-cell/>
          <table:table-cell table:style-name="ce4" office:value-type="string" calcext:value-type="string">
            <text:p><text:a xlink:href="https://sites.google.com/view/culvercityphotoboothrentals/home" xlink:type="simple">https://sites.google.com/view/culvercityphotoboothrentals/home</text:a></text:p>
          </table:table-cell>
          <table:table-cell table:style-name="ce3" table:formula="of:=HYPERLINK(&quot;https://sites.google.com/view/culvercityphotoboothrentals/home&quot;;&quot;VOGUE  booth rental Culver City&quot;)" office:value-type="string" office:string-value="VOGUE  booth rental Culver City" calcext:value-type="string">
            <text:p>VOGUE <text:s/>booth rental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VOGUE <text:s/>booth rental Culver City</text:p>
          </table:table-cell>
          <table:table-cell/>
          <table:table-cell table:style-name="ce4" office:value-type="string" calcext:value-type="string">
            <text:p><text:a xlink:href="https://sites.google.com/view/culvercityphotoboothrentals" xlink:type="simple">https://sites.google.com/view/culvercityphotoboothrentals</text:a></text:p>
          </table:table-cell>
          <table:table-cell table:style-name="ce3" table:formula="of:=HYPERLINK(&quot;https://sites.google.com/view/culvercityphotoboothrentals&quot;;&quot;VOGUE  booth rental Culver City&quot;)" office:value-type="string" office:string-value="VOGUE  booth rental Culver City" calcext:value-type="string">
            <text:p>VOGUE <text:s/>booth rental Culver Ci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VOGUE <text:s/>booth rental Culver City</text:p>
          </table:table-cell>
          <table:table-cell/>
          <table:table-cell table:style-name="ce4" office:value-type="string" calcext:value-type="string">
            <text:p><text:a xlink:href="https://sites.google.com/view/culvercityphotoboothrentals/culver-city-photo-booths" xlink:type="simple">https://sites.google.com/view/culvercityphotoboothrentals/culver-city-photo-booths</text:a></text:p>
          </table:table-cell>
          <table:table-cell table:style-name="ce3" table:formula="of:=HYPERLINK(&quot;https://sites.google.com/view/culvercityphotoboothrentals/culver-city-photo-booths&quot;;&quot;VOGUE  booth rental Culver City&quot;)" office:value-type="string" office:string-value="VOGUE  booth rental Culver City" calcext:value-type="string">
            <text:p>VOGUE <text:s/>booth rental Culver City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spreadsheet</text:p>
          </table:table-cell>
          <table:table-cell table:style-name="ce3" table:formula="of:=HYPERLINK(&quot;https://docs.google.com/spreadsheets/d/1fdNqaXLrejqq-PLy5IWZnb3vtdJIpfgKAOoJZaTu8rU/edit?disco=AAABSaTO6TQ&quot;; image(&quot;https://api.qrserver.com/v1/create-qr-code/?size=150x150&amp;data=https://docs.google.com/spreadsheets/d/1fdNqaXLrejqq-PLy5IWZnb3vtdJIpfgKAOoJZaTu8rU/edit?disco=AAABSaTO6TQ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s/d/1fdNqaXLrejqq-PLy5IWZnb3vtdJIpfgKAOoJZaTu8rU/edit?disco=AAABSaTO6TQ" xlink:type="simple">https://docs.google.com/spreadsheets/d/1fdNqaXLrejqq-PLy5IWZnb3vtdJIpfgKAOoJZaTu8rU/edit?disco=AAABSaTO6TQ</text:a></text:p>
          </table:table-cell>
          <table:table-cell table:style-name="ce3" table:formula="of:=HYPERLINK(&quot;https://docs.google.com/spreadsheets/d/1fdNqaXLrejqq-PLy5IWZnb3vtdJIpfgKAOoJZaTu8rU/edit?disco=AAABSaTO6TQ&quot;; &quot;spreadsheet comment&quot;)" office:value-type="string" office:string-value="spreadsheet comment" calcext:value-type="string">
            <text:p>spreadshee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rawing</text:p>
          </table:table-cell>
          <table:table-cell table:style-name="ce3" table:formula="of:=HYPERLINK(&quot;https://docs.google.com/drawings/d/15D99Cu8kz6JZpdGu1FI7K50zgP_Hv1HAxifzh2MajYk/edit?disco=AAABL1Uojf8&quot;; image(&quot;https://api.qrserver.com/v1/create-qr-code/?size=150x150&amp;data=https://docs.google.com/drawings/d/15D99Cu8kz6JZpdGu1FI7K50zgP_Hv1HAxifzh2MajYk/edit?disco=AAABL1Uojf8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rawings/d/15D99Cu8kz6JZpdGu1FI7K50zgP_Hv1HAxifzh2MajYk/edit?disco=AAABL1Uojf8" xlink:type="simple">https://docs.google.com/drawings/d/15D99Cu8kz6JZpdGu1FI7K50zgP_Hv1HAxifzh2MajYk/edit?disco=AAABL1Uojf8</text:a></text:p>
          </table:table-cell>
          <table:table-cell table:style-name="ce3" table:formula="of:=HYPERLINK(&quot;https://docs.google.com/drawings/d/15D99Cu8kz6JZpdGu1FI7K50zgP_Hv1HAxifzh2MajYk/edit?disco=AAABL1Uojf8&quot;; &quot;drawing comment&quot;)" office:value-type="string" office:string-value="drawing comment" calcext:value-type="string">
            <text:p>drawing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w_rV3W5eg-EMlIZSEjUCvbKQNzN-MHuzLuhl8OhTP5w/edit?disco=AAABSdyDKQA&quot;; image(&quot;https://api.qrserver.com/v1/create-qr-code/?size=150x150&amp;data=https://docs.google.com/document/d/1w_rV3W5eg-EMlIZSEjUCvbKQNzN-MHuzLuhl8OhTP5w/edit?disco=AAABSdyDKQA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w_rV3W5eg-EMlIZSEjUCvbKQNzN-MHuzLuhl8OhTP5w/edit?disco=AAABSdyDKQA" xlink:type="simple">https://docs.google.com/document/d/1w_rV3W5eg-EMlIZSEjUCvbKQNzN-MHuzLuhl8OhTP5w/edit?disco=AAABSdyDKQA</text:a></text:p>
          </table:table-cell>
          <table:table-cell table:style-name="ce3" table:formula="of:=HYPERLINK(&quot;https://docs.google.com/document/d/1w_rV3W5eg-EMlIZSEjUCvbKQNzN-MHuzLuhl8OhTP5w/edit?disco=AAABSdyDKQA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OurIIGxKSc-au0uo3Y6FF_-8AgCUh3H_67BuktrIpC8/edit?disco=AAABSuKbS_g&quot;; image(&quot;https://api.qrserver.com/v1/create-qr-code/?size=150x150&amp;data=https://docs.google.com/document/d/1OurIIGxKSc-au0uo3Y6FF_-8AgCUh3H_67BuktrIpC8/edit?disco=AAABSuKbS_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OurIIGxKSc-au0uo3Y6FF_-8AgCUh3H_67BuktrIpC8/edit?disco=AAABSuKbS_g" xlink:type="simple">https://docs.google.com/document/d/1OurIIGxKSc-au0uo3Y6FF_-8AgCUh3H_67BuktrIpC8/edit?disco=AAABSuKbS_g</text:a></text:p>
          </table:table-cell>
          <table:table-cell table:style-name="ce3" table:formula="of:=HYPERLINK(&quot;https://docs.google.com/document/d/1OurIIGxKSc-au0uo3Y6FF_-8AgCUh3H_67BuktrIpC8/edit?disco=AAABSuKbS_g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2Vd4kvkDuGIAH9-3Ve61LgYGUU8n2Zg1OrV-AlfkkfQ/edit?disco=AAABScZQEf0&quot;; image(&quot;https://api.qrserver.com/v1/create-qr-code/?size=150x150&amp;data=https://docs.google.com/document/d/12Vd4kvkDuGIAH9-3Ve61LgYGUU8n2Zg1OrV-AlfkkfQ/edit?disco=AAABScZQEf0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2Vd4kvkDuGIAH9-3Ve61LgYGUU8n2Zg1OrV-AlfkkfQ/edit?disco=AAABScZQEf0" xlink:type="simple">https://docs.google.com/document/d/12Vd4kvkDuGIAH9-3Ve61LgYGUU8n2Zg1OrV-AlfkkfQ/edit?disco=AAABScZQEf0</text:a></text:p>
          </table:table-cell>
          <table:table-cell table:style-name="ce3" table:formula="of:=HYPERLINK(&quot;https://docs.google.com/document/d/12Vd4kvkDuGIAH9-3Ve61LgYGUU8n2Zg1OrV-AlfkkfQ/edit?disco=AAABScZQEf0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yM-0ICXnirsRmFHrpJgypy7xvHgB_CePnu1qcCR4XVw/edit?disco=AAABScU3hTI&quot;; image(&quot;https://api.qrserver.com/v1/create-qr-code/?size=150x150&amp;data=https://docs.google.com/document/d/1yM-0ICXnirsRmFHrpJgypy7xvHgB_CePnu1qcCR4XVw/edit?disco=AAABScU3hTI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yM-0ICXnirsRmFHrpJgypy7xvHgB_CePnu1qcCR4XVw/edit?disco=AAABScU3hTI" xlink:type="simple">https://docs.google.com/document/d/1yM-0ICXnirsRmFHrpJgypy7xvHgB_CePnu1qcCR4XVw/edit?disco=AAABScU3hTI</text:a></text:p>
          </table:table-cell>
          <table:table-cell table:style-name="ce3" table:formula="of:=HYPERLINK(&quot;https://docs.google.com/document/d/1yM-0ICXnirsRmFHrpJgypy7xvHgB_CePnu1qcCR4XVw/edit?disco=AAABScU3hTI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MBd11Y6mTL6_MtK9lqi2wtmxVwV7kMvJuyZvLa3-QT8/edit?disco=AAABScaCIJE&quot;; image(&quot;https://api.qrserver.com/v1/create-qr-code/?size=150x150&amp;data=https://docs.google.com/document/d/1MBd11Y6mTL6_MtK9lqi2wtmxVwV7kMvJuyZvLa3-QT8/edit?disco=AAABScaCIJE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MBd11Y6mTL6_MtK9lqi2wtmxVwV7kMvJuyZvLa3-QT8/edit?disco=AAABScaCIJE" xlink:type="simple">https://docs.google.com/document/d/1MBd11Y6mTL6_MtK9lqi2wtmxVwV7kMvJuyZvLa3-QT8/edit?disco=AAABScaCIJE</text:a></text:p>
          </table:table-cell>
          <table:table-cell table:style-name="ce3" table:formula="of:=HYPERLINK(&quot;https://docs.google.com/document/d/1MBd11Y6mTL6_MtK9lqi2wtmxVwV7kMvJuyZvLa3-QT8/edit?disco=AAABScaCIJE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Kla1TkLYvzP7G9RIJQRL8hm2sORpzWTDlnFTKL4BVik/edit?disco=AAABSbG29IU&quot;; image(&quot;https://api.qrserver.com/v1/create-qr-code/?size=150x150&amp;data=https://docs.google.com/document/d/1Kla1TkLYvzP7G9RIJQRL8hm2sORpzWTDlnFTKL4BVik/edit?disco=AAABSbG29IU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Kla1TkLYvzP7G9RIJQRL8hm2sORpzWTDlnFTKL4BVik/edit?disco=AAABSbG29IU" xlink:type="simple">https://docs.google.com/document/d/1Kla1TkLYvzP7G9RIJQRL8hm2sORpzWTDlnFTKL4BVik/edit?disco=AAABSbG29IU</text:a></text:p>
          </table:table-cell>
          <table:table-cell table:style-name="ce3" table:formula="of:=HYPERLINK(&quot;https://docs.google.com/document/d/1Kla1TkLYvzP7G9RIJQRL8hm2sORpzWTDlnFTKL4BVik/edit?disco=AAABSbG29IU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U_VCZdmAIJS2Hx-nDcQGF_1NlumwduyW6SXj30Tubd0/edit?disco=AAABSb8i-dg&quot;; image(&quot;https://api.qrserver.com/v1/create-qr-code/?size=150x150&amp;data=https://docs.google.com/document/d/1U_VCZdmAIJS2Hx-nDcQGF_1NlumwduyW6SXj30Tubd0/edit?disco=AAABSb8i-d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U_VCZdmAIJS2Hx-nDcQGF_1NlumwduyW6SXj30Tubd0/edit?disco=AAABSb8i-dg" xlink:type="simple">https://docs.google.com/document/d/1U_VCZdmAIJS2Hx-nDcQGF_1NlumwduyW6SXj30Tubd0/edit?disco=AAABSb8i-dg</text:a></text:p>
          </table:table-cell>
          <table:table-cell table:style-name="ce3" table:formula="of:=HYPERLINK(&quot;https://docs.google.com/document/d/1U_VCZdmAIJS2Hx-nDcQGF_1NlumwduyW6SXj30Tubd0/edit?disco=AAABSb8i-dg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IMw3wmqP-6oEkKv12ApssVXIm3gSnFM2MTOKjoMZUag/edit?disco=AAABSbemYe0&quot;; image(&quot;https://api.qrserver.com/v1/create-qr-code/?size=150x150&amp;data=https://docs.google.com/document/d/1IMw3wmqP-6oEkKv12ApssVXIm3gSnFM2MTOKjoMZUag/edit?disco=AAABSbemYe0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IMw3wmqP-6oEkKv12ApssVXIm3gSnFM2MTOKjoMZUag/edit?disco=AAABSbemYe0" xlink:type="simple">https://docs.google.com/document/d/1IMw3wmqP-6oEkKv12ApssVXIm3gSnFM2MTOKjoMZUag/edit?disco=AAABSbemYe0</text:a></text:p>
          </table:table-cell>
          <table:table-cell table:style-name="ce3" table:formula="of:=HYPERLINK(&quot;https://docs.google.com/document/d/1IMw3wmqP-6oEkKv12ApssVXIm3gSnFM2MTOKjoMZUag/edit?disco=AAABSbemYe0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kMH6fxLAWxV4QNx5xo3DZHagPFhh9cr7m5Z8a5C5VU8/edit?disco=AAABL1US9wI&quot;; image(&quot;https://api.qrserver.com/v1/create-qr-code/?size=150x150&amp;data=https://docs.google.com/document/d/1kMH6fxLAWxV4QNx5xo3DZHagPFhh9cr7m5Z8a5C5VU8/edit?disco=AAABL1US9wI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kMH6fxLAWxV4QNx5xo3DZHagPFhh9cr7m5Z8a5C5VU8/edit?disco=AAABL1US9wI" xlink:type="simple">https://docs.google.com/document/d/1kMH6fxLAWxV4QNx5xo3DZHagPFhh9cr7m5Z8a5C5VU8/edit?disco=AAABL1US9wI</text:a></text:p>
          </table:table-cell>
          <table:table-cell table:style-name="ce3" table:formula="of:=HYPERLINK(&quot;https://docs.google.com/document/d/1kMH6fxLAWxV4QNx5xo3DZHagPFhh9cr7m5Z8a5C5VU8/edit?disco=AAABL1US9wI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hqX7lSzgEMkDjSe8aZjlRB-YA-n3ANYGUCgSf-Si8Cs/edit?disco=AAABSmeCISQ&quot;; image(&quot;https://api.qrserver.com/v1/create-qr-code/?size=150x150&amp;data=https://docs.google.com/document/d/1hqX7lSzgEMkDjSe8aZjlRB-YA-n3ANYGUCgSf-Si8Cs/edit?disco=AAABSmeCISQ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hqX7lSzgEMkDjSe8aZjlRB-YA-n3ANYGUCgSf-Si8Cs/edit?disco=AAABSmeCISQ" xlink:type="simple">https://docs.google.com/document/d/1hqX7lSzgEMkDjSe8aZjlRB-YA-n3ANYGUCgSf-Si8Cs/edit?disco=AAABSmeCISQ</text:a></text:p>
          </table:table-cell>
          <table:table-cell table:style-name="ce3" table:formula="of:=HYPERLINK(&quot;https://docs.google.com/document/d/1hqX7lSzgEMkDjSe8aZjlRB-YA-n3ANYGUCgSf-Si8Cs/edit?disco=AAABSmeCISQ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CGx_RcvReuQv2bwu6VLEC5lrlg3mmx84dUMmGCPfJ7U/edit?disco=AAABSdNFBek&quot;; image(&quot;https://api.qrserver.com/v1/create-qr-code/?size=150x150&amp;data=https://docs.google.com/document/d/1CGx_RcvReuQv2bwu6VLEC5lrlg3mmx84dUMmGCPfJ7U/edit?disco=AAABSdNFBek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CGx_RcvReuQv2bwu6VLEC5lrlg3mmx84dUMmGCPfJ7U/edit?disco=AAABSdNFBek" xlink:type="simple">https://docs.google.com/document/d/1CGx_RcvReuQv2bwu6VLEC5lrlg3mmx84dUMmGCPfJ7U/edit?disco=AAABSdNFBek</text:a></text:p>
          </table:table-cell>
          <table:table-cell table:style-name="ce3" table:formula="of:=HYPERLINK(&quot;https://docs.google.com/document/d/1CGx_RcvReuQv2bwu6VLEC5lrlg3mmx84dUMmGCPfJ7U/edit?disco=AAABSdNFBek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xta4Yron3I_jllEDNGKgKYQ26EL1B5W8FK-iNCiRzE8/edit?disco=AAABSeG7gUk&quot;; image(&quot;https://api.qrserver.com/v1/create-qr-code/?size=150x150&amp;data=https://docs.google.com/document/d/1xta4Yron3I_jllEDNGKgKYQ26EL1B5W8FK-iNCiRzE8/edit?disco=AAABSeG7gUk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xta4Yron3I_jllEDNGKgKYQ26EL1B5W8FK-iNCiRzE8/edit?disco=AAABSeG7gUk" xlink:type="simple">https://docs.google.com/document/d/1xta4Yron3I_jllEDNGKgKYQ26EL1B5W8FK-iNCiRzE8/edit?disco=AAABSeG7gUk</text:a></text:p>
          </table:table-cell>
          <table:table-cell table:style-name="ce3" table:formula="of:=HYPERLINK(&quot;https://docs.google.com/document/d/1xta4Yron3I_jllEDNGKgKYQ26EL1B5W8FK-iNCiRzE8/edit?disco=AAABSeG7gUk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XN9CEj_HBjmaHFJSXYUiN3LKk1QKCrSnxkMPF4DA0Bg/edit?disco=AAABL01CSYA&quot;; image(&quot;https://api.qrserver.com/v1/create-qr-code/?size=150x150&amp;data=https://docs.google.com/document/d/1XN9CEj_HBjmaHFJSXYUiN3LKk1QKCrSnxkMPF4DA0Bg/edit?disco=AAABL01CSYA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XN9CEj_HBjmaHFJSXYUiN3LKk1QKCrSnxkMPF4DA0Bg/edit?disco=AAABL01CSYA" xlink:type="simple">https://docs.google.com/document/d/1XN9CEj_HBjmaHFJSXYUiN3LKk1QKCrSnxkMPF4DA0Bg/edit?disco=AAABL01CSYA</text:a></text:p>
          </table:table-cell>
          <table:table-cell table:style-name="ce3" table:formula="of:=HYPERLINK(&quot;https://docs.google.com/document/d/1XN9CEj_HBjmaHFJSXYUiN3LKk1QKCrSnxkMPF4DA0Bg/edit?disco=AAABL01CSYA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EXxLJaCUNIS3SoOu6xeHIxhNnq0-eP-MNtqq3ii3Ygc/edit?disco=AAABSbI62SI&quot;; image(&quot;https://api.qrserver.com/v1/create-qr-code/?size=150x150&amp;data=https://docs.google.com/document/d/1EXxLJaCUNIS3SoOu6xeHIxhNnq0-eP-MNtqq3ii3Ygc/edit?disco=AAABSbI62SI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EXxLJaCUNIS3SoOu6xeHIxhNnq0-eP-MNtqq3ii3Ygc/edit?disco=AAABSbI62SI" xlink:type="simple">https://docs.google.com/document/d/1EXxLJaCUNIS3SoOu6xeHIxhNnq0-eP-MNtqq3ii3Ygc/edit?disco=AAABSbI62SI</text:a></text:p>
          </table:table-cell>
          <table:table-cell table:style-name="ce3" table:formula="of:=HYPERLINK(&quot;https://docs.google.com/document/d/1EXxLJaCUNIS3SoOu6xeHIxhNnq0-eP-MNtqq3ii3Ygc/edit?disco=AAABSbI62SI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ksdNulBp5q3wO581AstuaE1i9RAXCoeqQjrun27K7mY/edit?disco=AAABSb3vrdY&quot;; image(&quot;https://api.qrserver.com/v1/create-qr-code/?size=150x150&amp;data=https://docs.google.com/document/d/1ksdNulBp5q3wO581AstuaE1i9RAXCoeqQjrun27K7mY/edit?disco=AAABSb3vrdY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ksdNulBp5q3wO581AstuaE1i9RAXCoeqQjrun27K7mY/edit?disco=AAABSb3vrdY" xlink:type="simple">https://docs.google.com/document/d/1ksdNulBp5q3wO581AstuaE1i9RAXCoeqQjrun27K7mY/edit?disco=AAABSb3vrdY</text:a></text:p>
          </table:table-cell>
          <table:table-cell table:style-name="ce3" table:formula="of:=HYPERLINK(&quot;https://docs.google.com/document/d/1ksdNulBp5q3wO581AstuaE1i9RAXCoeqQjrun27K7mY/edit?disco=AAABSb3vrdY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IMyj16fTib7PDRNRMT4FqUQOWAlHCzlTwmYZRA0_73A/edit?disco=AAABSdB01Zw&quot;; image(&quot;https://api.qrserver.com/v1/create-qr-code/?size=150x150&amp;data=https://docs.google.com/document/d/1IMyj16fTib7PDRNRMT4FqUQOWAlHCzlTwmYZRA0_73A/edit?disco=AAABSdB01Zw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IMyj16fTib7PDRNRMT4FqUQOWAlHCzlTwmYZRA0_73A/edit?disco=AAABSdB01Zw" xlink:type="simple">https://docs.google.com/document/d/1IMyj16fTib7PDRNRMT4FqUQOWAlHCzlTwmYZRA0_73A/edit?disco=AAABSdB01Zw</text:a></text:p>
          </table:table-cell>
          <table:table-cell table:style-name="ce3" table:formula="of:=HYPERLINK(&quot;https://docs.google.com/document/d/1IMyj16fTib7PDRNRMT4FqUQOWAlHCzlTwmYZRA0_73A/edit?disco=AAABSdB01Zw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rPf_9Lzbwe7_0grCPpX7h_Zv8nOjT7qjlzArdALgUMM/edit?disco=AAABSbD3lf8&quot;; image(&quot;https://api.qrserver.com/v1/create-qr-code/?size=150x150&amp;data=https://docs.google.com/document/d/1rPf_9Lzbwe7_0grCPpX7h_Zv8nOjT7qjlzArdALgUMM/edit?disco=AAABSbD3lf8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rPf_9Lzbwe7_0grCPpX7h_Zv8nOjT7qjlzArdALgUMM/edit?disco=AAABSbD3lf8" xlink:type="simple">https://docs.google.com/document/d/1rPf_9Lzbwe7_0grCPpX7h_Zv8nOjT7qjlzArdALgUMM/edit?disco=AAABSbD3lf8</text:a></text:p>
          </table:table-cell>
          <table:table-cell table:style-name="ce3" table:formula="of:=HYPERLINK(&quot;https://docs.google.com/document/d/1rPf_9Lzbwe7_0grCPpX7h_Zv8nOjT7qjlzArdALgUMM/edit?disco=AAABSbD3lf8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vilLkUPS8f0XX-MIwk7zH1CihOkR4xry7JrX26SghVU/edit?disco=AAABSbkS9P8&quot;; image(&quot;https://api.qrserver.com/v1/create-qr-code/?size=150x150&amp;data=https://docs.google.com/document/d/1vilLkUPS8f0XX-MIwk7zH1CihOkR4xry7JrX26SghVU/edit?disco=AAABSbkS9P8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vilLkUPS8f0XX-MIwk7zH1CihOkR4xry7JrX26SghVU/edit?disco=AAABSbkS9P8" xlink:type="simple">https://docs.google.com/document/d/1vilLkUPS8f0XX-MIwk7zH1CihOkR4xry7JrX26SghVU/edit?disco=AAABSbkS9P8</text:a></text:p>
          </table:table-cell>
          <table:table-cell table:style-name="ce3" table:formula="of:=HYPERLINK(&quot;https://docs.google.com/document/d/1vilLkUPS8f0XX-MIwk7zH1CihOkR4xry7JrX26SghVU/edit?disco=AAABSbkS9P8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jJnlL7sbAu5_E9Jf9bCu7OlaAbACyH0X9TsaQc1gPgA/edit?disco=AAABSa2rgXM&quot;; image(&quot;https://api.qrserver.com/v1/create-qr-code/?size=150x150&amp;data=https://docs.google.com/document/d/1jJnlL7sbAu5_E9Jf9bCu7OlaAbACyH0X9TsaQc1gPgA/edit?disco=AAABSa2rgXM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jJnlL7sbAu5_E9Jf9bCu7OlaAbACyH0X9TsaQc1gPgA/edit?disco=AAABSa2rgXM" xlink:type="simple">https://docs.google.com/document/d/1jJnlL7sbAu5_E9Jf9bCu7OlaAbACyH0X9TsaQc1gPgA/edit?disco=AAABSa2rgXM</text:a></text:p>
          </table:table-cell>
          <table:table-cell table:style-name="ce3" table:formula="of:=HYPERLINK(&quot;https://docs.google.com/document/d/1jJnlL7sbAu5_E9Jf9bCu7OlaAbACyH0X9TsaQc1gPgA/edit?disco=AAABSa2rgXM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w2Zwwy_Lt24sb2CZONvmxORGguk8FT8qaf-N-DdohmY/edit?disco=AAABSugv_M4&quot;; image(&quot;https://api.qrserver.com/v1/create-qr-code/?size=150x150&amp;data=https://docs.google.com/document/d/1w2Zwwy_Lt24sb2CZONvmxORGguk8FT8qaf-N-DdohmY/edit?disco=AAABSugv_M4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w2Zwwy_Lt24sb2CZONvmxORGguk8FT8qaf-N-DdohmY/edit?disco=AAABSugv_M4" xlink:type="simple">https://docs.google.com/document/d/1w2Zwwy_Lt24sb2CZONvmxORGguk8FT8qaf-N-DdohmY/edit?disco=AAABSugv_M4</text:a></text:p>
          </table:table-cell>
          <table:table-cell table:style-name="ce3" table:formula="of:=HYPERLINK(&quot;https://docs.google.com/document/d/1w2Zwwy_Lt24sb2CZONvmxORGguk8FT8qaf-N-DdohmY/edit?disco=AAABSugv_M4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document</text:p>
          </table:table-cell>
          <table:table-cell table:style-name="ce3" table:formula="of:=HYPERLINK(&quot;https://docs.google.com/document/d/1ThJeHYvmex4jWE-_yqwyMm6CbKuhrskFjIljugpez5w/edit?disco=AAABSuYlvCM&quot;; image(&quot;https://api.qrserver.com/v1/create-qr-code/?size=150x150&amp;data=https://docs.google.com/document/d/1ThJeHYvmex4jWE-_yqwyMm6CbKuhrskFjIljugpez5w/edit?disco=AAABSuYlvCM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ThJeHYvmex4jWE-_yqwyMm6CbKuhrskFjIljugpez5w/edit?disco=AAABSuYlvCM" xlink:type="simple">https://docs.google.com/document/d/1ThJeHYvmex4jWE-_yqwyMm6CbKuhrskFjIljugpez5w/edit?disco=AAABSuYlvCM</text:a></text:p>
          </table:table-cell>
          <table:table-cell table:style-name="ce3" table:formula="of:=HYPERLINK(&quot;https://docs.google.com/document/d/1ThJeHYvmex4jWE-_yqwyMm6CbKuhrskFjIljugpez5w/edit?disco=AAABSuYlvCM&quot;; &quot;document comment&quot;)" office:value-type="string" office:string-value="document comment" calcext:value-type="string">
            <text:p>document com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omment</text:p>
          </table:table-cell>
          <table:table-cell table:style-name="ce2" office:value-type="string" calcext:value-type="string">
            <text:p>presentation</text:p>
          </table:table-cell>
          <table:table-cell table:style-name="ce3" table:formula="of:=HYPERLINK(&quot;https://docs.google.com/presentation/d/1-75rZh8k62XAxrtQ5HZwgGz_qb0ijLN202d-qQeixvw/edit?disco=AAABSuaGnGY&quot;; image(&quot;https://api.qrserver.com/v1/create-qr-code/?size=150x150&amp;data=https://docs.google.com/presentation/d/1-75rZh8k62XAxrtQ5HZwgGz_qb0ijLN202d-qQeixvw/edit?disco=AAABSuaGnGY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presentation/d/1-75rZh8k62XAxrtQ5HZwgGz_qb0ijLN202d-qQeixvw/edit?disco=AAABSuaGnGY" xlink:type="simple">https://docs.google.com/presentation/d/1-75rZh8k62XAxrtQ5HZwgGz_qb0ijLN202d-qQeixvw/edit?disco=AAABSuaGnGY</text:a></text:p>
          </table:table-cell>
          <table:table-cell table:style-name="ce3" table:formula="of:=HYPERLINK(&quot;https://docs.google.com/presentation/d/1-75rZh8k62XAxrtQ5HZwgGz_qb0ijLN202d-qQeixvw/edit?disco=AAABSuaGnGY&quot;; &quot;presentation comment&quot;)" office:value-type="string" office:string-value="presentation comment" calcext:value-type="string">
            <text:p>presentation comment</text:p>
          </table:table-cell>
          <table:table-cell table:number-columns-repeated="1019"/>
        </table:table-row>
        <table:table-row table:style-name="ro4" table:number-rows-repeated="104840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OGUE_20__20_booth_20_rental_20_Culver_20_City" style:display-name="PageStyle_VOGUE  booth rental Culver Cit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56" meta:object-count="0"/>
    <meta:generator>LibreOfficeDev/6.0.5.2$Linux_X86_64 LibreOffice_project/</meta:generator>
  </office:meta>
</office:document-meta>
</file>